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49">T</text:span><text:span text:style-name="_35_21">h</text:span><text:span text:style-name="_37_49">e</text:span><text:span text:style-name="_31_"> </text:span><text:span text:style-name="_34_97">M</text:span><text:span text:style-name="_38_85">c</text:span><text:span text:style-name="_31_01">W</text:span><text:span text:style-name="_33_89">i</text:span><text:span text:style-name="_38_33">l</text:span><text:span text:style-name="_31_05">l</text:span><text:span text:style-name="_34_53">i</text:span><text:span text:style-name="_38_69">a</text:span><text:span text:style-name="_31_97">m</text:span><text:span text:style-name="_33_93">s</text:span><text:span text:style-name="_36_89">e</text:span><text:span text:style-name="_32_61">s</text:span><text:span text:style-name="_33_01"> </text:span><text:span text:style-name="_38_85">A</text:span><text:span text:style-name="_31_49">n</text:span><text:span text:style-name="_35_81">d</text:span><text:span text:style-name="_36_01"> </text:span><text:span text:style-name="_32_37">T</text:span><text:span text:style-name="_35_85">h</text:span><text:span text:style-name="_37_65">e</text:span><text:span text:style-name="_31_"> </text:span><text:span text:style-name="_33_77">B</text:span><text:span text:style-name="_37_01">u</text:span><text:span text:style-name="_31_77">r</text:span><text:span text:style-name="_35_37">g</text:span><text:span text:style-name="_38_33">l</text:span><text:span text:style-name="_38_9">a</text:span><text:span text:style-name="_33_81">r</text:span><text:span text:style-name="_36_01"> </text:span><text:span text:style-name="_32_33">A</text:span><text:span text:style-name="_35_69">l</text:span><text:span text:style-name="_38_01">a</text:span><text:span text:style-name="_31_01">r</text:span><text:span text:style-name="_34_49">m</text:span></text:p>
      <text:p text:style-name="P1"><text:span text:style-name="_32_13">b</text:span><text:span text:style-name="_35_37">y</text:span><text:span text:style-name="_36_01"> </text:span><text:span text:style-name="_32_25">M</text:span><text:span text:style-name="_34_17">a</text:span><text:span text:style-name="_37_77">r</text:span><text:span text:style-name="_32_01">k</text:span><text:span text:style-name="_33_01"> </text:span><text:span text:style-name="_38_37">T</text:span><text:span text:style-name="_32_93">w</text:span><text:span text:style-name="_35_33">a</text:span><text:span text:style-name="_38_37">i</text:span><text:span text:style-name="_32_57">n</text:span></text:p>
      <text:p text:style-name="P1"><text:span text:style-name="_32_97">T</text:span><text:span text:style-name="_34_37">h</text:span><text:span text:style-name="_38_69">e</text:span><text:span text:style-name="_31_"> </text:span><text:span text:style-name="_35_21">c</text:span><text:span text:style-name="_37_17">o</text:span><text:span text:style-name="_31_37">n</text:span><text:span text:style-name="_35_33">v</text:span><text:span text:style-name="_37_05">e</text:span><text:span text:style-name="_31_13">r</text:span><text:span text:style-name="_35_57">s</text:span><text:span text:style-name="_36_93">a</text:span><text:span text:style-name="_38_9">t</text:span><text:span text:style-name="_35_69">i</text:span><text:span text:style-name="_36_77">o</text:span><text:span text:style-name="_32_73">n</text:span><text:span text:style-name="_33_01"> </text:span><text:span text:style-name="_36_81">d</text:span><text:span text:style-name="_31_61">r</text:span><text:span text:style-name="_35_25">i</text:span><text:span text:style-name="_37_97">f</text:span><text:span text:style-name="_31_97">t</text:span><text:span text:style-name="_35_57">e</text:span><text:span text:style-name="_37_65">d</text:span><text:span text:style-name="_31_"> </text:span><text:span text:style-name="_34_53">s</text:span><text:span text:style-name="_38_97">m</text:span><text:span text:style-name="_32_25">o</text:span><text:span text:style-name="_34_17">o</text:span><text:span text:style-name="_37_53">t</text:span><text:span text:style-name="_37_7">h</text:span><text:span text:style-name="_35_57">l</text:span><text:span text:style-name="_37_05">y</text:span><text:span text:style-name="_31_"> </text:span><text:span text:style-name="_34_41">a</text:span><text:span text:style-name="_38_13">n</text:span><text:span text:style-name="_32_33">d</text:span><text:span text:style-name="_33_01"> </text:span><text:span text:style-name="_36_93">p</text:span><text:span text:style-name="_38_9">l</text:span><text:span text:style-name="_35_93">e</text:span><text:span text:style-name="_38_37">a</text:span><text:span text:style-name="_39_3">s</text:span><text:span text:style-name="_35_37">a</text:span><text:span text:style-name="_38_69">n</text:span><text:span text:style-name="_32_09">t</text:span><text:span text:style-name="_35_09">l</text:span><text:span text:style-name="_36_93">y</text:span><text:span text:style-name="_31_"> </text:span><text:span text:style-name="_35_21">a</text:span><text:span text:style-name="_37_13">l</text:span><text:span text:style-name="_38_9">o</text:span><text:span text:style-name="_35_97">n</text:span><text:span text:style-name="_37_65">g</text:span><text:span text:style-name="_31_"> </text:span><text:span text:style-name="_35_69">f</text:span><text:span text:style-name="_38_13">r</text:span><text:span text:style-name="_31_65">o</text:span><text:span text:style-name="_34_97">m</text:span><text:span text:style-name="_36_01"> </text:span><text:span text:style-name="_31_13">w</text:span><text:span text:style-name="_33_81">e</text:span><text:span text:style-name="_36_89">a</text:span><text:span text:style-name="_32_73">t</text:span><text:span text:style-name="_34_65">h</text:span><text:span text:style-name="_38_93">e</text:span><text:span text:style-name="_32_09">r</text:span><text:span text:style-name="_33_01"> </text:span><text:span text:style-name="_38_97">t</text:span><text:span text:style-name="_39_3">o</text:span><text:span text:style-name="_33_01"> </text:span><text:span text:style-name="_38_93">c</text:span><text:span text:style-name="_32_81">r</text:span><text:span text:style-name="_33_93">o</text:span><text:span text:style-name="_37_17">p</text:span><text:span text:style-name="_32_37">s</text:span><text:span text:style-name="_35_61">,</text:span><text:span text:style-name="_36_01"> </text:span><text:span text:style-name="_31_53">f</text:span><text:span text:style-name="_34_49">r</text:span><text:span text:style-name="_37_37">o</text:span><text:span text:style-name="_31_61">m</text:span><text:span text:style-name="_33_01"> </text:span><text:span text:style-name="_38_61">c</text:span><text:span text:style-name="_32_73">r</text:span><text:span text:style-name="_34_65">o</text:span><text:span text:style-name="_37_97">p</text:span><text:span text:style-name="_32_73">s</text:span><text:span text:style-name="_33_01"> </text:span><text:span text:style-name="_38_61">t</text:span><text:span text:style-name="_39_3">o</text:span><text:span text:style-name="_33_01"> </text:span><text:span text:style-name="_38_61">l</text:span><text:span text:style-name="_31_01">i</text:span><text:span text:style-name="_35_09">t</text:span><text:span text:style-name="_38_25">e</text:span><text:span text:style-name="_31_17">r</text:span><text:span text:style-name="_33_93">a</text:span><text:span text:style-name="_37_61">t</text:span><text:span text:style-name="_31_13">u</text:span><text:span text:style-name="_34_73">r</text:span><text:span text:style-name="_38_09">e</text:span><text:span text:style-name="_32_37">,</text:span><text:span text:style-name="_33_01"> </text:span><text:span text:style-name="_38_61">f</text:span><text:span text:style-name="_31_97">r</text:span><text:span text:style-name="_35_33">o</text:span><text:span text:style-name="_37_53">m</text:span><text:span text:style-name="_31_"> </text:span><text:span text:style-name="_35_61">l</text:span><text:span text:style-name="_36_89">i</text:span><text:span text:style-name="_32_21">t</text:span><text:span text:style-name="_35_93">e</text:span><text:span text:style-name="_37_73">r</text:span><text:span text:style-name="_38_1">a</text:span><text:span text:style-name="_34_97">t</text:span><text:span text:style-name="_37_37">u</text:span><text:span text:style-name="_32_21">r</text:span><text:span text:style-name="_34_49">e</text:span><text:span text:style-name="_36_01"> </text:span><text:span text:style-name="_31_05">t</text:span><text:span text:style-name="_33_93">o</text:span><text:span text:style-name="_36_01"> </text:span><text:span text:style-name="_31_61">s</text:span><text:span text:style-name="_35_25">c</text:span><text:span text:style-name="_36_89">a</text:span><text:span text:style-name="_32_01">n</text:span><text:span text:style-name="_35_25">d</text:span><text:span text:style-name="_37_01">a</text:span><text:span text:style-name="_32_09">l</text:span><text:span text:style-name="_35_37">,</text:span><text:span text:style-name="_36_01"> </text:span><text:span text:style-name="_31_73">f</text:span><text:span text:style-name="_35_01">r</text:span><text:span text:style-name="_38_21">o</text:span><text:span text:style-name="_32_57">m</text:span><text:span text:style-name="_33_01"> </text:span><text:span text:style-name="_38_85">s</text:span><text:span text:style-name="_32_01">c</text:span><text:span text:style-name="_34_01">a</text:span><text:span text:style-name="_38_21">n</text:span><text:span text:style-name="_32_61">d</text:span><text:span text:style-name="_35_37">a</text:span><text:span text:style-name="_37_73">l</text:span><text:span text:style-name="_31_"> </text:span><text:span text:style-name="_33_89">t</text:span><text:span text:style-name="_38_57">o</text:span><text:span text:style-name="_31_"> </text:span><text:span text:style-name="_35_93">r</text:span><text:span text:style-name="_37_77">e</text:span><text:span text:style-name="_32_81">l</text:span><text:span text:style-name="_34_37">i</text:span><text:span text:style-name="_38_09">g</text:span><text:span text:style-name="_31_97">i</text:span><text:span text:style-name="_35_01">o</text:span><text:span text:style-name="_37_01">n</text:span><text:span text:style-name="_31_77">;</text:span><text:span text:style-name="_33_01"> </text:span><text:span text:style-name="_38_01">t</text:span><text:span text:style-name="_32_33">h</text:span><text:span text:style-name="_35_09">e</text:span><text:span text:style-name="_36_93">n</text:span><text:span text:style-name="_31_"> </text:span><text:span text:style-name="_34_17">t</text:span><text:span text:style-name="_38_21">o</text:span><text:span text:style-name="_31_53">o</text:span><text:span text:style-name="_35_01">k</text:span><text:span text:style-name="_36_01"> </text:span><text:span text:style-name="_32_01">a</text:span><text:span text:style-name="_33_01"> </text:span><text:span text:style-name="_37_61">r</text:span><text:span text:style-name="_32_69">a</text:span><text:span text:style-name="_34_37">n</text:span><text:span text:style-name="_38_61">d</text:span><text:span text:style-name="_32_61">o</text:span><text:span text:style-name="_33_77">m</text:span><text:span text:style-name="_36_01"> </text:span><text:span text:style-name="_31_41">j</text:span><text:span text:style-name="_33_93">u</text:span><text:span text:style-name="_38_57">m</text:span><text:span text:style-name="_31_73">p</text:span><text:span text:style-name="_35_57">,</text:span><text:span text:style-name="_36_01"> </text:span><text:span text:style-name="_31_05">a</text:span><text:span text:style-name="_34_77">n</text:span><text:span text:style-name="_38_93">d</text:span><text:span text:style-name="_31_"> </text:span><text:span text:style-name="_34_41">l</text:span><text:span text:style-name="_37_37">a</text:span><text:span text:style-name="_31_77">n</text:span><text:span text:style-name="_35_37">d</text:span><text:span text:style-name="_36_81">e</text:span><text:span text:style-name="_32_69">d</text:span><text:span text:style-name="_33_01"> </text:span><text:span text:style-name="_38_21">o</text:span><text:span text:style-name="_38_1">n</text:span><text:span text:style-name="_33_01"> </text:span><text:span text:style-name="_38_73">t</text:span><text:span text:style-name="_31_77">h</text:span><text:span text:style-name="_35_37">e</text:span><text:span text:style-name="_36_01"> </text:span><text:span text:style-name="_31_61">s</text:span><text:span text:style-name="_35_21">u</text:span><text:span text:style-name="_38_01">b</text:span><text:span text:style-name="_31_61">j</text:span><text:span text:style-name="_34_41">e</text:span><text:span text:style-name="_38_93">c</text:span><text:span text:style-name="_37_7">t</text:span><text:span text:style-name="_33_01"> </text:span><text:span text:style-name="_37_73">o</text:span><text:span text:style-name="_32_85">f</text:span><text:span text:style-name="_33_01"> </text:span><text:span text:style-name="_38_13">b</text:span><text:span text:style-name="_32_21">u</text:span><text:span text:style-name="_35_37">r</text:span><text:span text:style-name="_38_25">g</text:span><text:span text:style-name="_32_93">l</text:span><text:span text:style-name="_34_73">a</text:span><text:span text:style-name="_38_85">r</text:span><text:span text:style-name="_31_"> </text:span><text:span text:style-name="_35_85">a</text:span><text:span text:style-name="_37_49">l</text:span><text:span text:style-name="_31_01">a</text:span><text:span text:style-name="_35_13">r</text:span><text:span text:style-name="_38_25">m</text:span><text:span text:style-name="_31_77">s</text:span><text:span text:style-name="_35_85">.</text:span><text:span text:style-name="_36_01"> </text:span><text:span text:style-name="_31_05">A</text:span><text:span text:style-name="_35_09">n</text:span><text:span text:style-name="_37_65">d</text:span><text:span text:style-name="_31_"> </text:span><text:span text:style-name="_34_41">n</text:span><text:span text:style-name="_37_17">o</text:span><text:span text:style-name="_32_81">w</text:span><text:span text:style-name="_33_01"> </text:span><text:span text:style-name="_37_01">f</text:span><text:span text:style-name="_32_37">o</text:span><text:span text:style-name="_34_01">r</text:span><text:span text:style-name="_36_01"> </text:span><text:span text:style-name="_31_41">t</text:span><text:span text:style-name="_35_21">h</text:span><text:span text:style-name="_37_49">e</text:span><text:span text:style-name="_31_"> </text:span><text:span text:style-name="_35_97">f</text:span><text:span text:style-name="_37_53">i</text:span><text:span text:style-name="_31_61">r</text:span><text:span text:style-name="_35_73">s</text:span><text:span text:style-name="_38_01">t</text:span><text:span text:style-name="_31_"> </text:span><text:span text:style-name="_35_13">t</text:span><text:span text:style-name="_38_09">i</text:span><text:span text:style-name="_32_69">m</text:span><text:span text:style-name="_34_01">e</text:span><text:span text:style-name="_36_01"> </text:span><text:span text:style-name="_32_93">M</text:span><text:span text:style-name="_35_09">r</text:span><text:span text:style-name="_37_97">.</text:span><text:span text:style-name="_31_"> </text:span><text:span text:style-name="_35_33">M</text:span><text:span text:style-name="_38_37">c</text:span><text:span text:style-name="_32_13">W</text:span><text:span text:style-name="_34_49">i</text:span><text:span text:style-name="_38_09">l</text:span><text:span text:style-name="_32_09">l</text:span><text:span text:style-name="_34_61">i</text:span><text:span text:style-name="_38_61">a</text:span><text:span text:style-name="_32_13">m</text:span><text:span text:style-name="_35_33">s</text:span><text:span text:style-name="_36_01"> </text:span><text:span text:style-name="_32_93">s</text:span><text:span text:style-name="_35_69">h</text:span><text:span text:style-name="_38_37">o</text:span><text:span text:style-name="_31_17">w</text:span><text:span text:style-name="_35_01">e</text:span><text:span text:style-name="_38_13">d</text:span><text:span text:style-name="_31_"> </text:span><text:span text:style-name="_34_41">f</text:span><text:span text:style-name="_37_73">e</text:span><text:span text:style-name="_31_97">e</text:span><text:span text:style-name="_34_37">l</text:span><text:span text:style-name="_37_73">i</text:span><text:span text:style-name="_32_61">n</text:span><text:span text:style-name="_34_97">g</text:span><text:span text:style-name="_38_37">.</text:span><text:span text:style-name="_31_"> </text:span><text:span text:style-name="_35_85">W</text:span><text:span text:style-name="_38_81">h</text:span><text:span text:style-name="_32_57">e</text:span><text:span text:style-name="_35_81">n</text:span><text:span text:style-name="_37_53">e</text:span><text:span text:style-name="_32_25">v</text:span><text:span text:style-name="_33_81">e</text:span><text:span text:style-name="_37_41">r</text:span><text:span text:style-name="_31_"> </text:span><text:span text:style-name="_33_93">I</text:span><text:span text:style-name="_36_01"> </text:span><text:span text:style-name="_32_37">p</text:span><text:span text:style-name="_35_13">e</text:span><text:span text:style-name="_37_05">r</text:span><text:span text:style-name="_32_93">c</text:span><text:span text:style-name="_35_93">e</text:span><text:span text:style-name="_37_61">i</text:span><text:span text:style-name="_31_73">v</text:span><text:span text:style-name="_33_81">e</text:span><text:span text:style-name="_36_01"> </text:span><text:span text:style-name="_37_7">t</text:span><text:span text:style-name="_33_81">h</text:span><text:span text:style-name="_37_53">i</text:span><text:span text:style-name="_31_01">s</text:span><text:span text:style-name="_33_01"> </text:span><text:span text:style-name="_37_65">s</text:span><text:span text:style-name="_32_69">i</text:span><text:span text:style-name="_34_37">g</text:span><text:span text:style-name="_37_53">n</text:span><text:span text:style-name="_31_"> </text:span><text:span text:style-name="_34_61">o</text:span><text:span text:style-name="_38_37">n</text:span><text:span text:style-name="_31_"> </text:span><text:span text:style-name="_35_69">t</text:span><text:span text:style-name="_37_13">h</text:span><text:span text:style-name="_32_81">i</text:span><text:span text:style-name="_35_09">s</text:span><text:span text:style-name="_36_01"> </text:span><text:span text:style-name="_32_01">m</text:span><text:span text:style-name="_34_61">a</text:span><text:span text:style-name="_38_33">n</text:span><text:span text:style-name="_31_53">'</text:span><text:span text:style-name="_34_97">s</text:span><text:span text:style-name="_36_01"> </text:span><text:span text:style-name="_32_93">d</text:span><text:span text:style-name="_35_21">i</text:span><text:span text:style-name="_37_73">a</text:span><text:span text:style-name="_31_37">l</text:span><text:span text:style-name="_34_13">,</text:span><text:span text:style-name="_36_01"> </text:span><text:span text:style-name="_32_73">I</text:span><text:span text:style-name="_33_01"> </text:span><text:span text:style-name="_38_73">c</text:span><text:span text:style-name="_31_13">o</text:span><text:span text:style-name="_35_85">m</text:span><text:span text:style-name="_37_37">p</text:span><text:span text:style-name="_31_05">r</text:span><text:span text:style-name="_35_37">e</text:span><text:span text:style-name="_38_97">h</text:span><text:span text:style-name="_37_7">e</text:span><text:span text:style-name="_35_33">n</text:span><text:span text:style-name="_38_33">d</text:span><text:span text:style-name="_31_"> </text:span><text:span text:style-name="_33_77">i</text:span><text:span text:style-name="_38_85">t</text:span><text:span text:style-name="_32_97">,</text:span><text:span text:style-name="_33_01"> </text:span><text:span text:style-name="_38_81">a</text:span><text:span text:style-name="_32_33">n</text:span><text:span text:style-name="_35_09">d</text:span><text:span text:style-name="_36_01"> </text:span><text:span text:style-name="_31_37">l</text:span><text:span text:style-name="_35_21">a</text:span><text:span text:style-name="_37_65">p</text:span><text:span text:style-name="_32_81">s</text:span><text:span text:style-name="_35_21">e</text:span><text:span text:style-name="_36_01"> </text:span><text:span text:style-name="_32_69">i</text:span><text:span text:style-name="_35_13">n</text:span><text:span text:style-name="_37_41">t</text:span><text:span text:style-name="_32_85">o</text:span><text:span text:style-name="_33_01"> </text:span><text:span text:style-name="_38_01">s</text:span><text:span text:style-name="_32_93">i</text:span><text:span text:style-name="_34_65">l</text:span><text:span text:style-name="_38_81">e</text:span><text:span text:style-name="_32_69">n</text:span><text:span text:style-name="_34_53">c</text:span><text:span text:style-name="_36_89">e</text:span><text:span text:style-name="_32_85">,</text:span><text:span text:style-name="_33_01"> </text:span><text:span text:style-name="_37_61">a</text:span><text:span text:style-name="_32_97">n</text:span><text:span text:style-name="_34_01">d</text:span><text:span text:style-name="_36_01"> </text:span><text:span text:style-name="_32_13">g</text:span><text:span text:style-name="_33_77">i</text:span><text:span text:style-name="_36_93">v</text:span><text:span text:style-name="_31_37">e</text:span><text:span text:style-name="_33_01"> </text:span><text:span text:style-name="_37_73">h</text:span><text:span text:style-name="_32_37">i</text:span><text:span text:style-name="_35_25">m</text:span><text:span text:style-name="_36_01"> </text:span><text:span text:style-name="_32_21">o</text:span><text:span text:style-name="_34_49">p</text:span><text:span text:style-name="_37_61">p</text:span><text:span text:style-name="_32_97">o</text:span><text:span text:style-name="_35_93">r</text:span><text:span text:style-name="_38_93">t</text:span><text:span text:style-name="_31_01">u</text:span><text:span text:style-name="_34_37">n</text:span><text:span text:style-name="_36_89">i</text:span><text:span text:style-name="_32_73">t</text:span><text:span text:style-name="_35_81">y</text:span><text:span text:style-name="_36_01"> </text:span><text:span text:style-name="_32_09">t</text:span><text:span text:style-name="_34_49">o</text:span><text:span text:style-name="_36_01"> </text:span><text:span text:style-name="_31_97">u</text:span><text:span text:style-name="_34_61">n</text:span><text:span text:style-name="_38_61">l</text:span><text:span text:style-name="_31_73">o</text:span><text:span text:style-name="_34_73">a</text:span><text:span text:style-name="_37_73">d</text:span><text:span text:style-name="_31_"> </text:span><text:span text:style-name="_35_97">h</text:span><text:span text:style-name="_37_77">i</text:span><text:span text:style-name="_38_1">s</text:span><text:span text:style-name="_33_01"> </text:span><text:span text:style-name="_38_69">h</text:span><text:span text:style-name="_31_49">e</text:span><text:span text:style-name="_35_85">a</text:span><text:span text:style-name="_37_73">r</text:span><text:span text:style-name="_31_77">t</text:span><text:span text:style-name="_35_85">.</text:span><text:span text:style-name="_36_01"> </text:span><text:span text:style-name="_31_17">S</text:span><text:span text:style-name="_34_77">a</text:span><text:span text:style-name="_38_69">i</text:span><text:span text:style-name="_31_49">d</text:span><text:span text:style-name="_33_01"> </text:span><text:span text:style-name="_36_93">h</text:span><text:span text:style-name="_31_13">e</text:span><text:span text:style-name="_35_97">,</text:span><text:span text:style-name="_36_01"> </text:span><text:span text:style-name="_32_21">w</text:span><text:span text:style-name="_35_85">i</text:span><text:span text:style-name="_38_33">t</text:span><text:span text:style-name="_32_81">h</text:span><text:span text:style-name="_33_01"> </text:span><text:span text:style-name="_37_05">b</text:span><text:span text:style-name="_37_7">u</text:span><text:span text:style-name="_34_61">t</text:span><text:span text:style-name="_36_01"> </text:span><text:span text:style-name="_32_37">i</text:span><text:span text:style-name="_35_37">l</text:span><text:span text:style-name="_36_89">l</text:span><text:span text:style-name="_38_93">-</text:span><text:span text:style-name="_32_37">c</text:span><text:span text:style-name="_35_85">o</text:span><text:span text:style-name="_36_77">n</text:span><text:span text:style-name="_32_85">t</text:span><text:span text:style-name="_35_25">r</text:span><text:span text:style-name="_38_57">o</text:span><text:span text:style-name="_31_41">l</text:span><text:span text:style-name="_34_17">l</text:span><text:span text:style-name="_37_73">e</text:span><text:span text:style-name="_39_3">d</text:span><text:span text:style-name="_33_01"> </text:span><text:span text:style-name="_38_97">e</text:span><text:span text:style-name="_31_61">m</text:span><text:span text:style-name="_34_17">o</text:span><text:span text:style-name="_37_77">t</text:span><text:span text:style-name="_32_81">i</text:span><text:span text:style-name="_35_73">o</text:span><text:span text:style-name="_37_97">n</text:span><text:span text:style-name="_32_09">:</text:span></text:p>
      <text:p text:style-name="P1"><text:span text:style-name="_38_1">"</text:span><text:span text:style-name="_35_81">I</text:span><text:span text:style-name="_36_01"> </text:span><text:span text:style-name="_32_61">d</text:span><text:span text:style-name="_35_25">o</text:span><text:span text:style-name="_36_01"> </text:span><text:span text:style-name="_32_61">n</text:span><text:span text:style-name="_34_17">o</text:span><text:span text:style-name="_37_41">t</text:span><text:span text:style-name="_31_"> </text:span><text:span text:style-name="_35_61">g</text:span><text:span text:style-name="_38_61">o</text:span><text:span text:style-name="_31_"> </text:span><text:span text:style-name="_35_97">o</text:span><text:span text:style-name="_37_73">n</text:span><text:span text:style-name="_31_01">e</text:span><text:span text:style-name="_33_01"> </text:span><text:span text:style-name="_37_65">s</text:span><text:span text:style-name="_31_01">i</text:span><text:span text:style-name="_33_93">n</text:span><text:span text:style-name="_37_77">g</text:span><text:span text:style-name="_32_13">l</text:span><text:span text:style-name="_35_25">e</text:span><text:span text:style-name="_36_01"> </text:span><text:span text:style-name="_31_61">c</text:span><text:span text:style-name="_33_77">e</text:span><text:span text:style-name="_38_81">n</text:span><text:span text:style-name="_31_01">t</text:span><text:span text:style-name="_33_01"> </text:span><text:span text:style-name="_37_13">o</text:span><text:span text:style-name="_32_97">n</text:span><text:span text:style-name="_33_01"> </text:span><text:span text:style-name="_38_97">b</text:span><text:span text:style-name="_39_3">u</text:span><text:span text:style-name="_34_49">r</text:span><text:span text:style-name="_38_01">g</text:span><text:span text:style-name="_31_61">l</text:span><text:span text:style-name="_34_97">a</text:span><text:span text:style-name="_37_37">r</text:span><text:span text:style-name="_31_"> </text:span><text:span text:style-name="_35_69">a</text:span><text:span text:style-name="_38_09">l</text:span><text:span text:style-name="_31_49">a</text:span><text:span text:style-name="_35_69">r</text:span><text:span text:style-name="_36_89">m</text:span><text:span text:style-name="_31_41">s</text:span><text:span text:style-name="_35_81">,</text:span><text:span text:style-name="_36_01"> </text:span><text:span text:style-name="_32_93">M</text:span><text:span text:style-name="_35_85">r</text:span><text:span text:style-name="_36_81">.</text:span><text:span text:style-name="_31_"> </text:span><text:span text:style-name="_35_57">T</text:span><text:span text:style-name="_38_57">w</text:span><text:span text:style-name="_38_9">a</text:span><text:span text:style-name="_35_57">i</text:span><text:span text:style-name="_37_05">n--</text:span><text:span text:style-name="_31_61">n</text:span><text:span text:style-name="_35_21">o</text:span><text:span text:style-name="_38_13">t</text:span><text:span text:style-name="_31_"> </text:span><text:span text:style-name="_34_61">a</text:span><text:span text:style-name="_36_01"> </text:span><text:span text:style-name="_31_53">s</text:span><text:span text:style-name="_35_61">i</text:span><text:span text:style-name="_38_13">n</text:span><text:span text:style-name="_31_61">g</text:span><text:span text:style-name="_34_13">l</text:span><text:span text:style-name="_38_37">e</text:span><text:span text:style-name="_31_"> </text:span><text:span text:style-name="_35_85">c</text:span><text:span text:style-name="_36_81">e</text:span><text:span text:style-name="_31_61">n</text:span><text:span text:style-name="_35_13">t</text:span><text:span text:style-name="_34_77">--</text:span><text:span text:style-name="_32_61">a</text:span><text:span text:style-name="_35_25">n</text:span><text:span text:style-name="_37_05">d</text:span><text:span text:style-name="_31_"> </text:span><text:span text:style-name="_35_97">I</text:span><text:span text:style-name="_36_01"> </text:span><text:span text:style-name="_31_41">w</text:span><text:span text:style-name="_35_01">i</text:span><text:span text:style-name="_37_77">l</text:span><text:span text:style-name="_38_1">l</text:span><text:span text:style-name="_33_01"> </text:span><text:span text:style-name="_36_93">t</text:span><text:span text:style-name="_31_77">e</text:span><text:span text:style-name="_35_97">l</text:span><text:span text:style-name="_38_33">l</text:span><text:span text:style-name="_31_"> </text:span><text:span text:style-name="_35_73">y</text:span><text:span text:style-name="_38_81">o</text:span><text:span text:style-name="_31_73">u</text:span><text:span text:style-name="_33_01"> </text:span><text:span text:style-name="_37_53">w</text:span><text:span text:style-name="_38_9">h</text:span><text:span text:style-name="_35_85">y</text:span><text:span text:style-name="_36_89">.</text:span><text:span text:style-name="_31_"> </text:span><text:span text:style-name="_33_81">W</text:span><text:span text:style-name="_38_01">h</text:span><text:span text:style-name="_31_37">e</text:span><text:span text:style-name="_34_61">n</text:span><text:span text:style-name="_36_01"> </text:span><text:span text:style-name="_32_13">w</text:span><text:span text:style-name="_33_77">e</text:span><text:span text:style-name="_36_01"> </text:span><text:span text:style-name="_32_09">w</text:span><text:span text:style-name="_33_77">e</text:span><text:span text:style-name="_37_49">r</text:span><text:span text:style-name="_31_37">e</text:span><text:span text:style-name="_33_01"> </text:span><text:span text:style-name="_38_09">f</text:span><text:span text:style-name="_32_81">i</text:span><text:span text:style-name="_34_53">n</text:span><text:span text:style-name="_38_37">i</text:span><text:span text:style-name="_31_73">s</text:span><text:span text:style-name="_33_77">h</text:span><text:span text:style-name="_38_33">i</text:span><text:span text:style-name="_31_05">n</text:span><text:span text:style-name="_35_09">g</text:span><text:span text:style-name="_36_01"> </text:span><text:span text:style-name="_31_13">o</text:span><text:span text:style-name="_34_01">u</text:span><text:span text:style-name="_37_73">r</text:span><text:span text:style-name="_31_"> </text:span><text:span text:style-name="_35_25">h</text:span><text:span text:style-name="_38_13">o</text:span><text:span text:style-name="_31_49">u</text:span><text:span text:style-name="_35_37">s</text:span><text:span text:style-name="_37_01">e</text:span><text:span text:style-name="_31_65">,</text:span><text:span text:style-name="_33_01"> </text:span><text:span text:style-name="_37_37">w</text:span><text:span text:style-name="_31_13">e</text:span><text:span text:style-name="_33_01"> </text:span><text:span text:style-name="_37_17">f</text:span><text:span text:style-name="_31_53">o</text:span><text:span text:style-name="_34_37">u</text:span><text:span text:style-name="_37_61">n</text:span><text:span text:style-name="_32_37">d</text:span><text:span text:style-name="_33_01"> </text:span><text:span text:style-name="_38_01">w</text:span><text:span text:style-name="_31_41">e</text:span><text:span text:style-name="_33_01"> </text:span><text:span text:style-name="_37_53">h</text:span><text:span text:style-name="_31_65">a</text:span><text:span text:style-name="_35_33">d</text:span><text:span text:style-name="_36_01"> </text:span><text:span text:style-name="_38_9">a</text:span><text:span text:style-name="_33_01"> </text:span><text:span text:style-name="_38_57">l</text:span><text:span text:style-name="_32_69">i</text:span><text:span text:style-name="_35_13">t</text:span><text:span text:style-name="_37_53">t</text:span><text:span text:style-name="_31_77">l</text:span><text:span text:style-name="_35_57">e</text:span><text:span text:style-name="_36_01"> </text:span><text:span text:style-name="_32_93">c</text:span><text:span text:style-name="_34_01">a</text:span><text:span text:style-name="_38_61">s</text:span><text:span text:style-name="_31_13">h</text:span><text:span text:style-name="_33_01"> </text:span><text:span text:style-name="_38_57">l</text:span><text:span text:style-name="_31_13">e</text:span><text:span text:style-name="_35_93">f</text:span><text:span text:style-name="_36_77">t</text:span><text:span text:style-name="_31_"> </text:span><text:span text:style-name="_34_53">o</text:span><text:span text:style-name="_38_21">v</text:span><text:span text:style-name="_32_57">e</text:span><text:span text:style-name="_34_73">r</text:span><text:span text:style-name="_36_89">,</text:span><text:span text:style-name="_31_"> </text:span><text:span text:style-name="_35_57">o</text:span><text:span text:style-name="_36_77">n</text:span><text:span text:style-name="_31_"> </text:span><text:span text:style-name="_34_37">a</text:span><text:span text:style-name="_38_61">c</text:span><text:span text:style-name="_37_7">c</text:span><text:span text:style-name="_35_57">o</text:span><text:span text:style-name="_37_49">u</text:span><text:span text:style-name="_31_65">n</text:span><text:span text:style-name="_34_65">t</text:span><text:span text:style-name="_36_01"> </text:span><text:span text:style-name="_31_65">o</text:span><text:span text:style-name="_35_33">f</text:span><text:span text:style-name="_36_01"> </text:span><text:span text:style-name="_31_65">t</text:span><text:span text:style-name="_35_69">h</text:span><text:span text:style-name="_37_41">e</text:span><text:span text:style-name="_31_"> </text:span><text:span text:style-name="_34_77">p</text:span><text:span text:style-name="_38_25">l</text:span><text:span text:style-name="_32_85">u</text:span><text:span text:style-name="_34_77">m</text:span><text:span text:style-name="_38_33">b</text:span><text:span text:style-name="_32_81">e</text:span><text:span text:style-name="_34_49">r</text:span><text:span text:style-name="_36_01"> </text:span><text:span text:style-name="_32_73">n</text:span><text:span text:style-name="_34_01">o</text:span><text:span text:style-name="_37_49">t</text:span><text:span text:style-name="_31_"> </text:span><text:span text:style-name="_35_97">k</text:span><text:span text:style-name="_37_53">n</text:span><text:span text:style-name="_31_77">o</text:span><text:span text:style-name="_34_49">w</text:span><text:span text:style-name="_37_97">i</text:span><text:span text:style-name="_32_33">n</text:span><text:span text:style-name="_34_37">g</text:span><text:span text:style-name="_36_01"> </text:span><text:span text:style-name="_31_05">i</text:span><text:span text:style-name="_35_93">t</text:span><text:span text:style-name="_38_97">.</text:span><text:span text:style-name="_31_"> </text:span><text:span text:style-name="_35_73">I</text:span><text:span text:style-name="_36_01"> </text:span><text:span text:style-name="_32_73">w</text:span><text:span text:style-name="_34_49">a</text:span><text:span text:style-name="_37_01">s</text:span><text:span text:style-name="_31_"> </text:span><text:span text:style-name="_34_05">f</text:span><text:span text:style-name="_37_77">o</text:span><text:span text:style-name="_37_7">r</text:span><text:span text:style-name="_33_01"> </text:span><text:span text:style-name="_37_77">e</text:span><text:span text:style-name="_31_01">n</text:span><text:span text:style-name="_34_73">l</text:span><text:span text:style-name="_37_65">i</text:span><text:span text:style-name="_32_33">g</text:span><text:span text:style-name="_34_41">h</text:span><text:span text:style-name="_36_89">t</text:span><text:span text:style-name="_31_53">e</text:span><text:span text:style-name="_35_13">n</text:span><text:span text:style-name="_37_65">i</text:span><text:span text:style-name="_31_49">n</text:span><text:span text:style-name="_34_05">g</text:span><text:span text:style-name="_36_01"> </text:span><text:span text:style-name="_31_13">t</text:span><text:span text:style-name="_35_33">h</text:span><text:span text:style-name="_37_05">e</text:span><text:span text:style-name="_31_"> </text:span><text:span text:style-name="_35_13">h</text:span><text:span text:style-name="_37_17">e</text:span><text:span text:style-name="_32_21">a</text:span><text:span text:style-name="_35_69">t</text:span><text:span text:style-name="_37_53">h</text:span><text:span text:style-name="_31_17">e</text:span><text:span text:style-name="_35_85">n</text:span><text:span text:style-name="_36_01"> </text:span><text:span text:style-name="_38_1">w</text:span><text:span text:style-name="_34_73">i</text:span><text:span text:style-name="_38_33">t</text:span><text:span text:style-name="_39_3">h</text:span><text:span text:style-name="_33_01"> </text:span><text:span text:style-name="_38_93">i</text:span><text:span text:style-name="_31_61">t</text:span><text:span text:style-name="_35_69">,</text:span><text:span text:style-name="_36_01"> </text:span><text:span text:style-name="_32_69">f</text:span><text:span text:style-name="_33_93">o</text:span><text:span text:style-name="_37_37">r</text:span><text:span text:style-name="_31_"> </text:span><text:span text:style-name="_35_13">I</text:span><text:span text:style-name="_36_01"> </text:span><text:span text:style-name="_32_25">w</text:span><text:span text:style-name="_35_61">a</text:span><text:span text:style-name="_36_77">s</text:span><text:span text:style-name="_31_"> </text:span><text:span text:style-name="_34_61">a</text:span><text:span text:style-name="_37_73">l</text:span><text:span text:style-name="_39_3">w</text:span><text:span text:style-name="_34_41">a</text:span><text:span text:style-name="_38_57">y</text:span><text:span text:style-name="_31_41">s</text:span><text:span text:style-name="_33_01"> </text:span><text:span text:style-name="_38_09">u</text:span><text:span text:style-name="_31_49">n</text:span><text:span text:style-name="_34_37">a</text:span><text:span text:style-name="_36_93">c</text:span><text:span text:style-name="_31_73">c</text:span><text:span text:style-name="_35_33">o</text:span><text:span text:style-name="_36_93">u</text:span><text:span text:style-name="_32_25">n</text:span><text:span text:style-name="_34_05">t</text:span><text:span text:style-name="_37_61">a</text:span><text:span text:style-name="_32_73">b</text:span><text:span text:style-name="_34_41">l</text:span><text:span text:style-name="_38_97">y</text:span><text:span text:style-name="_31_"> </text:span><text:span text:style-name="_35_01">d</text:span><text:span text:style-name="_36_89">o</text:span><text:span text:style-name="_31_05">w</text:span><text:span text:style-name="_35_37">n</text:span><text:span text:style-name="_36_01"> </text:span><text:span text:style-name="_39_3">o</text:span><text:span text:style-name="_35_13">n</text:span><text:span text:style-name="_36_01"> </text:span><text:span text:style-name="_37_7">t</text:span><text:span text:style-name="_33_89">h</text:span><text:span text:style-name="_38_13">e</text:span><text:span text:style-name="_31_"> </text:span><text:span text:style-name="_35_01">h</text:span><text:span text:style-name="_38_25">e</text:span><text:span text:style-name="_31_17">a</text:span><text:span text:style-name="_35_97">t</text:span><text:span text:style-name="_38_85">h</text:span><text:span text:style-name="_31_77">e</text:span><text:span text:style-name="_35_69">n</text:span><text:span text:style-name="_36_01"> </text:span><text:span text:style-name="_32_01">s</text:span><text:span text:style-name="_34_65">o</text:span><text:span text:style-name="_37_13">m</text:span><text:span text:style-name="_32_85">e</text:span><text:span text:style-name="_33_93">h</text:span><text:span text:style-name="_36_77">o</text:span><text:span text:style-name="_31_73">w</text:span><text:span text:style-name="_35_33">;</text:span><text:span text:style-name="_36_01"> </text:span><text:span text:style-name="_32_61">b</text:span><text:span text:style-name="_33_93">u</text:span><text:span text:style-name="_37_61">t</text:span><text:span text:style-name="_31_"> </text:span><text:span text:style-name="_35_25">M</text:span><text:span text:style-name="_36_93">r</text:span><text:span text:style-name="_32_33">s</text:span><text:span text:style-name="_34_73">.</text:span><text:span text:style-name="_36_01"> </text:span><text:span text:style-name="_31_05">M</text:span><text:span text:style-name="_34_61">c</text:span><text:span text:style-name="_38_01">W</text:span><text:span text:style-name="_32_13">i</text:span><text:span text:style-name="_34_77">l</text:span><text:span text:style-name="_37_97">l</text:span><text:span text:style-name="_31_17">i</text:span><text:span text:style-name="_35_81">a</text:span><text:span text:style-name="_37_49">m</text:span><text:span text:style-name="_31_13">s</text:span><text:span text:style-name="_33_01"> </text:span><text:span text:style-name="_38_97">s</text:span><text:span text:style-name="_32_13">a</text:span><text:span text:style-name="_35_81">i</text:span><text:span text:style-name="_38_37">d</text:span><text:span text:style-name="_31_"> </text:span><text:span text:style-name="_34_97">n</text:span><text:span text:style-name="_38_73">o</text:span><text:span text:style-name="_31_73">,</text:span><text:span text:style-name="_33_01"> </text:span><text:span text:style-name="_38_85">l</text:span><text:span text:style-name="_31_17">e</text:span><text:span text:style-name="_34_65">t</text:span><text:span text:style-name="_36_81">'</text:span><text:span text:style-name="_32_57">s</text:span><text:span text:style-name="_33_01"> </text:span><text:span text:style-name="_37_73">h</text:span><text:span text:style-name="_32_57">a</text:span><text:span text:style-name="_35_01">v</text:span><text:span text:style-name="_37_73">e</text:span><text:span text:style-name="_31_"> </text:span><text:span text:style-name="_33_93">a</text:span><text:span text:style-name="_36_01"> </text:span><text:span text:style-name="_31_13">b</text:span><text:span text:style-name="_35_85">u</text:span><text:span text:style-name="_37_17">r</text:span><text:span text:style-name="_31_01">g</text:span><text:span text:style-name="_34_01">l</text:span><text:span text:style-name="_38_09">a</text:span><text:span text:style-name="_32_81">r</text:span><text:span text:style-name="_33_01"> </text:span><text:span text:style-name="_37_77">a</text:span><text:span text:style-name="_31_49">l</text:span><text:span text:style-name="_35_33">a</text:span><text:span text:style-name="_37_17">r</text:span><text:span text:style-name="_31_73">m</text:span><text:span text:style-name="_34_61">.</text:span><text:span text:style-name="_36_01"> </text:span><text:span text:style-name="_32_61">I</text:span><text:span text:style-name="_33_01"> </text:span><text:span text:style-name="_38_37">a</text:span><text:span text:style-name="_37_7">g</text:span><text:span text:style-name="_35_97">r</text:span><text:span text:style-name="_37_37">e</text:span><text:span text:style-name="_31_17">e</text:span><text:span text:style-name="_34_61">d</text:span><text:span text:style-name="_36_01"> </text:span><text:span text:style-name="_32_57">t</text:span><text:span text:style-name="_35_33">o</text:span><text:span text:style-name="_36_01"> </text:span><text:span text:style-name="_31_53">t</text:span><text:span text:style-name="_35_01">h</text:span><text:span text:style-name="_37_37">i</text:span><text:span text:style-name="_32_37">s</text:span><text:span text:style-name="_33_01"> </text:span><text:span text:style-name="_37_05">c</text:span><text:span text:style-name="_31_53">o</text:span><text:span text:style-name="_34_49">m</text:span><text:span text:style-name="_38_73">p</text:span><text:span text:style-name="_32_13">r</text:span><text:span text:style-name="_34_73">o</text:span><text:span text:style-name="_38_69">m</text:span><text:span text:style-name="_31_01">i</text:span><text:span text:style-name="_35_09">s</text:span><text:span text:style-name="_38_81">e</text:span><text:span text:style-name="_39_3">.</text:span><text:span text:style-name="_33_01"> </text:span><text:span text:style-name="_37_05">I</text:span><text:span text:style-name="_31_"> </text:span><text:span text:style-name="_34_97">w</text:span><text:span text:style-name="_36_77">i</text:span><text:span text:style-name="_31_73">l</text:span><text:span text:style-name="_34_65">l</text:span><text:span text:style-name="_36_01"> </text:span><text:span text:style-name="_38_1">e</text:span><text:span text:style-name="_35_85">x</text:span><text:span text:style-name="_36_89">p</text:span><text:span text:style-name="_32_85">l</text:span><text:span text:style-name="_35_61">a</text:span><text:span text:style-name="_37_01">i</text:span><text:span text:style-name="_32_57">n</text:span><text:span text:style-name="_33_01"> </text:span><text:span text:style-name="_38_25">t</text:span><text:span text:style-name="_32_37">h</text:span><text:span text:style-name="_35_85">a</text:span><text:span text:style-name="_37_53">t</text:span><text:span text:style-name="_31_"> </text:span><text:span text:style-name="_34_17">w</text:span><text:span text:style-name="_38_01">h</text:span><text:span text:style-name="_32_01">e</text:span><text:span text:style-name="_35_97">n</text:span><text:span text:style-name="_37_97">e</text:span><text:span text:style-name="_31_05">v</text:span><text:span text:style-name="_34_41">e</text:span><text:span text:style-name="_38_01">r</text:span><text:span text:style-name="_31_"> </text:span><text:span text:style-name="_33_77">I</text:span><text:span text:style-name="_36_01"> </text:span><text:span text:style-name="_31_05">w</text:span><text:span text:style-name="_34_49">a</text:span><text:span text:style-name="_37_49">n</text:span><text:span text:style-name="_32_93">t</text:span><text:span text:style-name="_33_01"> </text:span><text:span text:style-name="_38_85">a</text:span><text:span text:style-name="_31_"> </text:span><text:span text:style-name="_34_37">t</text:span><text:span text:style-name="_36_89">h</text:span><text:span text:style-name="_31_05">i</text:span><text:span text:style-name="_34_49">n</text:span><text:span text:style-name="_38_73">g</text:span><text:span text:style-name="_32_21">,</text:span><text:span text:style-name="_33_01"> </text:span><text:span text:style-name="_37_37">a</text:span><text:span text:style-name="_31_77">n</text:span><text:span text:style-name="_35_57">d</text:span><text:span text:style-name="_36_01"> </text:span><text:span text:style-name="_32_21">M</text:span><text:span text:style-name="_34_61">r</text:span><text:span text:style-name="_38_97">s</text:span><text:span text:style-name="_32_69">.</text:span><text:span text:style-name="_33_01"> </text:span><text:span text:style-name="_38_09">M</text:span><text:span text:style-name="_31_01">c</text:span><text:span text:style-name="_35_33">W</text:span><text:span text:style-name="_38_97">i</text:span><text:span text:style-name="_31_65">l</text:span><text:span text:style-name="_34_53">l</text:span><text:span text:style-name="_36_77">i</text:span><text:span text:style-name="_31_01">a</text:span><text:span text:style-name="_34_05">m</text:span><text:span text:style-name="_37_37">s</text:span><text:span text:style-name="_31_"> </text:span><text:span text:style-name="_33_81">w</text:span><text:span text:style-name="_37_13">a</text:span><text:span text:style-name="_31_13">n</text:span><text:span text:style-name="_34_49">t</text:span><text:span text:style-name="_37_13">s</text:span><text:span text:style-name="_31_"> </text:span><text:span text:style-name="_34_13">a</text:span><text:span text:style-name="_38_21">n</text:span><text:span text:style-name="_32_69">o</text:span><text:span text:style-name="_34_77">t</text:span><text:span text:style-name="_38_01">h</text:span><text:span text:style-name="_32_97">e</text:span><text:span text:style-name="_35_97">r</text:span><text:span text:style-name="_36_01"> </text:span><text:span text:style-name="_31_41">t</text:span><text:span text:style-name="_34_01">h</text:span><text:span text:style-name="_36_89">i</text:span><text:span text:style-name="_32_37">n</text:span><text:span text:style-name="_35_61">g</text:span><text:span text:style-name="_37_61">,</text:span><text:span text:style-name="_31_"> </text:span><text:span text:style-name="_35_21">a</text:span><text:span text:style-name="_38_37">n</text:span><text:span text:style-name="_31_49">d</text:span><text:span text:style-name="_33_01"> </text:span><text:span text:style-name="_38_97">w</text:span><text:span text:style-name="_38_9">e</text:span><text:span text:style-name="_33_01"> </text:span><text:span text:style-name="_37_17">d</text:span><text:span text:style-name="_32_61">e</text:span><text:span text:style-name="_35_21">c</text:span><text:span text:style-name="_38_33">i</text:span><text:span text:style-name="_32_13">d</text:span><text:span text:style-name="_34_05">e</text:span><text:span text:style-name="_36_01"> </text:span><text:span text:style-name="_32_25">u</text:span><text:span text:style-name="_35_21">p</text:span><text:span text:style-name="_37_65">o</text:span><text:span text:style-name="_31_41">n</text:span><text:span text:style-name="_33_01"> </text:span><text:span text:style-name="_38_97">t</text:span><text:span text:style-name="_31_37">h</text:span><text:span text:style-name="_35_97">e</text:span><text:span text:style-name="_36_01"> </text:span><text:span text:style-name="_32_81">t</text:span><text:span text:style-name="_33_77">h</text:span><text:span text:style-name="_37_97">i</text:span><text:span text:style-name="_32_97">n</text:span><text:span text:style-name="_35_73">g</text:span><text:span text:style-name="_36_01"> </text:span><text:span text:style-name="_32_33">t</text:span><text:span text:style-name="_34_01">h</text:span><text:span text:style-name="_37_13">a</text:span><text:span text:style-name="_32_13">t</text:span><text:span text:style-name="_33_01"> </text:span><text:span text:style-name="_36_89">M</text:span><text:span text:style-name="_31_61">r</text:span><text:span text:style-name="_35_69">s</text:span><text:span text:style-name="_38_81">.</text:span><text:span text:style-name="_31_"> </text:span><text:span text:style-name="_34_17">M</text:span><text:span text:style-name="_37_73">c</text:span><text:span text:style-name="_32_33">W</text:span><text:span text:style-name="_35_73">i</text:span><text:span text:style-name="_36_81">l</text:span><text:span text:style-name="_32_21">l</text:span><text:span text:style-name="_35_57">i</text:span><text:span text:style-name="_37_97">a</text:span><text:span text:style-name="_32_25">m</text:span><text:span text:style-name="_35_21">s</text:span><text:span text:style-name="_36_01"> </text:span><text:span text:style-name="_31_77">w</text:span><text:span text:style-name="_33_93">a</text:span><text:span text:style-name="_37_97">n</text:span><text:span text:style-name="_31_73">t</text:span><text:span text:style-name="_35_97">s</text:span><text:span text:style-name="_34_77">--</text:span><text:span text:style-name="_31_73">a</text:span><text:span text:style-name="_35_21">s</text:span><text:span text:style-name="_36_01"> </text:span><text:span text:style-name="_31_05">w</text:span><text:span text:style-name="_34_97">e</text:span><text:span text:style-name="_36_01"> </text:span><text:span text:style-name="_32_81">a</text:span><text:span text:style-name="_34_05">l</text:span><text:span text:style-name="_38_25">w</text:span><text:span text:style-name="_32_81">a</text:span><text:span text:style-name="_33_77">y</text:span><text:span text:style-name="_37_73">s</text:span><text:span text:style-name="_31_"> </text:span><text:span text:style-name="_34_73">d</text:span><text:span text:style-name="_37_53">o</text:span><text:span text:style-name="_31_"> --</text:span><text:span text:style-name="_32_13">s</text:span><text:span text:style-name="_35_73">h</text:span><text:span text:style-name="_38_69">e</text:span><text:span text:style-name="_31_"> </text:span><text:span text:style-name="_33_89">c</text:span><text:span text:style-name="_37_73">a</text:span><text:span text:style-name="_32_21">l</text:span><text:span text:style-name="_34_41">l</text:span><text:span text:style-name="_38_69">s</text:span><text:span text:style-name="_31_"> </text:span><text:span text:style-name="_35_85">t</text:span><text:span text:style-name="_38_25">h</text:span><text:span text:style-name="_32_33">a</text:span><text:span text:style-name="_35_93">t</text:span><text:span text:style-name="_36_01"> </text:span><text:span text:style-name="_31_13">a</text:span><text:span text:style-name="_33_01"> </text:span><text:span text:style-name="_38_69">c</text:span><text:span text:style-name="_32_73">o</text:span><text:span text:style-name="_34_53">m</text:span><text:span text:style-name="_37_61">p</text:span><text:span text:style-name="_32_57">r</text:span><text:span text:style-name="_35_81">o</text:span><text:span text:style-name="_37_73">m</text:span><text:span text:style-name="_31_01">i</text:span><text:span text:style-name="_35_81">s</text:span><text:span text:style-name="_37_41">e</text:span><text:span text:style-name="_32_73">.</text:span><text:span text:style-name="_33_01"> </text:span><text:span text:style-name="_37_01">V</text:span><text:span text:style-name="_32_37">e</text:span><text:span text:style-name="_34_01">r</text:span><text:span text:style-name="_38_57">y</text:span><text:span text:style-name="_31_"> </text:span><text:span text:style-name="_34_17">w</text:span><text:span text:style-name="_38_25">e</text:span><text:span text:style-name="_31_17">l</text:span><text:span text:style-name="_35_25">l</text:span><text:span text:style-name="_38_25">:</text:span><text:span text:style-name="_31_"> </text:span><text:span text:style-name="_35_97">t</text:span><text:span text:style-name="_37_49">h</text:span><text:span text:style-name="_32_85">e</text:span><text:span text:style-name="_33_01"> </text:span><text:span text:style-name="_38_57">m</text:span><text:span text:style-name="_37_7">a</text:span><text:span text:style-name="_35_57">n</text:span><text:span text:style-name="_36_01"> </text:span><text:span text:style-name="_32_13">c</text:span><text:span text:style-name="_35_73">a</text:span><text:span text:style-name="_36_89">m</text:span><text:span text:style-name="_32_37">e</text:span><text:span text:style-name="_33_01"> </text:span><text:span text:style-name="_38_09">u</text:span><text:span text:style-name="_31_37">p</text:span><text:span text:style-name="_33_01"> </text:span><text:span text:style-name="_38_09">f</text:span><text:span text:style-name="_38_1">r</text:span><text:span text:style-name="_34_13">o</text:span><text:span text:style-name="_38_33">m</text:span><text:span text:style-name="_31_"> </text:span><text:span text:style-name="_33_77">N</text:span><text:span text:style-name="_37_77">e</text:span><text:span text:style-name="_38_9">w</text:span><text:span text:style-name="_33_01"> </text:span><text:span text:style-name="_38_13">Y</text:span><text:span text:style-name="_37_7">o</text:span><text:span text:style-name="_35_13">r</text:span><text:span text:style-name="_37_73">k</text:span><text:span text:style-name="_31_"> </text:span><text:span text:style-name="_34_61">a</text:span><text:span text:style-name="_38_09">n</text:span><text:span text:style-name="_31_05">d</text:span><text:span text:style-name="_33_01"> </text:span><text:span text:style-name="_37_13">p</text:span><text:span text:style-name="_32_33">u</text:span><text:span text:style-name="_35_25">t</text:span><text:span text:style-name="_36_01"> </text:span><text:span text:style-name="_37_7">i</text:span><text:span text:style-name="_34_53">n</text:span><text:span text:style-name="_36_01"> </text:span><text:span text:style-name="_32_09">t</text:span><text:span text:style-name="_33_81">h</text:span><text:span text:style-name="_37_61">e</text:span><text:span text:style-name="_31_"> </text:span><text:span text:style-name="_35_85">a</text:span><text:span text:style-name="_38_37">l</text:span><text:span text:style-name="_31_65">a</text:span><text:span text:style-name="_34_53">r</text:span><text:span text:style-name="_38_73">m</text:span><text:span text:style-name="_32_81">,</text:span><text:span text:style-name="_33_01"> </text:span><text:span text:style-name="_37_37">a</text:span><text:span text:style-name="_32_69">n</text:span><text:span text:style-name="_34_65">d</text:span><text:span text:style-name="_36_01"> </text:span><text:span text:style-name="_31_41">c</text:span><text:span text:style-name="_34_01">h</text:span><text:span text:style-name="_38_33">a</text:span><text:span text:style-name="_31_77">r</text:span><text:span text:style-name="_35_69">g</text:span><text:span text:style-name="_38_61">e</text:span><text:span text:style-name="_32_57">d</text:span><text:span text:style-name="_33_01"> </text:span><text:span text:style-name="_36_89">t</text:span><text:span text:style-name="_38_1">h</text:span><text:span text:style-name="_35_01">r</text:span><text:span text:style-name="_36_81">e</text:span><text:span text:style-name="_31_17">e</text:span><text:span text:style-name="_33_01"> </text:span><text:span text:style-name="_38_01">h</text:span><text:span text:style-name="_32_21">u</text:span><text:span text:style-name="_33_89">n</text:span><text:span text:style-name="_37_53">d</text:span><text:span text:style-name="_32_73">r</text:span><text:span text:style-name="_34_53">e</text:span><text:span text:style-name="_38_09">d</text:span><text:span text:style-name="_31_"> </text:span><text:span text:style-name="_35_37">a</text:span><text:span text:style-name="_37_41">n</text:span><text:span text:style-name="_31_01">d</text:span><text:span text:style-name="_33_01"> </text:span><text:span text:style-name="_38_61">t</text:span><text:span text:style-name="_31_53">w</text:span><text:span text:style-name="_35_73">e</text:span><text:span text:style-name="_37_73">n</text:span><text:span text:style-name="_32_33">t</text:span><text:span text:style-name="_34_13">y</text:span><text:span text:style-name="_35_69">-</text:span><text:span text:style-name="_31_97">f</text:span><text:span text:style-name="_34_77">i</text:span><text:span text:style-name="_38_01">v</text:span><text:span text:style-name="_31_53">e</text:span><text:span text:style-name="_33_01"> </text:span><text:span text:style-name="_37_65">d</text:span><text:span text:style-name="_31_49">o</text:span><text:span text:style-name="_35_97">l</text:span><text:span text:style-name="_38_85">l</text:span><text:span text:style-name="_32_09">a</text:span><text:span text:style-name="_34_73">r</text:span><text:span text:style-name="_37_65">s</text:span><text:span text:style-name="_31_"> </text:span><text:span text:style-name="_34_53">f</text:span><text:span text:style-name="_36_93">o</text:span><text:span text:style-name="_32_93">r</text:span><text:span text:style-name="_33_01"> </text:span><text:span text:style-name="_37_05">i</text:span><text:span text:style-name="_31_05">t</text:span><text:span text:style-name="_35_37">,</text:span><text:span text:style-name="_36_01"> </text:span><text:span text:style-name="_31_61">a</text:span><text:span text:style-name="_34_61">n</text:span><text:span text:style-name="_36_81">d</text:span><text:span text:style-name="_31_"> </text:span><text:span text:style-name="_34_17">s</text:span><text:span text:style-name="_36_93">a</text:span><text:span text:style-name="_31_17">i</text:span><text:span text:style-name="_34_77">d</text:span><text:span text:style-name="_36_01"> </text:span><text:span text:style-name="_31_65">w</text:span><text:span text:style-name="_35_01">e</text:span><text:span text:style-name="_36_01"> </text:span><text:span text:style-name="_31_61">c</text:span><text:span text:style-name="_34_73">o</text:span><text:span text:style-name="_37_97">u</text:span><text:span text:style-name="_31_05">l</text:span><text:span text:style-name="_35_73">d</text:span><text:span text:style-name="_36_01"> </text:span><text:span text:style-name="_32_21">s</text:span><text:span text:style-name="_34_01">l</text:span><text:span text:style-name="_38_85">e</text:span><text:span text:style-name="_31_37">e</text:span><text:span text:style-name="_33_81">p</text:span><text:span text:style-name="_36_01"> </text:span><text:span text:style-name="_31_97">w</text:span><text:span text:style-name="_35_97">i</text:span><text:span text:style-name="_38_93">t</text:span><text:span text:style-name="_32_09">h</text:span><text:span text:style-name="_35_97">o</text:span><text:span text:style-name="_38_69">u</text:span><text:span text:style-name="_32_69">t</text:span><text:span text:style-name="_33_01"> </text:span><text:span text:style-name="_37_17">u</text:span><text:span text:style-name="_31_37">n</text:span><text:span text:style-name="_35_81">e</text:span><text:span text:style-name="_36_77">a</text:span><text:span text:style-name="_38_1">s</text:span><text:span text:style-name="_35_09">i</text:span><text:span text:style-name="_36_93">n</text:span><text:span text:style-name="_38_1">e</text:span><text:span text:style-name="_34_01">s</text:span><text:span text:style-name="_37_05">s</text:span><text:span text:style-name="_31_"> </text:span><text:span text:style-name="_34_17">n</text:span><text:span text:style-name="_38_57">o</text:span><text:span text:style-name="_32_93">w</text:span><text:span text:style-name="_35_33">.</text:span><text:span text:style-name="_36_01"> </text:span><text:span text:style-name="_32_93">S</text:span><text:span text:style-name="_33_89">o</text:span><text:span text:style-name="_36_01"> </text:span><text:span text:style-name="_32_69">w</text:span><text:span text:style-name="_35_57">e</text:span><text:span text:style-name="_36_01"> </text:span><text:span text:style-name="_31_97">d</text:span><text:span text:style-name="_35_09">i</text:span><text:span text:style-name="_38_01">d</text:span><text:span text:style-name="_31_"> </text:span><text:span text:style-name="_34_05">f</text:span><text:span text:style-name="_38_73">o</text:span><text:span text:style-name="_31_65">r</text:span><text:span text:style-name="_33_01"> </text:span><text:span text:style-name="_36_93">a</text:span><text:span text:style-name="_32_81">w</text:span><text:span text:style-name="_34_41">h</text:span><text:span text:style-name="_38_85">i</text:span><text:span text:style-name="_32_33">l</text:span><text:span text:style-name="_34_77">e</text:span><text:span text:style-name="_34_97">--</text:span><text:span text:style-name="_37_7">s</text:span><text:span text:style-name="_34_13">a</text:span><text:span text:style-name="_37_73">y</text:span><text:span text:style-name="_31_"> </text:span><text:span text:style-name="_35_25">a</text:span><text:span text:style-name="_36_01"> </text:span><text:span text:style-name="_32_73">m</text:span><text:span text:style-name="_35_37">o</text:span><text:span text:style-name="_38_73">n</text:span><text:span text:style-name="_31_37">t</text:span><text:span text:style-name="_34_61">h</text:span><text:span text:style-name="_36_93">.</text:span><text:span text:style-name="_31_"> </text:span><text:span text:style-name="_35_21">T</text:span><text:span text:style-name="_37_17">h</text:span><text:span text:style-name="_38_1">e</text:span><text:span text:style-name="_34_61">n</text:span><text:span text:style-name="_36_01"> </text:span><text:span text:style-name="_31_53">o</text:span><text:span text:style-name="_35_97">n</text:span><text:span text:style-name="_36_93">e</text:span><text:span text:style-name="_31_"> </text:span><text:span text:style-name="_35_85">n</text:span><text:span text:style-name="_38_93">i</text:span><text:span text:style-name="_31_49">g</text:span><text:span text:style-name="_35_09">h</text:span><text:span text:style-name="_36_77">t</text:span><text:span text:style-name="_31_"> </text:span><text:span text:style-name="_35_37">w</text:span><text:span text:style-name="_37_77">e</text:span><text:span text:style-name="_31_"> </text:span><text:span text:style-name="_34_97">s</text:span><text:span text:style-name="_38_97">m</text:span><text:span text:style-name="_38_9">e</text:span><text:span text:style-name="_35_33">l</text:span><text:span text:style-name="_38_85">l</text:span><text:span text:style-name="_32_21">e</text:span><text:span text:style-name="_35_37">d</text:span><text:span text:style-name="_36_01"> </text:span><text:span text:style-name="_32_09">s</text:span><text:span text:style-name="_33_93">m</text:span><text:span text:style-name="_38_73">o</text:span><text:span text:style-name="_32_61">k</text:span><text:span text:style-name="_35_37">e</text:span><text:span text:style-name="_38_37">,</text:span><text:span text:style-name="_31_"> </text:span><text:span text:style-name="_34_41">a</text:span><text:span text:style-name="_38_81">n</text:span><text:span text:style-name="_31_41">d</text:span><text:span text:style-name="_33_01"> </text:span><text:span text:style-name="_37_13">I</text:span><text:span text:style-name="_31_"> </text:span><text:span text:style-name="_35_97">w</text:span><text:span text:style-name="_37_41">a</text:span><text:span text:style-name="_32_33">s</text:span><text:span text:style-name="_33_01"> </text:span><text:span text:style-name="_38_85">a</text:span><text:span text:style-name="_31_37">d</text:span><text:span text:style-name="_35_21">v</text:span><text:span text:style-name="_38_61">i</text:span><text:span text:style-name="_31_49">s</text:span><text:span text:style-name="_35_73">e</text:span><text:span text:style-name="_38_25">d</text:span><text:span text:style-name="_31_"> </text:span><text:span text:style-name="_35_33">t</text:span><text:span text:style-name="_36_77">o</text:span><text:span text:style-name="_31_"> </text:span><text:span text:style-name="_34_65">g</text:span><text:span text:style-name="_38_33">e</text:span><text:span text:style-name="_31_13">t</text:span><text:span text:style-name="_33_01"> </text:span><text:span text:style-name="_37_37">u</text:span><text:span text:style-name="_32_13">p</text:span><text:span text:style-name="_33_01"> </text:span><text:span text:style-name="_38_13">a</text:span><text:span text:style-name="_32_69">n</text:span><text:span text:style-name="_34_53">d</text:span><text:span text:style-name="_36_01"> </text:span><text:span text:style-name="_32_13">s</text:span><text:span text:style-name="_34_53">e</text:span><text:span text:style-name="_38_93">e</text:span><text:span text:style-name="_31_"> </text:span><text:span text:style-name="_34_05">w</text:span><text:span text:style-name="_38_25">h</text:span><text:span text:style-name="_31_01">a</text:span><text:span text:style-name="_35_73">t</text:span><text:span text:style-name="_36_01"> </text:span><text:span text:style-name="_32_85">t</text:span><text:span text:style-name="_35_09">h</text:span><text:span text:style-name="_38_73">e</text:span><text:span text:style-name="_31_"> </text:span><text:span text:style-name="_35_37">m</text:span><text:span text:style-name="_38_25">a</text:span><text:span text:style-name="_32_37">t</text:span><text:span text:style-name="_35_61">t</text:span><text:span text:style-name="_37_73">e</text:span><text:span text:style-name="_32_13">r</text:span><text:span text:style-name="_33_01"> </text:span><text:span text:style-name="_37_97">w</text:span><text:span text:style-name="_32_73">a</text:span><text:span text:style-name="_34_17">s</text:span><text:span text:style-name="_38_61">.</text:span><text:span text:style-name="_31_"> </text:span><text:span text:style-name="_34_37">I</text:span><text:span text:style-name="_36_01"> </text:span><text:span text:style-name="_32_09">l</text:span><text:span text:style-name="_33_77">i</text:span><text:span text:style-name="_38_93">t</text:span><text:span text:style-name="_31_"> </text:span><text:span text:style-name="_34_97">a</text:span><text:span text:style-name="_36_01"> </text:span><text:span text:style-name="_32_97">c</text:span><text:span text:style-name="_35_13">a</text:span><text:span text:style-name="_38_69">n</text:span><text:span text:style-name="_32_73">d</text:span><text:span text:style-name="_33_81">l</text:span><text:span text:style-name="_36_81">e</text:span><text:span text:style-name="_31_73">,</text:span><text:span text:style-name="_33_01"> </text:span><text:span text:style-name="_37_73">a</text:span><text:span text:style-name="_32_61">n</text:span><text:span text:style-name="_34_97">d</text:span><text:span text:style-name="_36_01"> </text:span><text:span text:style-name="_32_13">s</text:span><text:span text:style-name="_34_05">t</text:span><text:span text:style-name="_37_97">a</text:span><text:span text:style-name="_32_97">r</text:span><text:span text:style-name="_34_17">t</text:span><text:span text:style-name="_38_37">e</text:span><text:span text:style-name="_32_97">d</text:span><text:span text:style-name="_33_01"> </text:span><text:span text:style-name="_38_85">t</text:span><text:span text:style-name="_32_37">o</text:span><text:span text:style-name="_35_21">w</text:span><text:span text:style-name="_37_17">a</text:span><text:span text:style-name="_37_7">r</text:span><text:span text:style-name="_35_25">d</text:span><text:span text:style-name="_36_01"> </text:span><text:span text:style-name="_32_01">t</text:span><text:span text:style-name="_35_85">h</text:span><text:span text:style-name="_37_05">e</text:span><text:span text:style-name="_31_"> </text:span><text:span text:style-name="_35_37">s</text:span><text:span text:style-name="_38_73">t</text:span><text:span text:style-name="_31_37">a</text:span><text:span text:style-name="_35_93">i</text:span><text:span text:style-name="_37_05">r</text:span><text:span text:style-name="_32_09">s</text:span><text:span text:style-name="_33_93">,</text:span><text:span text:style-name="_36_01"> </text:span><text:span text:style-name="_32_13">a</text:span><text:span text:style-name="_35_57">n</text:span><text:span text:style-name="_38_25">d</text:span><text:span text:style-name="_31_"> </text:span><text:span text:style-name="_35_57">m</text:span><text:span text:style-name="_36_89">e</text:span><text:span text:style-name="_31_05">t</text:span><text:span text:style-name="_33_01"> </text:span><text:span text:style-name="_37_01">a</text:span><text:span text:style-name="_31_"> </text:span><text:span text:style-name="_35_37">b</text:span><text:span text:style-name="_37_73">u</text:span><text:span text:style-name="_32_37">r</text:span><text:span text:style-name="_34_37">g</text:span><text:span text:style-name="_37_73">l</text:span><text:span text:style-name="_32_93">a</text:span><text:span text:style-name="_34_49">r</text:span><text:span text:style-name="_36_01"> </text:span><text:span text:style-name="_32_57">c</text:span><text:span text:style-name="_34_13">o</text:span><text:span text:style-name="_36_93">m</text:span><text:span text:style-name="_38_1">i</text:span><text:span text:style-name="_34_97">n</text:span><text:span text:style-name="_36_77">g</text:span><text:span text:style-name="_31_"> </text:span><text:span text:style-name="_35_93">o</text:span><text:span text:style-name="_38_13">u</text:span><text:span text:style-name="_32_01">t</text:span><text:span text:style-name="_33_01"> </text:span><text:span text:style-name="_38_01">o</text:span><text:span text:style-name="_31_01">f</text:span><text:span text:style-name="_33_01"> </text:span><text:span text:style-name="_37_41">a</text:span><text:span text:style-name="_31_"> </text:span><text:span text:style-name="_33_93">r</text:span><text:span text:style-name="_38_37">o</text:span><text:span text:style-name="_32_57">o</text:span><text:span text:style-name="_34_37">m</text:span><text:span text:style-name="_36_01"> </text:span><text:span text:style-name="_39_3">w</text:span><text:span text:style-name="_35_97">i</text:span><text:span text:style-name="_38_73">t</text:span><text:span text:style-name="_32_33">h</text:span><text:span text:style-name="_33_01"> </text:span><text:span text:style-name="_37_61">a</text:span><text:span text:style-name="_31_"> </text:span><text:span text:style-name="_35_33">b</text:span><text:span text:style-name="_38_93">a</text:span><text:span text:style-name="_32_21">s</text:span><text:span text:style-name="_35_37">k</text:span><text:span text:style-name="_37_77">e</text:span><text:span text:style-name="_32_85">t</text:span><text:span text:style-name="_33_01"> </text:span><text:span text:style-name="_37_37">o</text:span><text:span text:style-name="_31_53">f</text:span><text:span text:style-name="_33_01"> </text:span><text:span text:style-name="_37_13">t</text:span><text:span text:style-name="_32_33">i</text:span><text:span text:style-name="_34_65">n</text:span><text:span text:style-name="_36_89">w</text:span><text:span text:style-name="_31_01">a</text:span><text:span text:style-name="_34_53">r</text:span><text:span text:style-name="_37_61">e</text:span><text:span text:style-name="_31_65">,</text:span><text:span text:style-name="_33_01"> </text:span><text:span text:style-name="_38_01">w</text:span><text:span text:style-name="_31_41">h</text:span><text:span text:style-name="_35_57">i</text:span><text:span text:style-name="_38_81">c</text:span><text:span text:style-name="_31_41">h</text:span><text:span text:style-name="_33_01"> </text:span><text:span text:style-name="_37_17">h</text:span><text:span text:style-name="_31_37">e</text:span><text:span text:style-name="_33_01"> </text:span><text:span text:style-name="_37_77">h</text:span><text:span text:style-name="_32_13">a</text:span><text:span text:style-name="_33_93">d</text:span><text:span text:style-name="_36_01"> </text:span><text:span text:style-name="_39_3">m</text:span><text:span text:style-name="_35_73">i</text:span><text:span text:style-name="_36_89">s</text:span><text:span text:style-name="_31_05">t</text:span><text:span text:style-name="_34_13">a</text:span><text:span text:style-name="_37_73">k</text:span><text:span text:style-name="_32_01">e</text:span><text:span text:style-name="_35_25">n</text:span><text:span text:style-name="_36_01"> </text:span><text:span text:style-name="_37_7">f</text:span><text:span text:style-name="_34_77">o</text:span><text:span text:style-name="_37_41">r</text:span><text:span text:style-name="_31_"> </text:span><text:span text:style-name="_34_13">s</text:span><text:span text:style-name="_38_21">o</text:span><text:span text:style-name="_31_13">l</text:span><text:span text:style-name="_35_81">i</text:span><text:span text:style-name="_38_57">d</text:span><text:span text:style-name="_31_"> </text:span><text:span text:style-name="_34_49">s</text:span><text:span text:style-name="_38_21">i</text:span><text:span text:style-name="_38_9">l</text:span><text:span text:style-name="_35_57">v</text:span><text:span text:style-name="_36_89">e</text:span><text:span text:style-name="_32_57">r</text:span><text:span text:style-name="_33_01"> </text:span><text:span text:style-name="_38_61">i</text:span><text:span text:style-name="_32_13">n</text:span><text:span text:style-name="_33_01"> </text:span><text:span text:style-name="_38_69">t</text:span><text:span text:style-name="_32_21">h</text:span><text:span text:style-name="_33_93">e</text:span><text:span text:style-name="_36_01"> </text:span><text:span text:style-name="_32_93">d</text:span><text:span text:style-name="_34_53">a</text:span><text:span text:style-name="_38_37">r</text:span><text:span text:style-name="_37_7">k</text:span><text:span text:style-name="_34_13">.</text:span><text:span text:style-name="_36_01"> </text:span><text:span text:style-name="_32_61">H</text:span><text:span text:style-name="_35_97">e</text:span><text:span text:style-name="_36_01"> </text:span><text:span text:style-name="_32_33">w</text:span><text:span text:style-name="_35_93">a</text:span><text:span text:style-name="_38_13">s</text:span><text:span text:style-name="_31_"> </text:span><text:span text:style-name="_33_77">s</text:span><text:span text:style-name="_38_93">m</text:span><text:span text:style-name="_31_05">o</text:span><text:span text:style-name="_34_05">k</text:span><text:span text:style-name="_37_05">i</text:span><text:span text:style-name="_32_61">n</text:span><text:span text:style-name="_35_81">g</text:span><text:span text:style-name="_36_01"> </text:span><text:span text:style-name="_31_17">a</text:span><text:span text:style-name="_33_01"> </text:span><text:span text:style-name="_37_05">p</text:span><text:span text:style-name="_32_57">i</text:span><text:span text:style-name="_34_65">p</text:span><text:span text:style-name="_38_93">e</text:span><text:span text:style-name="_31_77">.</text:span><text:span text:style-name="_33_01"> </text:span><text:span text:style-name="_36_93">I</text:span><text:span text:style-name="_31_"> </text:span><text:span text:style-name="_34_61">s</text:span><text:span text:style-name="_38_93">a</text:span><text:span text:style-name="_31_13">i</text:span><text:span text:style-name="_34_53">d</text:span><text:span text:style-name="_36_81">,</text:span><text:span text:style-name="_31_"> </text:span><text:span text:style-name="_33_89">'</text:span><text:span text:style-name="_37_77">M</text:span><text:span text:style-name="_31_41">y</text:span><text:span text:style-name="_33_01"> </text:span><text:span text:style-name="_37_37">f</text:span><text:span text:style-name="_31_05">r</text:span><text:span text:style-name="_33_89">i</text:span><text:span text:style-name="_38_73">e</text:span><text:span text:style-name="_32_81">n</text:span><text:span text:style-name="_35_09">d</text:span><text:span text:style-name="_38_33">,</text:span><text:span text:style-name="_31_"> </text:span><text:span text:style-name="_35_25">w</text:span><text:span text:style-name="_37_13">e</text:span><text:span text:style-name="_31_"> </text:span><text:span text:style-name="_35_93">d</text:span><text:span text:style-name="_38_85">o</text:span><text:span text:style-name="_31_"> </text:span><text:span text:style-name="_34_41">n</text:span><text:span text:style-name="_37_65">o</text:span><text:span text:style-name="_31_01">t</text:span><text:span text:style-name="_33_01"> </text:span><text:span text:style-name="_37_37">a</text:span><text:span text:style-name="_31_13">l</text:span><text:span text:style-name="_34_61">l</text:span><text:span text:style-name="_36_81">o</text:span><text:span text:style-name="_32_57">w</text:span><text:span text:style-name="_33_01"> </text:span><text:span text:style-name="_38_57">s</text:span><text:span text:style-name="_39_3">m</text:span><text:span text:style-name="_35_09">o</text:span><text:span text:style-name="_38_73">k</text:span><text:span text:style-name="_32_73">i</text:span><text:span text:style-name="_35_33">n</text:span><text:span text:style-name="_37_37">g</text:span><text:span text:style-name="_31_"> </text:span><text:span text:style-name="_34_13">i</text:span><text:span text:style-name="_37_77">n</text:span><text:span text:style-name="_31_"> </text:span><text:span text:style-name="_35_73">t</text:span><text:span text:style-name="_38_01">h</text:span><text:span text:style-name="_31_53">i</text:span><text:span text:style-name="_35_57">s</text:span><text:span text:style-name="_36_01"> </text:span><text:span text:style-name="_39_3">r</text:span><text:span text:style-name="_34_53">o</text:span><text:span text:style-name="_36_93">o</text:span><text:span text:style-name="_31_49">m</text:span><text:span text:style-name="_33_89">.</text:span><text:span text:style-name="_38_09">'</text:span><text:span text:style-name="_31_"> </text:span><text:span text:style-name="_34_17">H</text:span><text:span text:style-name="_38_57">e</text:span><text:span text:style-name="_31_"> </text:span><text:span text:style-name="_34_05">s</text:span><text:span text:style-name="_38_37">a</text:span><text:span text:style-name="_32_21">i</text:span><text:span text:style-name="_35_57">d</text:span><text:span text:style-name="_36_01"> </text:span><text:span text:style-name="_31_05">h</text:span><text:span text:style-name="_34_17">e</text:span><text:span text:style-name="_36_01"> </text:span><text:span text:style-name="_38_1">w</text:span><text:span text:style-name="_34_13">a</text:span><text:span text:style-name="_36_77">s</text:span><text:span text:style-name="_31_"> </text:span><text:span text:style-name="_34_53">a</text:span><text:span text:style-name="_36_01"> </text:span><text:span text:style-name="_32_81">s</text:span><text:span text:style-name="_35_57">t</text:span><text:span text:style-name="_38_21">r</text:span><text:span text:style-name="_37_7">a</text:span><text:span text:style-name="_35_01">n</text:span><text:span text:style-name="_37_97">g</text:span><text:span text:style-name="_31_65">e</text:span><text:span text:style-name="_33_93">r</text:span><text:span text:style-name="_38_01">,</text:span><text:span text:style-name="_31_"> </text:span><text:span text:style-name="_34_61">a</text:span><text:span text:style-name="_38_25">n</text:span><text:span text:style-name="_32_57">d</text:span><text:span text:style-name="_33_01"> </text:span><text:span text:style-name="_36_89">c</text:span><text:span text:style-name="_39_3">o</text:span><text:span text:style-name="_34_49">u</text:span><text:span text:style-name="_36_93">l</text:span><text:span text:style-name="_31_05">d</text:span><text:span text:style-name="_33_01"> </text:span><text:span text:style-name="_38_57">n</text:span><text:span text:style-name="_31_49">o</text:span><text:span text:style-name="_34_17">t</text:span><text:span text:style-name="_36_01"> </text:span><text:span text:style-name="_31_97">b</text:span><text:span text:style-name="_34_05">e</text:span><text:span text:style-name="_36_01"> </text:span><text:span text:style-name="_31_13">e</text:span><text:span text:style-name="_34_41">x</text:span><text:span text:style-name="_38_69">p</text:span><text:span text:style-name="_32_21">e</text:span><text:span text:style-name="_35_69">c</text:span><text:span text:style-name="_36_89">t</text:span><text:span text:style-name="_31_97">e</text:span><text:span text:style-name="_35_61">d</text:span><text:span text:style-name="_36_01"> </text:span><text:span text:style-name="_38_9">t</text:span><text:span text:style-name="_35_69">o</text:span><text:span text:style-name="_36_01"> </text:span><text:span text:style-name="_32_97">k</text:span><text:span text:style-name="_34_01">n</text:span><text:span text:style-name="_38_73">o</text:span><text:span text:style-name="_32_01">w</text:span><text:span text:style-name="_33_01"> </text:span><text:span text:style-name="_37_77">t</text:span><text:span text:style-name="_37_7">h</text:span><text:span text:style-name="_35_13">e</text:span><text:span text:style-name="_36_01"> </text:span><text:span text:style-name="_32_13">r</text:span><text:span text:style-name="_35_93">u</text:span><text:span text:style-name="_37_49">l</text:span><text:span text:style-name="_31_01">e</text:span><text:span text:style-name="_35_69">s</text:span><text:span text:style-name="_36_01"> </text:span><text:span text:style-name="_31_13">o</text:span><text:span text:style-name="_34_05">f</text:span><text:span text:style-name="_36_01"> </text:span><text:span text:style-name="_38_1">t</text:span><text:span text:style-name="_34_37">h</text:span><text:span text:style-name="_38_33">e</text:span><text:span text:style-name="_31_"> </text:span><text:span text:style-name="_35_33">h</text:span><text:span text:style-name="_36_81">o</text:span><text:span text:style-name="_32_73">u</text:span><text:span text:style-name="_33_89">s</text:span><text:span text:style-name="_38_21">e</text:span><text:span text:style-name="_31_17">:</text:span><text:span text:style-name="_33_01"> </text:span><text:span text:style-name="_38_25">s</text:span><text:span text:style-name="_31_41">a</text:span><text:span text:style-name="_35_57">i</text:span><text:span text:style-name="_37_49">d</text:span><text:span text:style-name="_31_"> </text:span><text:span text:style-name="_35_93">h</text:span><text:span text:style-name="_38_73">e</text:span><text:span text:style-name="_31_"> </text:span><text:span text:style-name="_35_93">h</text:span><text:span text:style-name="_37_73">a</text:span><text:span text:style-name="_31_01">d</text:span><text:span text:style-name="_33_01"> </text:span><text:span text:style-name="_37_53">b</text:span><text:span text:style-name="_32_01">e</text:span><text:span text:style-name="_35_57">e</text:span><text:span text:style-name="_37_65">n</text:span><text:span text:style-name="_31_"> </text:span><text:span text:style-name="_33_93">i</text:span><text:span text:style-name="_37_53">n</text:span><text:span text:style-name="_31_"> </text:span><text:span text:style-name="_34_37">m</text:span><text:span text:style-name="_38_97">a</text:span><text:span text:style-name="_31_73">n</text:span><text:span text:style-name="_35_93">y</text:span><text:span text:style-name="_36_01"> </text:span><text:span text:style-name="_31_01">h</text:span><text:span text:style-name="_35_81">o</text:span><text:span text:style-name="_38_13">u</text:span><text:span text:style-name="_31_13">s</text:span><text:span text:style-name="_35_97">e</text:span><text:span text:style-name="_38_93">s</text:span><text:span text:style-name="_31_"> </text:span><text:span text:style-name="_33_77">j</text:span><text:span text:style-name="_37_01">u</text:span><text:span text:style-name="_31_17">s</text:span><text:span text:style-name="_35_01">t</text:span><text:span text:style-name="_36_01"> </text:span><text:span text:style-name="_31_05">a</text:span><text:span text:style-name="_35_01">s</text:span><text:span text:style-name="_36_01"> </text:span><text:span text:style-name="_32_33">g</text:span><text:span text:style-name="_35_21">o</text:span><text:span text:style-name="_37_41">o</text:span><text:span text:style-name="_32_57">d</text:span><text:span text:style-name="_33_01"> </text:span><text:span text:style-name="_36_77">a</text:span><text:span text:style-name="_31_17">s</text:span><text:span text:style-name="_33_01"> </text:span><text:span text:style-name="_37_97">t</text:span><text:span text:style-name="_32_01">h</text:span><text:span text:style-name="_35_81">i</text:span><text:span text:style-name="_37_53">s</text:span><text:span text:style-name="_31_"> </text:span><text:span text:style-name="_34_13">o</text:span><text:span text:style-name="_38_37">n</text:span><text:span text:style-name="_31_61">e</text:span><text:span text:style-name="_35_25">,</text:span><text:span text:style-name="_36_01"> </text:span><text:span text:style-name="_32_21">a</text:span><text:span text:style-name="_35_73">n</text:span><text:span text:style-name="_36_81">d</text:span><text:span text:style-name="_31_"> </text:span><text:span text:style-name="_35_69">i</text:span><text:span text:style-name="_37_13">t</text:span><text:span text:style-name="_31_"> </text:span><text:span text:style-name="_35_09">h</text:span><text:span text:style-name="_38_09">a</text:span><text:span text:style-name="_32_85">d</text:span><text:span text:style-name="_33_01"> </text:span><text:span text:style-name="_37_53">n</text:span><text:span text:style-name="_31_13">e</text:span><text:span text:style-name="_34_49">v</text:span><text:span text:style-name="_38_37">e</text:span><text:span text:style-name="_31_61">r</text:span><text:span text:style-name="_33_01"> </text:span><text:span text:style-name="_38_69">b</text:span><text:span text:style-name="_32_69">e</text:span><text:span text:style-name="_34_05">e</text:span><text:span text:style-name="_38_37">n</text:span><text:span text:style-name="_31_"> </text:span><text:span text:style-name="_34_37">o</text:span><text:span text:style-name="_38_33">b</text:span><text:span text:style-name="_32_01">j</text:span><text:span text:style-name="_35_13">e</text:span><text:span text:style-name="_37_49">c</text:span><text:span text:style-name="_31_73">t</text:span><text:span text:style-name="_34_61">e</text:span><text:span text:style-name="_37_97">d</text:span><text:span text:style-name="_31_"> </text:span><text:span text:style-name="_35_25">t</text:span><text:span text:style-name="_36_93">o</text:span><text:span text:style-name="_31_"> </text:span><text:span text:style-name="_34_53">b</text:span><text:span text:style-name="_37_49">e</text:span><text:span text:style-name="_32_69">f</text:span><text:span text:style-name="_35_81">o</text:span><text:span text:style-name="_37_41">r</text:span><text:span text:style-name="_32_01">e</text:span><text:span text:style-name="_34_49">.</text:span><text:span text:style-name="_36_01"> </text:span><text:span text:style-name="_32_85">H</text:span><text:span text:style-name="_35_61">e</text:span><text:span text:style-name="_36_01"> </text:span><text:span text:style-name="_38_9">a</text:span><text:span text:style-name="_34_53">d</text:span><text:span text:style-name="_38_25">d</text:span><text:span text:style-name="_31_77">e</text:span><text:span text:style-name="_35_97">d</text:span><text:span text:style-name="_36_01"> </text:span><text:span text:style-name="_32_37">t</text:span><text:span text:style-name="_34_49">h</text:span><text:span text:style-name="_37_41">a</text:span><text:span text:style-name="_32_13">t</text:span><text:span text:style-name="_33_01"> </text:span><text:span text:style-name="_38_61">a</text:span><text:span text:style-name="_31_05">s</text:span><text:span text:style-name="_33_01"> </text:span><text:span text:style-name="_38_61">f</text:span><text:span text:style-name="_39_3">a</text:span><text:span text:style-name="_34_17">r</text:span><text:span text:style-name="_36_01"> </text:span><text:span text:style-name="_31_05">a</text:span><text:span text:style-name="_35_21">s</text:span><text:span text:style-name="_36_01"> </text:span><text:span text:style-name="_31_37">h</text:span><text:span text:style-name="_34_01">i</text:span><text:span text:style-name="_38_37">s</text:span><text:span text:style-name="_31_"> </text:span><text:span text:style-name="_35_33">e</text:span><text:span text:style-name="_37_01">x</text:span><text:span text:style-name="_32_73">p</text:span><text:span text:style-name="_34_53">e</text:span><text:span text:style-name="_38_09">r</text:span><text:span text:style-name="_38_1">i</text:span><text:span text:style-name="_33_77">e</text:span><text:span text:style-name="_38_33">n</text:span><text:span text:style-name="_32_57">c</text:span><text:span text:style-name="_35_69">e</text:span><text:span text:style-name="_36_01"> </text:span><text:span text:style-name="_38_1">w</text:span><text:span text:style-name="_33_81">e</text:span><text:span text:style-name="_38_69">n</text:span><text:span text:style-name="_32_69">t</text:span><text:span text:style-name="_35_25">,</text:span><text:span text:style-name="_36_01"> </text:span><text:span text:style-name="_39_3">s</text:span><text:span text:style-name="_35_73">u</text:span><text:span text:style-name="_37_37">c</text:span><text:span text:style-name="_32_25">h</text:span><text:span text:style-name="_33_01"> </text:span><text:span text:style-name="_37_77">r</text:span><text:span text:style-name="_32_57">u</text:span><text:span text:style-name="_34_97">l</text:span><text:span text:style-name="_37_13">e</text:span><text:span text:style-name="_31_37">s</text:span><text:span text:style-name="_33_01"> </text:span><text:span text:style-name="_37_53">h</text:span><text:span text:style-name="_31_01">a</text:span><text:span text:style-name="_33_81">d</text:span><text:span text:style-name="_36_01"> </text:span><text:span text:style-name="_31_73">n</text:span><text:span text:style-name="_35_85">e</text:span><text:span text:style-name="_36_81">v</text:span><text:span text:style-name="_31_73">e</text:span><text:span text:style-name="_35_93">r</text:span><text:span text:style-name="_36_01"> </text:span><text:span text:style-name="_31_01">b</text:span><text:span text:style-name="_34_41">e</text:span><text:span text:style-name="_36_77">e</text:span><text:span text:style-name="_32_57">n</text:span><text:span text:style-name="_33_01"> </text:span><text:span text:style-name="_36_93">c</text:span><text:span text:style-name="_31_97">o</text:span><text:span text:style-name="_35_73">n</text:span><text:span text:style-name="_37_41">s</text:span><text:span text:style-name="_31_53">i</text:span><text:span text:style-name="_34_13">d</text:span><text:span text:style-name="_38_57">e</text:span><text:span text:style-name="_31_37">r</text:span><text:span text:style-name="_35_81">e</text:span><text:span text:style-name="_37_77">d</text:span><text:span text:style-name="_31_"> </text:span><text:span text:style-name="_34_37">t</text:span><text:span text:style-name="_38_57">o</text:span><text:span text:style-name="_31_"> </text:span><text:span text:style-name="_35_13">a</text:span><text:span text:style-name="_38_73">p</text:span><text:span text:style-name="_31_77">p</text:span><text:span text:style-name="_35_81">l</text:span><text:span text:style-name="_37_97">y</text:span><text:span text:style-name="_31_"> </text:span><text:span text:style-name="_34_37">t</text:span><text:span text:style-name="_37_65">o</text:span><text:span text:style-name="_31_"> </text:span><text:span text:style-name="_34_37">b</text:span><text:span text:style-name="_37_17">u</text:span><text:span text:style-name="_37_7">r</text:span><text:span text:style-name="_34_53">g</text:span><text:span text:style-name="_38_93">l</text:span><text:span text:style-name="_39_3">a</text:span><text:span text:style-name="_35_93">r</text:span><text:span text:style-name="_36_89">s</text:span><text:span text:style-name="_32_61">,</text:span><text:span text:style-name="_33_01"> </text:span><text:span text:style-name="_38_33">a</text:span><text:span text:style-name="_31_77">n</text:span><text:span text:style-name="_34_65">y</text:span><text:span text:style-name="_38_57">w</text:span><text:span text:style-name="_32_69">a</text:span><text:span text:style-name="_34_97">y</text:span><text:span text:style-name="_37_97">.</text:span></text:p>
      <text:p text:style-name="P1"><text:span text:style-name="_32_73">"</text:span><text:span text:style-name="_34_61">I</text:span><text:span text:style-name="_36_01"> </text:span><text:span text:style-name="_32_93">s</text:span><text:span text:style-name="_35_97">a</text:span><text:span text:style-name="_37_01">i</text:span><text:span text:style-name="_32_01">d</text:span><text:span text:style-name="_34_17">:</text:span><text:span text:style-name="_36_01"> </text:span><text:span text:style-name="_32_21">'</text:span><text:span text:style-name="_35_25">S</text:span><text:span text:style-name="_38_21">m</text:span><text:span text:style-name="_37_7">o</text:span><text:span text:style-name="_33_81">k</text:span><text:span text:style-name="_38_97">e</text:span><text:span text:style-name="_31_"> </text:span><text:span text:style-name="_35_81">a</text:span><text:span text:style-name="_38_21">l</text:span><text:span text:style-name="_31_61">o</text:span><text:span text:style-name="_35_25">n</text:span><text:span text:style-name="_37_05">g</text:span><text:span text:style-name="_31_65">,</text:span><text:span text:style-name="_33_01"> </text:span><text:span text:style-name="_37_53">t</text:span><text:span text:style-name="_31_49">h</text:span><text:span text:style-name="_34_37">e</text:span><text:span text:style-name="_38_73">n</text:span><text:span text:style-name="_32_09">,</text:span><text:span text:style-name="_33_01"> </text:span><text:span text:style-name="_38_97">i</text:span><text:span text:style-name="_31_01">f</text:span><text:span text:style-name="_33_01"> </text:span><text:span text:style-name="_38_33">i</text:span><text:span text:style-name="_32_21">t</text:span><text:span text:style-name="_33_01"> </text:span><text:span text:style-name="_38_61">i</text:span><text:span text:style-name="_31_17">s</text:span><text:span text:style-name="_33_01"> </text:span><text:span text:style-name="_38_21">t</text:span><text:span text:style-name="_31_53">h</text:span><text:span text:style-name="_34_37">e</text:span><text:span text:style-name="_36_01"> </text:span><text:span text:style-name="_31_13">c</text:span><text:span text:style-name="_35_93">u</text:span><text:span text:style-name="_38_37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0% 100%" style:text-scale="94%"/>
    </style:style>
    <style:style style:name="_37_" style:display-name="7" style:family="text">
      <style:text-properties style:text-position="0% 100%" style:text-scale="95%"/>
    </style:style>
    <style:style style:name="_38_" style:display-name="8" style:family="text">
      <style:text-properties style:text-position="0% 100%" style:text-scale="107%"/>
    </style:style>
    <style:style style:name="_39_" style:display-name="9" style:family="text">
      <style:text-properties style:text-position="2% 100%"/>
    </style:style>
    <style:style style:name="_31_0" style:display-name="10" style:family="text">
      <style:text-properties style:text-position="2% 100%" style:text-scale="94%"/>
    </style:style>
    <style:style style:name="_31_1" style:display-name="11" style:family="text">
      <style:text-properties style:text-position="2% 100%" style:text-scale="95%"/>
    </style:style>
    <style:style style:name="_31_2" style:display-name="12" style:family="text">
      <style:text-properties style:text-position="2% 100%" style:text-scale="107%"/>
    </style:style>
    <style:style style:name="_31_3" style:display-name="13" style:family="text">
      <style:text-properties fo:background-color="#f9f9ff"/>
    </style:style>
    <style:style style:name="_31_4" style:display-name="14" style:family="text">
      <style:text-properties fo:background-color="#f9f9ff" style:text-scale="94%"/>
    </style:style>
    <style:style style:name="_31_5" style:display-name="15" style:family="text">
      <style:text-properties fo:background-color="#f9f9ff" style:text-scale="95%"/>
    </style:style>
    <style:style style:name="_31_6" style:display-name="16" style:family="text">
      <style:text-properties fo:background-color="#f9f9ff" style:text-scale="107%"/>
    </style:style>
    <style:style style:name="_31_7" style:display-name="17" style:family="text">
      <style:text-properties style:text-position="0% 100%" fo:background-color="#f9f9ff"/>
    </style:style>
    <style:style style:name="_31_8" style:display-name="18" style:family="text">
      <style:text-properties style:text-position="0% 100%" fo:background-color="#f9f9ff" style:text-scale="94%"/>
    </style:style>
    <style:style style:name="_31_9" style:display-name="19" style:family="text">
      <style:text-properties style:text-position="0% 100%" fo:background-color="#f9f9ff" style:text-scale="95%"/>
    </style:style>
    <style:style style:name="_32_0" style:display-name="20" style:family="text">
      <style:text-properties style:text-position="0% 100%" fo:background-color="#f9f9ff" style:text-scale="107%"/>
    </style:style>
    <style:style style:name="_32_1" style:display-name="21" style:family="text">
      <style:text-properties style:text-position="2% 100%" fo:background-color="#f9f9ff"/>
    </style:style>
    <style:style style:name="_32_2" style:display-name="22" style:family="text">
      <style:text-properties style:text-position="2% 100%" fo:background-color="#f9f9ff" style:text-scale="94%"/>
    </style:style>
    <style:style style:name="_32_3" style:display-name="23" style:family="text">
      <style:text-properties style:text-position="2% 100%" fo:background-color="#f9f9ff" style:text-scale="95%"/>
    </style:style>
    <style:style style:name="_32_4" style:display-name="24" style:family="text">
      <style:text-properties style:text-position="2% 100%" fo:background-color="#f9f9ff" style:text-scale="107%"/>
    </style:style>
    <style:style style:name="_32_5" style:display-name="25" style:family="text">
      <style:text-properties fo:background-color="#f9fdff"/>
    </style:style>
    <style:style style:name="_32_6" style:display-name="26" style:family="text">
      <style:text-properties fo:background-color="#f9fdff" style:text-scale="94%"/>
    </style:style>
    <style:style style:name="_32_7" style:display-name="27" style:family="text">
      <style:text-properties fo:background-color="#f9fdff" style:text-scale="95%"/>
    </style:style>
    <style:style style:name="_32_8" style:display-name="28" style:family="text">
      <style:text-properties fo:background-color="#f9fdff" style:text-scale="107%"/>
    </style:style>
    <style:style style:name="_32_9" style:display-name="29" style:family="text">
      <style:text-properties style:text-position="0% 100%" fo:background-color="#f9fdff"/>
    </style:style>
    <style:style style:name="_33_0" style:display-name="30" style:family="text">
      <style:text-properties style:text-position="0% 100%" fo:background-color="#f9fdff" style:text-scale="94%"/>
    </style:style>
    <style:style style:name="_33_1" style:display-name="31" style:family="text">
      <style:text-properties style:text-position="0% 100%" fo:background-color="#f9fdff" style:text-scale="95%"/>
    </style:style>
    <style:style style:name="_33_2" style:display-name="32" style:family="text">
      <style:text-properties style:text-position="0% 100%" fo:background-color="#f9fdff" style:text-scale="107%"/>
    </style:style>
    <style:style style:name="_33_3" style:display-name="33" style:family="text">
      <style:text-properties style:text-position="2% 100%" fo:background-color="#f9fdff"/>
    </style:style>
    <style:style style:name="_33_4" style:display-name="34" style:family="text">
      <style:text-properties style:text-position="2% 100%" fo:background-color="#f9fdff" style:text-scale="94%"/>
    </style:style>
    <style:style style:name="_33_5" style:display-name="35" style:family="text">
      <style:text-properties style:text-position="2% 100%" fo:background-color="#f9fdff" style:text-scale="95%"/>
    </style:style>
    <style:style style:name="_33_6" style:display-name="36" style:family="text">
      <style:text-properties style:text-position="2% 100%" fo:background-color="#f9fdff" style:text-scale="107%"/>
    </style:style>
    <style:style style:name="_33_7" style:display-name="37" style:family="text">
      <style:text-properties fo:background-color="#fdf9ff"/>
    </style:style>
    <style:style style:name="_33_8" style:display-name="38" style:family="text">
      <style:text-properties fo:background-color="#fdf9ff" style:text-scale="94%"/>
    </style:style>
    <style:style style:name="_33_9" style:display-name="39" style:family="text">
      <style:text-properties fo:background-color="#fdf9ff" style:text-scale="95%"/>
    </style:style>
    <style:style style:name="_34_0" style:display-name="40" style:family="text">
      <style:text-properties fo:background-color="#fdf9ff" style:text-scale="107%"/>
    </style:style>
    <style:style style:name="_34_1" style:display-name="41" style:family="text">
      <style:text-properties style:text-position="0% 100%" fo:background-color="#fdf9ff"/>
    </style:style>
    <style:style style:name="_34_2" style:display-name="42" style:family="text">
      <style:text-properties style:text-position="0% 100%" fo:background-color="#fdf9ff" style:text-scale="94%"/>
    </style:style>
    <style:style style:name="_34_3" style:display-name="43" style:family="text">
      <style:text-properties style:text-position="0% 100%" fo:background-color="#fdf9ff" style:text-scale="95%"/>
    </style:style>
    <style:style style:name="_34_4" style:display-name="44" style:family="text">
      <style:text-properties style:text-position="0% 100%" fo:background-color="#fdf9ff" style:text-scale="107%"/>
    </style:style>
    <style:style style:name="_34_5" style:display-name="45" style:family="text">
      <style:text-properties style:text-position="2% 100%" fo:background-color="#fdf9ff"/>
    </style:style>
    <style:style style:name="_34_6" style:display-name="46" style:family="text">
      <style:text-properties style:text-position="2% 100%" fo:background-color="#fdf9ff" style:text-scale="94%"/>
    </style:style>
    <style:style style:name="_34_7" style:display-name="47" style:family="text">
      <style:text-properties style:text-position="2% 100%" fo:background-color="#fdf9ff" style:text-scale="95%"/>
    </style:style>
    <style:style style:name="_34_8" style:display-name="48" style:family="text">
      <style:text-properties style:text-position="2% 100%" fo:background-color="#fdf9ff" style:text-scale="107%"/>
    </style:style>
    <style:style style:name="_34_9" style:display-name="49" style:family="text">
      <style:text-properties fo:background-color="#fdfdff"/>
    </style:style>
    <style:style style:name="_35_0" style:display-name="50" style:family="text">
      <style:text-properties fo:background-color="#fdfdff" style:text-scale="94%"/>
    </style:style>
    <style:style style:name="_35_1" style:display-name="51" style:family="text">
      <style:text-properties fo:background-color="#fdfdff" style:text-scale="95%"/>
    </style:style>
    <style:style style:name="_35_2" style:display-name="52" style:family="text">
      <style:text-properties fo:background-color="#fdfdff" style:text-scale="107%"/>
    </style:style>
    <style:style style:name="_35_3" style:display-name="53" style:family="text">
      <style:text-properties style:text-position="0% 100%" fo:background-color="#fdfdff"/>
    </style:style>
    <style:style style:name="_35_4" style:display-name="54" style:family="text">
      <style:text-properties style:text-position="0% 100%" fo:background-color="#fdfdff" style:text-scale="94%"/>
    </style:style>
    <style:style style:name="_35_5" style:display-name="55" style:family="text">
      <style:text-properties style:text-position="0% 100%" fo:background-color="#fdfdff" style:text-scale="95%"/>
    </style:style>
    <style:style style:name="_35_6" style:display-name="56" style:family="text">
      <style:text-properties style:text-position="0% 100%" fo:background-color="#fdfdff" style:text-scale="107%"/>
    </style:style>
    <style:style style:name="_35_7" style:display-name="57" style:family="text">
      <style:text-properties style:text-position="2% 100%" fo:background-color="#fdfdff"/>
    </style:style>
    <style:style style:name="_35_8" style:display-name="58" style:family="text">
      <style:text-properties style:text-position="2% 100%" fo:background-color="#fdfdff" style:text-scale="94%"/>
    </style:style>
    <style:style style:name="_35_9" style:display-name="59" style:family="text">
      <style:text-properties style:text-position="2% 100%" fo:background-color="#fdfdff" style:text-scale="95%"/>
    </style:style>
    <style:style style:name="_36_0" style:display-name="60" style:family="text">
      <style:text-properties style:text-position="2% 100%" fo:background-color="#fdfdff" style:text-scale="107%"/>
    </style:style>
    <style:style style:name="_36_1" style:display-name="61" style:family="text">
      <style:text-properties fo:color="#040400"/>
    </style:style>
    <style:style style:name="_36_2" style:display-name="62" style:family="text">
      <style:text-properties fo:color="#040400" style:text-scale="94%"/>
    </style:style>
    <style:style style:name="_36_3" style:display-name="63" style:family="text">
      <style:text-properties fo:color="#040400" style:text-scale="95%"/>
    </style:style>
    <style:style style:name="_36_4" style:display-name="64" style:family="text">
      <style:text-properties fo:color="#040400" style:text-scale="107%"/>
    </style:style>
    <style:style style:name="_36_5" style:display-name="65" style:family="text">
      <style:text-properties fo:color="#040400" style:text-position="0% 100%"/>
    </style:style>
    <style:style style:name="_36_6" style:display-name="66" style:family="text">
      <style:text-properties fo:color="#040400" style:text-position="0% 100%" style:text-scale="94%"/>
    </style:style>
    <style:style style:name="_36_7" style:display-name="67" style:family="text">
      <style:text-properties fo:color="#040400" style:text-position="0% 100%" style:text-scale="95%"/>
    </style:style>
    <style:style style:name="_36_8" style:display-name="68" style:family="text">
      <style:text-properties fo:color="#040400" style:text-position="0% 100%" style:text-scale="107%"/>
    </style:style>
    <style:style style:name="_36_9" style:display-name="69" style:family="text">
      <style:text-properties fo:color="#040400" style:text-position="2% 100%"/>
    </style:style>
    <style:style style:name="_37_0" style:display-name="70" style:family="text">
      <style:text-properties fo:color="#040400" style:text-position="2% 100%" style:text-scale="94%"/>
    </style:style>
    <style:style style:name="_37_1" style:display-name="71" style:family="text">
      <style:text-properties fo:color="#040400" style:text-position="2% 100%" style:text-scale="95%"/>
    </style:style>
    <style:style style:name="_37_2" style:display-name="72" style:family="text">
      <style:text-properties fo:color="#040400" style:text-position="2% 100%" style:text-scale="107%"/>
    </style:style>
    <style:style style:name="_37_3" style:display-name="73" style:family="text">
      <style:text-properties fo:color="#040400" fo:background-color="#f9f9ff"/>
    </style:style>
    <style:style style:name="_37_4" style:display-name="74" style:family="text">
      <style:text-properties fo:color="#040400" fo:background-color="#f9f9ff" style:text-scale="94%"/>
    </style:style>
    <style:style style:name="_37_5" style:display-name="75" style:family="text">
      <style:text-properties fo:color="#040400" fo:background-color="#f9f9ff" style:text-scale="95%"/>
    </style:style>
    <style:style style:name="_37_6" style:display-name="76" style:family="text">
      <style:text-properties fo:color="#040400" fo:background-color="#f9f9ff" style:text-scale="107%"/>
    </style:style>
    <style:style style:name="_37_7" style:display-name="77" style:family="text">
      <style:text-properties fo:color="#040400" style:text-position="0% 100%" fo:background-color="#f9f9ff"/>
    </style:style>
    <style:style style:name="_37_8" style:display-name="78" style:family="text">
      <style:text-properties fo:color="#040400" style:text-position="0% 100%" fo:background-color="#f9f9ff" style:text-scale="94%"/>
    </style:style>
    <style:style style:name="_37_9" style:display-name="79" style:family="text">
      <style:text-properties fo:color="#040400" style:text-position="0% 100%" fo:background-color="#f9f9ff" style:text-scale="95%"/>
    </style:style>
    <style:style style:name="_38_0" style:display-name="80" style:family="text">
      <style:text-properties fo:color="#040400" style:text-position="0% 100%" fo:background-color="#f9f9ff" style:text-scale="107%"/>
    </style:style>
    <style:style style:name="_38_1" style:display-name="81" style:family="text">
      <style:text-properties fo:color="#040400" style:text-position="2% 100%" fo:background-color="#f9f9ff"/>
    </style:style>
    <style:style style:name="_38_2" style:display-name="82" style:family="text">
      <style:text-properties fo:color="#040400" style:text-position="2% 100%" fo:background-color="#f9f9ff" style:text-scale="94%"/>
    </style:style>
    <style:style style:name="_38_3" style:display-name="83" style:family="text">
      <style:text-properties fo:color="#040400" style:text-position="2% 100%" fo:background-color="#f9f9ff" style:text-scale="95%"/>
    </style:style>
    <style:style style:name="_38_4" style:display-name="84" style:family="text">
      <style:text-properties fo:color="#040400" style:text-position="2% 100%" fo:background-color="#f9f9ff" style:text-scale="107%"/>
    </style:style>
    <style:style style:name="_38_5" style:display-name="85" style:family="text">
      <style:text-properties fo:color="#040400" fo:background-color="#f9fdff"/>
    </style:style>
    <style:style style:name="_38_6" style:display-name="86" style:family="text">
      <style:text-properties fo:color="#040400" fo:background-color="#f9fdff" style:text-scale="94%"/>
    </style:style>
    <style:style style:name="_38_7" style:display-name="87" style:family="text">
      <style:text-properties fo:color="#040400" fo:background-color="#f9fdff" style:text-scale="95%"/>
    </style:style>
    <style:style style:name="_38_8" style:display-name="88" style:family="text">
      <style:text-properties fo:color="#040400" fo:background-color="#f9fdff" style:text-scale="107%"/>
    </style:style>
    <style:style style:name="_38_9" style:display-name="89" style:family="text">
      <style:text-properties fo:color="#040400" style:text-position="0% 100%" fo:background-color="#f9fdff"/>
    </style:style>
    <style:style style:name="_39_0" style:display-name="90" style:family="text">
      <style:text-properties fo:color="#040400" style:text-position="0% 100%" fo:background-color="#f9fdff" style:text-scale="94%"/>
    </style:style>
    <style:style style:name="_39_1" style:display-name="91" style:family="text">
      <style:text-properties fo:color="#040400" style:text-position="0% 100%" fo:background-color="#f9fdff" style:text-scale="95%"/>
    </style:style>
    <style:style style:name="_39_2" style:display-name="92" style:family="text">
      <style:text-properties fo:color="#040400" style:text-position="0% 100%" fo:background-color="#f9fdff" style:text-scale="107%"/>
    </style:style>
    <style:style style:name="_39_3" style:display-name="93" style:family="text">
      <style:text-properties fo:color="#040400" style:text-position="2% 100%" fo:background-color="#f9fdff"/>
    </style:style>
    <style:style style:name="_39_4" style:display-name="94" style:family="text">
      <style:text-properties fo:color="#040400" style:text-position="2% 100%" fo:background-color="#f9fdff" style:text-scale="94%"/>
    </style:style>
    <style:style style:name="_39_5" style:display-name="95" style:family="text">
      <style:text-properties fo:color="#040400" style:text-position="2% 100%" fo:background-color="#f9fdff" style:text-scale="95%"/>
    </style:style>
    <style:style style:name="_39_6" style:display-name="96" style:family="text">
      <style:text-properties fo:color="#040400" style:text-position="2% 100%" fo:background-color="#f9fdff" style:text-scale="107%"/>
    </style:style>
    <style:style style:name="_39_7" style:display-name="97" style:family="text">
      <style:text-properties fo:color="#040400" fo:background-color="#fdf9ff"/>
    </style:style>
    <style:style style:name="_39_8" style:display-name="98" style:family="text">
      <style:text-properties fo:color="#040400" fo:background-color="#fdf9ff" style:text-scale="94%"/>
    </style:style>
    <style:style style:name="_39_9" style:display-name="99" style:family="text">
      <style:text-properties fo:color="#040400" fo:background-color="#fdf9ff" style:text-scale="95%"/>
    </style:style>
    <style:style style:name="_31_00" style:display-name="100" style:family="text">
      <style:text-properties fo:color="#040400" fo:background-color="#fdf9ff" style:text-scale="107%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0% 100%" fo:background-color="#fdf9ff" style:text-scale="94%"/>
    </style:style>
    <style:style style:name="_31_03" style:display-name="103" style:family="text">
      <style:text-properties fo:color="#040400" style:text-position="0% 100%" fo:background-color="#fdf9ff" style:text-scale="95%"/>
    </style:style>
    <style:style style:name="_31_04" style:display-name="104" style:family="text">
      <style:text-properties fo:color="#040400" style:text-position="0% 100%" fo:background-color="#fdf9ff" style:text-scale="107%"/>
    </style:style>
    <style:style style:name="_31_05" style:display-name="105" style:family="text">
      <style:text-properties fo:color="#040400" style:text-position="2% 100%" fo:background-color="#fdf9ff"/>
    </style:style>
    <style:style style:name="_31_06" style:display-name="106" style:family="text">
      <style:text-properties fo:color="#040400" style:text-position="2% 100%" fo:background-color="#fdf9ff" style:text-scale="94%"/>
    </style:style>
    <style:style style:name="_31_07" style:display-name="107" style:family="text">
      <style:text-properties fo:color="#040400" style:text-position="2% 100%" fo:background-color="#fdf9ff" style:text-scale="95%"/>
    </style:style>
    <style:style style:name="_31_08" style:display-name="108" style:family="text">
      <style:text-properties fo:color="#040400" style:text-position="2% 100%" fo:background-color="#fdf9ff" style:text-scale="107%"/>
    </style:style>
    <style:style style:name="_31_09" style:display-name="109" style:family="text">
      <style:text-properties fo:color="#040400" fo:background-color="#fdfdff"/>
    </style:style>
    <style:style style:name="_31_10" style:display-name="110" style:family="text">
      <style:text-properties fo:color="#040400" fo:background-color="#fdfdff" style:text-scale="94%"/>
    </style:style>
    <style:style style:name="_31_11" style:display-name="111" style:family="text">
      <style:text-properties fo:color="#040400" fo:background-color="#fdfdff" style:text-scale="95%"/>
    </style:style>
    <style:style style:name="_31_12" style:display-name="112" style:family="text">
      <style:text-properties fo:color="#040400" fo:background-color="#fdfdff" style:text-scale="107%"/>
    </style:style>
    <style:style style:name="_31_13" style:display-name="113" style:family="text">
      <style:text-properties fo:color="#040400" style:text-position="0% 100%" fo:background-color="#fdfdff"/>
    </style:style>
    <style:style style:name="_31_14" style:display-name="114" style:family="text">
      <style:text-properties fo:color="#040400" style:text-position="0% 100%" fo:background-color="#fdfdff" style:text-scale="94%"/>
    </style:style>
    <style:style style:name="_31_15" style:display-name="115" style:family="text">
      <style:text-properties fo:color="#040400" style:text-position="0% 100%" fo:background-color="#fdfdff" style:text-scale="95%"/>
    </style:style>
    <style:style style:name="_31_16" style:display-name="116" style:family="text">
      <style:text-properties fo:color="#040400" style:text-position="0% 100%" fo:background-color="#fdfdff" style:text-scale="107%"/>
    </style:style>
    <style:style style:name="_31_17" style:display-name="117" style:family="text">
      <style:text-properties fo:color="#040400" style:text-position="2% 100%" fo:background-color="#fdfdff"/>
    </style:style>
    <style:style style:name="_31_18" style:display-name="118" style:family="text">
      <style:text-properties fo:color="#040400" style:text-position="2% 100%" fo:background-color="#fdfdff" style:text-scale="94%"/>
    </style:style>
    <style:style style:name="_31_19" style:display-name="119" style:family="text">
      <style:text-properties fo:color="#040400" style:text-position="2% 100%" fo:background-color="#fdfdff" style:text-scale="95%"/>
    </style:style>
    <style:style style:name="_31_20" style:display-name="120" style:family="text">
      <style:text-properties fo:color="#040400" style:text-position="2% 100%" fo:background-color="#fdfdff" style:text-scale="107%"/>
    </style:style>
    <style:style style:name="_31_21" style:display-name="121" style:family="text">
      <style:text-properties fo:color="#040c00"/>
    </style:style>
    <style:style style:name="_31_22" style:display-name="122" style:family="text">
      <style:text-properties fo:color="#040c00" style:text-scale="94%"/>
    </style:style>
    <style:style style:name="_31_23" style:display-name="123" style:family="text">
      <style:text-properties fo:color="#040c00" style:text-scale="95%"/>
    </style:style>
    <style:style style:name="_31_24" style:display-name="124" style:family="text">
      <style:text-properties fo:color="#040c00" style:text-scale="107%"/>
    </style:style>
    <style:style style:name="_31_25" style:display-name="125" style:family="text">
      <style:text-properties fo:color="#040c00" style:text-position="0% 100%"/>
    </style:style>
    <style:style style:name="_31_26" style:display-name="126" style:family="text">
      <style:text-properties fo:color="#040c00" style:text-position="0% 100%" style:text-scale="94%"/>
    </style:style>
    <style:style style:name="_31_27" style:display-name="127" style:family="text">
      <style:text-properties fo:color="#040c00" style:text-position="0% 100%" style:text-scale="95%"/>
    </style:style>
    <style:style style:name="_31_28" style:display-name="128" style:family="text">
      <style:text-properties fo:color="#040c00" style:text-position="0% 100%" style:text-scale="107%"/>
    </style:style>
    <style:style style:name="_31_29" style:display-name="129" style:family="text">
      <style:text-properties fo:color="#040c00" style:text-position="2% 100%"/>
    </style:style>
    <style:style style:name="_31_30" style:display-name="130" style:family="text">
      <style:text-properties fo:color="#040c00" style:text-position="2% 100%" style:text-scale="94%"/>
    </style:style>
    <style:style style:name="_31_31" style:display-name="131" style:family="text">
      <style:text-properties fo:color="#040c00" style:text-position="2% 100%" style:text-scale="95%"/>
    </style:style>
    <style:style style:name="_31_32" style:display-name="132" style:family="text">
      <style:text-properties fo:color="#040c00" style:text-position="2% 100%" style:text-scale="107%"/>
    </style:style>
    <style:style style:name="_31_33" style:display-name="133" style:family="text">
      <style:text-properties fo:color="#040c00" fo:background-color="#f9f9ff"/>
    </style:style>
    <style:style style:name="_31_34" style:display-name="134" style:family="text">
      <style:text-properties fo:color="#040c00" fo:background-color="#f9f9ff" style:text-scale="94%"/>
    </style:style>
    <style:style style:name="_31_35" style:display-name="135" style:family="text">
      <style:text-properties fo:color="#040c00" fo:background-color="#f9f9ff" style:text-scale="95%"/>
    </style:style>
    <style:style style:name="_31_36" style:display-name="136" style:family="text">
      <style:text-properties fo:color="#040c00" fo:background-color="#f9f9ff" style:text-scale="107%"/>
    </style:style>
    <style:style style:name="_31_37" style:display-name="137" style:family="text">
      <style:text-properties fo:color="#040c00" style:text-position="0% 100%" fo:background-color="#f9f9ff"/>
    </style:style>
    <style:style style:name="_31_38" style:display-name="138" style:family="text">
      <style:text-properties fo:color="#040c00" style:text-position="0% 100%" fo:background-color="#f9f9ff" style:text-scale="94%"/>
    </style:style>
    <style:style style:name="_31_39" style:display-name="139" style:family="text">
      <style:text-properties fo:color="#040c00" style:text-position="0% 100%" fo:background-color="#f9f9ff" style:text-scale="95%"/>
    </style:style>
    <style:style style:name="_31_40" style:display-name="140" style:family="text">
      <style:text-properties fo:color="#040c00" style:text-position="0% 100%" fo:background-color="#f9f9ff" style:text-scale="107%"/>
    </style:style>
    <style:style style:name="_31_41" style:display-name="141" style:family="text">
      <style:text-properties fo:color="#040c00" style:text-position="2% 100%" fo:background-color="#f9f9ff"/>
    </style:style>
    <style:style style:name="_31_42" style:display-name="142" style:family="text">
      <style:text-properties fo:color="#040c00" style:text-position="2% 100%" fo:background-color="#f9f9ff" style:text-scale="94%"/>
    </style:style>
    <style:style style:name="_31_43" style:display-name="143" style:family="text">
      <style:text-properties fo:color="#040c00" style:text-position="2% 100%" fo:background-color="#f9f9ff" style:text-scale="95%"/>
    </style:style>
    <style:style style:name="_31_44" style:display-name="144" style:family="text">
      <style:text-properties fo:color="#040c00" style:text-position="2% 100%" fo:background-color="#f9f9ff" style:text-scale="107%"/>
    </style:style>
    <style:style style:name="_31_45" style:display-name="145" style:family="text">
      <style:text-properties fo:color="#040c00" fo:background-color="#f9fdff"/>
    </style:style>
    <style:style style:name="_31_46" style:display-name="146" style:family="text">
      <style:text-properties fo:color="#040c00" fo:background-color="#f9fdff" style:text-scale="94%"/>
    </style:style>
    <style:style style:name="_31_47" style:display-name="147" style:family="text">
      <style:text-properties fo:color="#040c00" fo:background-color="#f9fdff" style:text-scale="95%"/>
    </style:style>
    <style:style style:name="_31_48" style:display-name="148" style:family="text">
      <style:text-properties fo:color="#040c00" fo:background-color="#f9fdff" style:text-scale="107%"/>
    </style:style>
    <style:style style:name="_31_49" style:display-name="149" style:family="text">
      <style:text-properties fo:color="#040c00" style:text-position="0% 100%" fo:background-color="#f9fdff"/>
    </style:style>
    <style:style style:name="_31_50" style:display-name="150" style:family="text">
      <style:text-properties fo:color="#040c00" style:text-position="0% 100%" fo:background-color="#f9fdff" style:text-scale="94%"/>
    </style:style>
    <style:style style:name="_31_51" style:display-name="151" style:family="text">
      <style:text-properties fo:color="#040c00" style:text-position="0% 100%" fo:background-color="#f9fdff" style:text-scale="95%"/>
    </style:style>
    <style:style style:name="_31_52" style:display-name="152" style:family="text">
      <style:text-properties fo:color="#040c00" style:text-position="0% 100%" fo:background-color="#f9fdff" style:text-scale="107%"/>
    </style:style>
    <style:style style:name="_31_53" style:display-name="153" style:family="text">
      <style:text-properties fo:color="#040c00" style:text-position="2% 100%" fo:background-color="#f9fdff"/>
    </style:style>
    <style:style style:name="_31_54" style:display-name="154" style:family="text">
      <style:text-properties fo:color="#040c00" style:text-position="2% 100%" fo:background-color="#f9fdff" style:text-scale="94%"/>
    </style:style>
    <style:style style:name="_31_55" style:display-name="155" style:family="text">
      <style:text-properties fo:color="#040c00" style:text-position="2% 100%" fo:background-color="#f9fdff" style:text-scale="95%"/>
    </style:style>
    <style:style style:name="_31_56" style:display-name="156" style:family="text">
      <style:text-properties fo:color="#040c00" style:text-position="2% 100%" fo:background-color="#f9fdff" style:text-scale="107%"/>
    </style:style>
    <style:style style:name="_31_57" style:display-name="157" style:family="text">
      <style:text-properties fo:color="#040c00" fo:background-color="#fdf9ff"/>
    </style:style>
    <style:style style:name="_31_58" style:display-name="158" style:family="text">
      <style:text-properties fo:color="#040c00" fo:background-color="#fdf9ff" style:text-scale="94%"/>
    </style:style>
    <style:style style:name="_31_59" style:display-name="159" style:family="text">
      <style:text-properties fo:color="#040c00" fo:background-color="#fdf9ff" style:text-scale="95%"/>
    </style:style>
    <style:style style:name="_31_60" style:display-name="160" style:family="text">
      <style:text-properties fo:color="#040c00" fo:background-color="#fdf9ff" style:text-scale="107%"/>
    </style:style>
    <style:style style:name="_31_61" style:display-name="161" style:family="text">
      <style:text-properties fo:color="#040c00" style:text-position="0% 100%" fo:background-color="#fdf9ff"/>
    </style:style>
    <style:style style:name="_31_62" style:display-name="162" style:family="text">
      <style:text-properties fo:color="#040c00" style:text-position="0% 100%" fo:background-color="#fdf9ff" style:text-scale="94%"/>
    </style:style>
    <style:style style:name="_31_63" style:display-name="163" style:family="text">
      <style:text-properties fo:color="#040c00" style:text-position="0% 100%" fo:background-color="#fdf9ff" style:text-scale="95%"/>
    </style:style>
    <style:style style:name="_31_64" style:display-name="164" style:family="text">
      <style:text-properties fo:color="#040c00" style:text-position="0% 100%" fo:background-color="#fdf9ff" style:text-scale="107%"/>
    </style:style>
    <style:style style:name="_31_65" style:display-name="165" style:family="text">
      <style:text-properties fo:color="#040c00" style:text-position="2% 100%" fo:background-color="#fdf9ff"/>
    </style:style>
    <style:style style:name="_31_66" style:display-name="166" style:family="text">
      <style:text-properties fo:color="#040c00" style:text-position="2% 100%" fo:background-color="#fdf9ff" style:text-scale="94%"/>
    </style:style>
    <style:style style:name="_31_67" style:display-name="167" style:family="text">
      <style:text-properties fo:color="#040c00" style:text-position="2% 100%" fo:background-color="#fdf9ff" style:text-scale="95%"/>
    </style:style>
    <style:style style:name="_31_68" style:display-name="168" style:family="text">
      <style:text-properties fo:color="#040c00" style:text-position="2% 100%" fo:background-color="#fdf9ff" style:text-scale="107%"/>
    </style:style>
    <style:style style:name="_31_69" style:display-name="169" style:family="text">
      <style:text-properties fo:color="#040c00" fo:background-color="#fdfdff"/>
    </style:style>
    <style:style style:name="_31_70" style:display-name="170" style:family="text">
      <style:text-properties fo:color="#040c00" fo:background-color="#fdfdff" style:text-scale="94%"/>
    </style:style>
    <style:style style:name="_31_71" style:display-name="171" style:family="text">
      <style:text-properties fo:color="#040c00" fo:background-color="#fdfdff" style:text-scale="95%"/>
    </style:style>
    <style:style style:name="_31_72" style:display-name="172" style:family="text">
      <style:text-properties fo:color="#040c00" fo:background-color="#fdfdff" style:text-scale="107%"/>
    </style:style>
    <style:style style:name="_31_73" style:display-name="173" style:family="text">
      <style:text-properties fo:color="#040c00" style:text-position="0% 100%" fo:background-color="#fdfdff"/>
    </style:style>
    <style:style style:name="_31_74" style:display-name="174" style:family="text">
      <style:text-properties fo:color="#040c00" style:text-position="0% 100%" fo:background-color="#fdfdff" style:text-scale="94%"/>
    </style:style>
    <style:style style:name="_31_75" style:display-name="175" style:family="text">
      <style:text-properties fo:color="#040c00" style:text-position="0% 100%" fo:background-color="#fdfdff" style:text-scale="95%"/>
    </style:style>
    <style:style style:name="_31_76" style:display-name="176" style:family="text">
      <style:text-properties fo:color="#040c00" style:text-position="0% 100%" fo:background-color="#fdfdff" style:text-scale="107%"/>
    </style:style>
    <style:style style:name="_31_77" style:display-name="177" style:family="text">
      <style:text-properties fo:color="#040c00" style:text-position="2% 100%" fo:background-color="#fdfdff"/>
    </style:style>
    <style:style style:name="_31_78" style:display-name="178" style:family="text">
      <style:text-properties fo:color="#040c00" style:text-position="2% 100%" fo:background-color="#fdfdff" style:text-scale="94%"/>
    </style:style>
    <style:style style:name="_31_79" style:display-name="179" style:family="text">
      <style:text-properties fo:color="#040c00" style:text-position="2% 100%" fo:background-color="#fdfdff" style:text-scale="95%"/>
    </style:style>
    <style:style style:name="_31_80" style:display-name="180" style:family="text">
      <style:text-properties fo:color="#040c00" style:text-position="2% 100%" fo:background-color="#fdfdff" style:text-scale="107%"/>
    </style:style>
    <style:style style:name="_31_81" style:display-name="181" style:family="text">
      <style:text-properties fo:color="#0c0400"/>
    </style:style>
    <style:style style:name="_31_82" style:display-name="182" style:family="text">
      <style:text-properties fo:color="#0c0400" style:text-scale="94%"/>
    </style:style>
    <style:style style:name="_31_83" style:display-name="183" style:family="text">
      <style:text-properties fo:color="#0c0400" style:text-scale="95%"/>
    </style:style>
    <style:style style:name="_31_84" style:display-name="184" style:family="text">
      <style:text-properties fo:color="#0c0400" style:text-scale="107%"/>
    </style:style>
    <style:style style:name="_31_85" style:display-name="185" style:family="text">
      <style:text-properties fo:color="#0c0400" style:text-position="0% 100%"/>
    </style:style>
    <style:style style:name="_31_86" style:display-name="186" style:family="text">
      <style:text-properties fo:color="#0c0400" style:text-position="0% 100%" style:text-scale="94%"/>
    </style:style>
    <style:style style:name="_31_87" style:display-name="187" style:family="text">
      <style:text-properties fo:color="#0c0400" style:text-position="0% 100%" style:text-scale="95%"/>
    </style:style>
    <style:style style:name="_31_88" style:display-name="188" style:family="text">
      <style:text-properties fo:color="#0c0400" style:text-position="0% 100%" style:text-scale="107%"/>
    </style:style>
    <style:style style:name="_31_89" style:display-name="189" style:family="text">
      <style:text-properties fo:color="#0c0400" style:text-position="2% 100%"/>
    </style:style>
    <style:style style:name="_31_90" style:display-name="190" style:family="text">
      <style:text-properties fo:color="#0c0400" style:text-position="2% 100%" style:text-scale="94%"/>
    </style:style>
    <style:style style:name="_31_91" style:display-name="191" style:family="text">
      <style:text-properties fo:color="#0c0400" style:text-position="2% 100%" style:text-scale="95%"/>
    </style:style>
    <style:style style:name="_31_92" style:display-name="192" style:family="text">
      <style:text-properties fo:color="#0c0400" style:text-position="2% 100%" style:text-scale="107%"/>
    </style:style>
    <style:style style:name="_31_93" style:display-name="193" style:family="text">
      <style:text-properties fo:color="#0c0400" fo:background-color="#f9f9ff"/>
    </style:style>
    <style:style style:name="_31_94" style:display-name="194" style:family="text">
      <style:text-properties fo:color="#0c0400" fo:background-color="#f9f9ff" style:text-scale="94%"/>
    </style:style>
    <style:style style:name="_31_95" style:display-name="195" style:family="text">
      <style:text-properties fo:color="#0c0400" fo:background-color="#f9f9ff" style:text-scale="95%"/>
    </style:style>
    <style:style style:name="_31_96" style:display-name="196" style:family="text">
      <style:text-properties fo:color="#0c0400" fo:background-color="#f9f9ff" style:text-scale="107%"/>
    </style:style>
    <style:style style:name="_31_97" style:display-name="197" style:family="text">
      <style:text-properties fo:color="#0c0400" style:text-position="0% 100%" fo:background-color="#f9f9ff"/>
    </style:style>
    <style:style style:name="_31_98" style:display-name="198" style:family="text">
      <style:text-properties fo:color="#0c0400" style:text-position="0% 100%" fo:background-color="#f9f9ff" style:text-scale="94%"/>
    </style:style>
    <style:style style:name="_31_99" style:display-name="199" style:family="text">
      <style:text-properties fo:color="#0c0400" style:text-position="0% 100%" fo:background-color="#f9f9ff" style:text-scale="95%"/>
    </style:style>
    <style:style style:name="_32_00" style:display-name="200" style:family="text">
      <style:text-properties fo:color="#0c0400" style:text-position="0% 100%" fo:background-color="#f9f9ff" style:text-scale="107%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style:text-position="2% 100%" fo:background-color="#f9f9ff" style:text-scale="94%"/>
    </style:style>
    <style:style style:name="_32_03" style:display-name="203" style:family="text">
      <style:text-properties fo:color="#0c0400" style:text-position="2% 100%" fo:background-color="#f9f9ff" style:text-scale="95%"/>
    </style:style>
    <style:style style:name="_32_04" style:display-name="204" style:family="text">
      <style:text-properties fo:color="#0c0400" style:text-position="2% 100%" fo:background-color="#f9f9ff" style:text-scale="107%"/>
    </style:style>
    <style:style style:name="_32_05" style:display-name="205" style:family="text">
      <style:text-properties fo:color="#0c0400" fo:background-color="#f9fdff"/>
    </style:style>
    <style:style style:name="_32_06" style:display-name="206" style:family="text">
      <style:text-properties fo:color="#0c0400" fo:background-color="#f9fdff" style:text-scale="94%"/>
    </style:style>
    <style:style style:name="_32_07" style:display-name="207" style:family="text">
      <style:text-properties fo:color="#0c0400" fo:background-color="#f9fdff" style:text-scale="95%"/>
    </style:style>
    <style:style style:name="_32_08" style:display-name="208" style:family="text">
      <style:text-properties fo:color="#0c0400" fo:background-color="#f9fdff" style:text-scale="107%"/>
    </style:style>
    <style:style style:name="_32_09" style:display-name="209" style:family="text">
      <style:text-properties fo:color="#0c0400" style:text-position="0% 100%" fo:background-color="#f9fdff"/>
    </style:style>
    <style:style style:name="_32_10" style:display-name="210" style:family="text">
      <style:text-properties fo:color="#0c0400" style:text-position="0% 100%" fo:background-color="#f9fdff" style:text-scale="94%"/>
    </style:style>
    <style:style style:name="_32_11" style:display-name="211" style:family="text">
      <style:text-properties fo:color="#0c0400" style:text-position="0% 100%" fo:background-color="#f9fdff" style:text-scale="95%"/>
    </style:style>
    <style:style style:name="_32_12" style:display-name="212" style:family="text">
      <style:text-properties fo:color="#0c0400" style:text-position="0% 100%" fo:background-color="#f9fdff" style:text-scale="107%"/>
    </style:style>
    <style:style style:name="_32_13" style:display-name="213" style:family="text">
      <style:text-properties fo:color="#0c0400" style:text-position="2% 100%" fo:background-color="#f9fdff"/>
    </style:style>
    <style:style style:name="_32_14" style:display-name="214" style:family="text">
      <style:text-properties fo:color="#0c0400" style:text-position="2% 100%" fo:background-color="#f9fdff" style:text-scale="94%"/>
    </style:style>
    <style:style style:name="_32_15" style:display-name="215" style:family="text">
      <style:text-properties fo:color="#0c0400" style:text-position="2% 100%" fo:background-color="#f9fdff" style:text-scale="95%"/>
    </style:style>
    <style:style style:name="_32_16" style:display-name="216" style:family="text">
      <style:text-properties fo:color="#0c0400" style:text-position="2% 100%" fo:background-color="#f9fdff" style:text-scale="107%"/>
    </style:style>
    <style:style style:name="_32_17" style:display-name="217" style:family="text">
      <style:text-properties fo:color="#0c0400" fo:background-color="#fdf9ff"/>
    </style:style>
    <style:style style:name="_32_18" style:display-name="218" style:family="text">
      <style:text-properties fo:color="#0c0400" fo:background-color="#fdf9ff" style:text-scale="94%"/>
    </style:style>
    <style:style style:name="_32_19" style:display-name="219" style:family="text">
      <style:text-properties fo:color="#0c0400" fo:background-color="#fdf9ff" style:text-scale="95%"/>
    </style:style>
    <style:style style:name="_32_20" style:display-name="220" style:family="text">
      <style:text-properties fo:color="#0c0400" fo:background-color="#fdf9ff" style:text-scale="107%"/>
    </style:style>
    <style:style style:name="_32_21" style:display-name="221" style:family="text">
      <style:text-properties fo:color="#0c0400" style:text-position="0% 100%" fo:background-color="#fdf9ff"/>
    </style:style>
    <style:style style:name="_32_22" style:display-name="222" style:family="text">
      <style:text-properties fo:color="#0c0400" style:text-position="0% 100%" fo:background-color="#fdf9ff" style:text-scale="94%"/>
    </style:style>
    <style:style style:name="_32_23" style:display-name="223" style:family="text">
      <style:text-properties fo:color="#0c0400" style:text-position="0% 100%" fo:background-color="#fdf9ff" style:text-scale="95%"/>
    </style:style>
    <style:style style:name="_32_24" style:display-name="224" style:family="text">
      <style:text-properties fo:color="#0c0400" style:text-position="0% 100%" fo:background-color="#fdf9ff" style:text-scale="107%"/>
    </style:style>
    <style:style style:name="_32_25" style:display-name="225" style:family="text">
      <style:text-properties fo:color="#0c0400" style:text-position="2% 100%" fo:background-color="#fdf9ff"/>
    </style:style>
    <style:style style:name="_32_26" style:display-name="226" style:family="text">
      <style:text-properties fo:color="#0c0400" style:text-position="2% 100%" fo:background-color="#fdf9ff" style:text-scale="94%"/>
    </style:style>
    <style:style style:name="_32_27" style:display-name="227" style:family="text">
      <style:text-properties fo:color="#0c0400" style:text-position="2% 100%" fo:background-color="#fdf9ff" style:text-scale="95%"/>
    </style:style>
    <style:style style:name="_32_28" style:display-name="228" style:family="text">
      <style:text-properties fo:color="#0c0400" style:text-position="2% 100%" fo:background-color="#fdf9ff" style:text-scale="107%"/>
    </style:style>
    <style:style style:name="_32_29" style:display-name="229" style:family="text">
      <style:text-properties fo:color="#0c0400" fo:background-color="#fdfdff"/>
    </style:style>
    <style:style style:name="_32_30" style:display-name="230" style:family="text">
      <style:text-properties fo:color="#0c0400" fo:background-color="#fdfdff" style:text-scale="94%"/>
    </style:style>
    <style:style style:name="_32_31" style:display-name="231" style:family="text">
      <style:text-properties fo:color="#0c0400" fo:background-color="#fdfdff" style:text-scale="95%"/>
    </style:style>
    <style:style style:name="_32_32" style:display-name="232" style:family="text">
      <style:text-properties fo:color="#0c0400" fo:background-color="#fdfdff" style:text-scale="107%"/>
    </style:style>
    <style:style style:name="_32_33" style:display-name="233" style:family="text">
      <style:text-properties fo:color="#0c0400" style:text-position="0% 100%" fo:background-color="#fdfdff"/>
    </style:style>
    <style:style style:name="_32_34" style:display-name="234" style:family="text">
      <style:text-properties fo:color="#0c0400" style:text-position="0% 100%" fo:background-color="#fdfdff" style:text-scale="94%"/>
    </style:style>
    <style:style style:name="_32_35" style:display-name="235" style:family="text">
      <style:text-properties fo:color="#0c0400" style:text-position="0% 100%" fo:background-color="#fdfdff" style:text-scale="95%"/>
    </style:style>
    <style:style style:name="_32_36" style:display-name="236" style:family="text">
      <style:text-properties fo:color="#0c0400" style:text-position="0% 100%" fo:background-color="#fdfdff" style:text-scale="107%"/>
    </style:style>
    <style:style style:name="_32_37" style:display-name="237" style:family="text">
      <style:text-properties fo:color="#0c0400" style:text-position="2% 100%" fo:background-color="#fdfdff"/>
    </style:style>
    <style:style style:name="_32_38" style:display-name="238" style:family="text">
      <style:text-properties fo:color="#0c0400" style:text-position="2% 100%" fo:background-color="#fdfdff" style:text-scale="94%"/>
    </style:style>
    <style:style style:name="_32_39" style:display-name="239" style:family="text">
      <style:text-properties fo:color="#0c0400" style:text-position="2% 100%" fo:background-color="#fdfdff" style:text-scale="95%"/>
    </style:style>
    <style:style style:name="_32_40" style:display-name="240" style:family="text">
      <style:text-properties fo:color="#0c0400" style:text-position="2% 100%" fo:background-color="#fdfdff" style:text-scale="107%"/>
    </style:style>
    <style:style style:name="_32_41" style:display-name="241" style:family="text">
      <style:text-properties fo:color="#0c0c00"/>
    </style:style>
    <style:style style:name="_32_42" style:display-name="242" style:family="text">
      <style:text-properties fo:color="#0c0c00" style:text-scale="94%"/>
    </style:style>
    <style:style style:name="_32_43" style:display-name="243" style:family="text">
      <style:text-properties fo:color="#0c0c00" style:text-scale="95%"/>
    </style:style>
    <style:style style:name="_32_44" style:display-name="244" style:family="text">
      <style:text-properties fo:color="#0c0c00" style:text-scale="107%"/>
    </style:style>
    <style:style style:name="_32_45" style:display-name="245" style:family="text">
      <style:text-properties fo:color="#0c0c00" style:text-position="0% 100%"/>
    </style:style>
    <style:style style:name="_32_46" style:display-name="246" style:family="text">
      <style:text-properties fo:color="#0c0c00" style:text-position="0% 100%" style:text-scale="94%"/>
    </style:style>
    <style:style style:name="_32_47" style:display-name="247" style:family="text">
      <style:text-properties fo:color="#0c0c00" style:text-position="0% 100%" style:text-scale="95%"/>
    </style:style>
    <style:style style:name="_32_48" style:display-name="248" style:family="text">
      <style:text-properties fo:color="#0c0c00" style:text-position="0% 100%" style:text-scale="107%"/>
    </style:style>
    <style:style style:name="_32_49" style:display-name="249" style:family="text">
      <style:text-properties fo:color="#0c0c00" style:text-position="2% 100%"/>
    </style:style>
    <style:style style:name="_32_50" style:display-name="250" style:family="text">
      <style:text-properties fo:color="#0c0c00" style:text-position="2% 100%" style:text-scale="94%"/>
    </style:style>
    <style:style style:name="_32_51" style:display-name="251" style:family="text">
      <style:text-properties fo:color="#0c0c00" style:text-position="2% 100%" style:text-scale="95%"/>
    </style:style>
    <style:style style:name="_32_52" style:display-name="252" style:family="text">
      <style:text-properties fo:color="#0c0c00" style:text-position="2% 100%" style:text-scale="107%"/>
    </style:style>
    <style:style style:name="_32_53" style:display-name="253" style:family="text">
      <style:text-properties fo:color="#0c0c00" fo:background-color="#f9f9ff"/>
    </style:style>
    <style:style style:name="_32_54" style:display-name="254" style:family="text">
      <style:text-properties fo:color="#0c0c00" fo:background-color="#f9f9ff" style:text-scale="94%"/>
    </style:style>
    <style:style style:name="_32_55" style:display-name="255" style:family="text">
      <style:text-properties fo:color="#0c0c00" fo:background-color="#f9f9ff" style:text-scale="95%"/>
    </style:style>
    <style:style style:name="_32_56" style:display-name="256" style:family="text">
      <style:text-properties fo:color="#0c0c00" fo:background-color="#f9f9ff" style:text-scale="107%"/>
    </style:style>
    <style:style style:name="_32_57" style:display-name="257" style:family="text">
      <style:text-properties fo:color="#0c0c00" style:text-position="0% 100%" fo:background-color="#f9f9ff"/>
    </style:style>
    <style:style style:name="_32_58" style:display-name="258" style:family="text">
      <style:text-properties fo:color="#0c0c00" style:text-position="0% 100%" fo:background-color="#f9f9ff" style:text-scale="94%"/>
    </style:style>
    <style:style style:name="_32_59" style:display-name="259" style:family="text">
      <style:text-properties fo:color="#0c0c00" style:text-position="0% 100%" fo:background-color="#f9f9ff" style:text-scale="95%"/>
    </style:style>
    <style:style style:name="_32_60" style:display-name="260" style:family="text">
      <style:text-properties fo:color="#0c0c00" style:text-position="0% 100%" fo:background-color="#f9f9ff" style:text-scale="107%"/>
    </style:style>
    <style:style style:name="_32_61" style:display-name="261" style:family="text">
      <style:text-properties fo:color="#0c0c00" style:text-position="2% 100%" fo:background-color="#f9f9ff"/>
    </style:style>
    <style:style style:name="_32_62" style:display-name="262" style:family="text">
      <style:text-properties fo:color="#0c0c00" style:text-position="2% 100%" fo:background-color="#f9f9ff" style:text-scale="94%"/>
    </style:style>
    <style:style style:name="_32_63" style:display-name="263" style:family="text">
      <style:text-properties fo:color="#0c0c00" style:text-position="2% 100%" fo:background-color="#f9f9ff" style:text-scale="95%"/>
    </style:style>
    <style:style style:name="_32_64" style:display-name="264" style:family="text">
      <style:text-properties fo:color="#0c0c00" style:text-position="2% 100%" fo:background-color="#f9f9ff" style:text-scale="107%"/>
    </style:style>
    <style:style style:name="_32_65" style:display-name="265" style:family="text">
      <style:text-properties fo:color="#0c0c00" fo:background-color="#f9fdff"/>
    </style:style>
    <style:style style:name="_32_66" style:display-name="266" style:family="text">
      <style:text-properties fo:color="#0c0c00" fo:background-color="#f9fdff" style:text-scale="94%"/>
    </style:style>
    <style:style style:name="_32_67" style:display-name="267" style:family="text">
      <style:text-properties fo:color="#0c0c00" fo:background-color="#f9fdff" style:text-scale="95%"/>
    </style:style>
    <style:style style:name="_32_68" style:display-name="268" style:family="text">
      <style:text-properties fo:color="#0c0c00" fo:background-color="#f9fdff" style:text-scale="107%"/>
    </style:style>
    <style:style style:name="_32_69" style:display-name="269" style:family="text">
      <style:text-properties fo:color="#0c0c00" style:text-position="0% 100%" fo:background-color="#f9fdff"/>
    </style:style>
    <style:style style:name="_32_70" style:display-name="270" style:family="text">
      <style:text-properties fo:color="#0c0c00" style:text-position="0% 100%" fo:background-color="#f9fdff" style:text-scale="94%"/>
    </style:style>
    <style:style style:name="_32_71" style:display-name="271" style:family="text">
      <style:text-properties fo:color="#0c0c00" style:text-position="0% 100%" fo:background-color="#f9fdff" style:text-scale="95%"/>
    </style:style>
    <style:style style:name="_32_72" style:display-name="272" style:family="text">
      <style:text-properties fo:color="#0c0c00" style:text-position="0% 100%" fo:background-color="#f9fdff" style:text-scale="107%"/>
    </style:style>
    <style:style style:name="_32_73" style:display-name="273" style:family="text">
      <style:text-properties fo:color="#0c0c00" style:text-position="2% 100%" fo:background-color="#f9fdff"/>
    </style:style>
    <style:style style:name="_32_74" style:display-name="274" style:family="text">
      <style:text-properties fo:color="#0c0c00" style:text-position="2% 100%" fo:background-color="#f9fdff" style:text-scale="94%"/>
    </style:style>
    <style:style style:name="_32_75" style:display-name="275" style:family="text">
      <style:text-properties fo:color="#0c0c00" style:text-position="2% 100%" fo:background-color="#f9fdff" style:text-scale="95%"/>
    </style:style>
    <style:style style:name="_32_76" style:display-name="276" style:family="text">
      <style:text-properties fo:color="#0c0c00" style:text-position="2% 100%" fo:background-color="#f9fdff" style:text-scale="107%"/>
    </style:style>
    <style:style style:name="_32_77" style:display-name="277" style:family="text">
      <style:text-properties fo:color="#0c0c00" fo:background-color="#fdf9ff"/>
    </style:style>
    <style:style style:name="_32_78" style:display-name="278" style:family="text">
      <style:text-properties fo:color="#0c0c00" fo:background-color="#fdf9ff" style:text-scale="94%"/>
    </style:style>
    <style:style style:name="_32_79" style:display-name="279" style:family="text">
      <style:text-properties fo:color="#0c0c00" fo:background-color="#fdf9ff" style:text-scale="95%"/>
    </style:style>
    <style:style style:name="_32_80" style:display-name="280" style:family="text">
      <style:text-properties fo:color="#0c0c00" fo:background-color="#fdf9ff" style:text-scale="107%"/>
    </style:style>
    <style:style style:name="_32_81" style:display-name="281" style:family="text">
      <style:text-properties fo:color="#0c0c00" style:text-position="0% 100%" fo:background-color="#fdf9ff"/>
    </style:style>
    <style:style style:name="_32_82" style:display-name="282" style:family="text">
      <style:text-properties fo:color="#0c0c00" style:text-position="0% 100%" fo:background-color="#fdf9ff" style:text-scale="94%"/>
    </style:style>
    <style:style style:name="_32_83" style:display-name="283" style:family="text">
      <style:text-properties fo:color="#0c0c00" style:text-position="0% 100%" fo:background-color="#fdf9ff" style:text-scale="95%"/>
    </style:style>
    <style:style style:name="_32_84" style:display-name="284" style:family="text">
      <style:text-properties fo:color="#0c0c00" style:text-position="0% 100%" fo:background-color="#fdf9ff" style:text-scale="107%"/>
    </style:style>
    <style:style style:name="_32_85" style:display-name="285" style:family="text">
      <style:text-properties fo:color="#0c0c00" style:text-position="2% 100%" fo:background-color="#fdf9ff"/>
    </style:style>
    <style:style style:name="_32_86" style:display-name="286" style:family="text">
      <style:text-properties fo:color="#0c0c00" style:text-position="2% 100%" fo:background-color="#fdf9ff" style:text-scale="94%"/>
    </style:style>
    <style:style style:name="_32_87" style:display-name="287" style:family="text">
      <style:text-properties fo:color="#0c0c00" style:text-position="2% 100%" fo:background-color="#fdf9ff" style:text-scale="95%"/>
    </style:style>
    <style:style style:name="_32_88" style:display-name="288" style:family="text">
      <style:text-properties fo:color="#0c0c00" style:text-position="2% 100%" fo:background-color="#fdf9ff" style:text-scale="107%"/>
    </style:style>
    <style:style style:name="_32_89" style:display-name="289" style:family="text">
      <style:text-properties fo:color="#0c0c00" fo:background-color="#fdfdff"/>
    </style:style>
    <style:style style:name="_32_90" style:display-name="290" style:family="text">
      <style:text-properties fo:color="#0c0c00" fo:background-color="#fdfdff" style:text-scale="94%"/>
    </style:style>
    <style:style style:name="_32_91" style:display-name="291" style:family="text">
      <style:text-properties fo:color="#0c0c00" fo:background-color="#fdfdff" style:text-scale="95%"/>
    </style:style>
    <style:style style:name="_32_92" style:display-name="292" style:family="text">
      <style:text-properties fo:color="#0c0c00" fo:background-color="#fdfdff" style:text-scale="107%"/>
    </style:style>
    <style:style style:name="_32_93" style:display-name="293" style:family="text">
      <style:text-properties fo:color="#0c0c00" style:text-position="0% 100%" fo:background-color="#fdfdff"/>
    </style:style>
    <style:style style:name="_32_94" style:display-name="294" style:family="text">
      <style:text-properties fo:color="#0c0c00" style:text-position="0% 100%" fo:background-color="#fdfdff" style:text-scale="94%"/>
    </style:style>
    <style:style style:name="_32_95" style:display-name="295" style:family="text">
      <style:text-properties fo:color="#0c0c00" style:text-position="0% 100%" fo:background-color="#fdfdff" style:text-scale="95%"/>
    </style:style>
    <style:style style:name="_32_96" style:display-name="296" style:family="text">
      <style:text-properties fo:color="#0c0c00" style:text-position="0% 100%" fo:background-color="#fdfdff" style:text-scale="107%"/>
    </style:style>
    <style:style style:name="_32_97" style:display-name="297" style:family="text">
      <style:text-properties fo:color="#0c0c00" style:text-position="2% 100%" fo:background-color="#fdfdff"/>
    </style:style>
    <style:style style:name="_32_98" style:display-name="298" style:family="text">
      <style:text-properties fo:color="#0c0c00" style:text-position="2% 100%" fo:background-color="#fdfdff" style:text-scale="94%"/>
    </style:style>
    <style:style style:name="_32_99" style:display-name="299" style:family="text">
      <style:text-properties fo:color="#0c0c00" style:text-position="2% 100%" fo:background-color="#fdfdff" style:text-scale="95%"/>
    </style:style>
    <style:style style:name="_33_00" style:display-name="300" style:family="text">
      <style:text-properties fo:color="#0c0c00" style:text-position="2% 100%" fo:background-color="#fdfdff" style:text-scale="107%"/>
    </style:style>
    <style:style style:name="_33_01" style:display-name="301" style:family="text"/>
    <style:style style:name="_33_02" style:display-name="302" style:family="text">
      <style:text-properties style:text-scale="94%"/>
    </style:style>
    <style:style style:name="_33_03" style:display-name="303" style:family="text">
      <style:text-properties style:text-scale="95%"/>
    </style:style>
    <style:style style:name="_33_04" style:display-name="304" style:family="text">
      <style:text-properties style:text-scale="107%"/>
    </style:style>
    <style:style style:name="_33_05" style:display-name="305" style:family="text">
      <style:text-properties style:text-position="0% 100%"/>
    </style:style>
    <style:style style:name="_33_06" style:display-name="306" style:family="text">
      <style:text-properties style:text-position="0% 100%" style:text-scale="94%"/>
    </style:style>
    <style:style style:name="_33_07" style:display-name="307" style:family="text">
      <style:text-properties style:text-position="0% 100%" style:text-scale="95%"/>
    </style:style>
    <style:style style:name="_33_08" style:display-name="308" style:family="text">
      <style:text-properties style:text-position="0% 100%" style:text-scale="107%"/>
    </style:style>
    <style:style style:name="_33_09" style:display-name="309" style:family="text">
      <style:text-properties style:text-position="2% 100%"/>
    </style:style>
    <style:style style:name="_33_10" style:display-name="310" style:family="text">
      <style:text-properties style:text-position="2% 100%" style:text-scale="94%"/>
    </style:style>
    <style:style style:name="_33_11" style:display-name="311" style:family="text">
      <style:text-properties style:text-position="2% 100%" style:text-scale="95%"/>
    </style:style>
    <style:style style:name="_33_12" style:display-name="312" style:family="text">
      <style:text-properties style:text-position="2% 100%" style:text-scale="107%"/>
    </style:style>
    <style:style style:name="_33_13" style:display-name="313" style:family="text">
      <style:text-properties fo:background-color="#f9f9ff"/>
    </style:style>
    <style:style style:name="_33_14" style:display-name="314" style:family="text">
      <style:text-properties fo:background-color="#f9f9ff" style:text-scale="94%"/>
    </style:style>
    <style:style style:name="_33_15" style:display-name="315" style:family="text">
      <style:text-properties fo:background-color="#f9f9ff" style:text-scale="95%"/>
    </style:style>
    <style:style style:name="_33_16" style:display-name="316" style:family="text">
      <style:text-properties fo:background-color="#f9f9ff" style:text-scale="107%"/>
    </style:style>
    <style:style style:name="_33_17" style:display-name="317" style:family="text">
      <style:text-properties style:text-position="0% 100%" fo:background-color="#f9f9ff"/>
    </style:style>
    <style:style style:name="_33_18" style:display-name="318" style:family="text">
      <style:text-properties style:text-position="0% 100%" fo:background-color="#f9f9ff" style:text-scale="94%"/>
    </style:style>
    <style:style style:name="_33_19" style:display-name="319" style:family="text">
      <style:text-properties style:text-position="0% 100%" fo:background-color="#f9f9ff" style:text-scale="95%"/>
    </style:style>
    <style:style style:name="_33_20" style:display-name="320" style:family="text">
      <style:text-properties style:text-position="0% 100%" fo:background-color="#f9f9ff" style:text-scale="107%"/>
    </style:style>
    <style:style style:name="_33_21" style:display-name="321" style:family="text">
      <style:text-properties style:text-position="2% 100%" fo:background-color="#f9f9ff"/>
    </style:style>
    <style:style style:name="_33_22" style:display-name="322" style:family="text">
      <style:text-properties style:text-position="2% 100%" fo:background-color="#f9f9ff" style:text-scale="94%"/>
    </style:style>
    <style:style style:name="_33_23" style:display-name="323" style:family="text">
      <style:text-properties style:text-position="2% 100%" fo:background-color="#f9f9ff" style:text-scale="95%"/>
    </style:style>
    <style:style style:name="_33_24" style:display-name="324" style:family="text">
      <style:text-properties style:text-position="2% 100%" fo:background-color="#f9f9ff" style:text-scale="107%"/>
    </style:style>
    <style:style style:name="_33_25" style:display-name="325" style:family="text">
      <style:text-properties fo:background-color="#f9fdff"/>
    </style:style>
    <style:style style:name="_33_26" style:display-name="326" style:family="text">
      <style:text-properties fo:background-color="#f9fdff" style:text-scale="94%"/>
    </style:style>
    <style:style style:name="_33_27" style:display-name="327" style:family="text">
      <style:text-properties fo:background-color="#f9fdff" style:text-scale="95%"/>
    </style:style>
    <style:style style:name="_33_28" style:display-name="328" style:family="text">
      <style:text-properties fo:background-color="#f9fdff" style:text-scale="107%"/>
    </style:style>
    <style:style style:name="_33_29" style:display-name="329" style:family="text">
      <style:text-properties style:text-position="0% 100%" fo:background-color="#f9fdff"/>
    </style:style>
    <style:style style:name="_33_30" style:display-name="330" style:family="text">
      <style:text-properties style:text-position="0% 100%" fo:background-color="#f9fdff" style:text-scale="94%"/>
    </style:style>
    <style:style style:name="_33_31" style:display-name="331" style:family="text">
      <style:text-properties style:text-position="0% 100%" fo:background-color="#f9fdff" style:text-scale="95%"/>
    </style:style>
    <style:style style:name="_33_32" style:display-name="332" style:family="text">
      <style:text-properties style:text-position="0% 100%" fo:background-color="#f9fdff" style:text-scale="107%"/>
    </style:style>
    <style:style style:name="_33_33" style:display-name="333" style:family="text">
      <style:text-properties style:text-position="2% 100%" fo:background-color="#f9fdff"/>
    </style:style>
    <style:style style:name="_33_34" style:display-name="334" style:family="text">
      <style:text-properties style:text-position="2% 100%" fo:background-color="#f9fdff" style:text-scale="94%"/>
    </style:style>
    <style:style style:name="_33_35" style:display-name="335" style:family="text">
      <style:text-properties style:text-position="2% 100%" fo:background-color="#f9fdff" style:text-scale="95%"/>
    </style:style>
    <style:style style:name="_33_36" style:display-name="336" style:family="text">
      <style:text-properties style:text-position="2% 100%" fo:background-color="#f9fdff" style:text-scale="107%"/>
    </style:style>
    <style:style style:name="_33_37" style:display-name="337" style:family="text">
      <style:text-properties fo:background-color="#fdf9ff"/>
    </style:style>
    <style:style style:name="_33_38" style:display-name="338" style:family="text">
      <style:text-properties fo:background-color="#fdf9ff" style:text-scale="94%"/>
    </style:style>
    <style:style style:name="_33_39" style:display-name="339" style:family="text">
      <style:text-properties fo:background-color="#fdf9ff" style:text-scale="95%"/>
    </style:style>
    <style:style style:name="_33_40" style:display-name="340" style:family="text">
      <style:text-properties fo:background-color="#fdf9ff" style:text-scale="107%"/>
    </style:style>
    <style:style style:name="_33_41" style:display-name="341" style:family="text">
      <style:text-properties style:text-position="0% 100%" fo:background-color="#fdf9ff"/>
    </style:style>
    <style:style style:name="_33_42" style:display-name="342" style:family="text">
      <style:text-properties style:text-position="0% 100%" fo:background-color="#fdf9ff" style:text-scale="94%"/>
    </style:style>
    <style:style style:name="_33_43" style:display-name="343" style:family="text">
      <style:text-properties style:text-position="0% 100%" fo:background-color="#fdf9ff" style:text-scale="95%"/>
    </style:style>
    <style:style style:name="_33_44" style:display-name="344" style:family="text">
      <style:text-properties style:text-position="0% 100%" fo:background-color="#fdf9ff" style:text-scale="107%"/>
    </style:style>
    <style:style style:name="_33_45" style:display-name="345" style:family="text">
      <style:text-properties style:text-position="2% 100%" fo:background-color="#fdf9ff"/>
    </style:style>
    <style:style style:name="_33_46" style:display-name="346" style:family="text">
      <style:text-properties style:text-position="2% 100%" fo:background-color="#fdf9ff" style:text-scale="94%"/>
    </style:style>
    <style:style style:name="_33_47" style:display-name="347" style:family="text">
      <style:text-properties style:text-position="2% 100%" fo:background-color="#fdf9ff" style:text-scale="95%"/>
    </style:style>
    <style:style style:name="_33_48" style:display-name="348" style:family="text">
      <style:text-properties style:text-position="2% 100%" fo:background-color="#fdf9ff" style:text-scale="107%"/>
    </style:style>
    <style:style style:name="_33_49" style:display-name="349" style:family="text">
      <style:text-properties fo:background-color="#fdfdff"/>
    </style:style>
    <style:style style:name="_33_50" style:display-name="350" style:family="text">
      <style:text-properties fo:background-color="#fdfdff" style:text-scale="94%"/>
    </style:style>
    <style:style style:name="_33_51" style:display-name="351" style:family="text">
      <style:text-properties fo:background-color="#fdfdff" style:text-scale="95%"/>
    </style:style>
    <style:style style:name="_33_52" style:display-name="352" style:family="text">
      <style:text-properties fo:background-color="#fdfdff" style:text-scale="107%"/>
    </style:style>
    <style:style style:name="_33_53" style:display-name="353" style:family="text">
      <style:text-properties style:text-position="0% 100%" fo:background-color="#fdfdff"/>
    </style:style>
    <style:style style:name="_33_54" style:display-name="354" style:family="text">
      <style:text-properties style:text-position="0% 100%" fo:background-color="#fdfdff" style:text-scale="94%"/>
    </style:style>
    <style:style style:name="_33_55" style:display-name="355" style:family="text">
      <style:text-properties style:text-position="0% 100%" fo:background-color="#fdfdff" style:text-scale="95%"/>
    </style:style>
    <style:style style:name="_33_56" style:display-name="356" style:family="text">
      <style:text-properties style:text-position="0% 100%" fo:background-color="#fdfdff" style:text-scale="107%"/>
    </style:style>
    <style:style style:name="_33_57" style:display-name="357" style:family="text">
      <style:text-properties style:text-position="2% 100%" fo:background-color="#fdfdff"/>
    </style:style>
    <style:style style:name="_33_58" style:display-name="358" style:family="text">
      <style:text-properties style:text-position="2% 100%" fo:background-color="#fdfdff" style:text-scale="94%"/>
    </style:style>
    <style:style style:name="_33_59" style:display-name="359" style:family="text">
      <style:text-properties style:text-position="2% 100%" fo:background-color="#fdfdff" style:text-scale="95%"/>
    </style:style>
    <style:style style:name="_33_60" style:display-name="360" style:family="text">
      <style:text-properties style:text-position="2% 100%" fo:background-color="#fdfdff" style:text-scale="107%"/>
    </style:style>
    <style:style style:name="_33_61" style:display-name="361" style:family="text">
      <style:text-properties fo:color="#040400"/>
    </style:style>
    <style:style style:name="_33_62" style:display-name="362" style:family="text">
      <style:text-properties fo:color="#040400" style:text-scale="94%"/>
    </style:style>
    <style:style style:name="_33_63" style:display-name="363" style:family="text">
      <style:text-properties fo:color="#040400" style:text-scale="95%"/>
    </style:style>
    <style:style style:name="_33_64" style:display-name="364" style:family="text">
      <style:text-properties fo:color="#040400" style:text-scale="107%"/>
    </style:style>
    <style:style style:name="_33_65" style:display-name="365" style:family="text">
      <style:text-properties fo:color="#040400" style:text-position="0% 100%"/>
    </style:style>
    <style:style style:name="_33_66" style:display-name="366" style:family="text">
      <style:text-properties fo:color="#040400" style:text-position="0% 100%" style:text-scale="94%"/>
    </style:style>
    <style:style style:name="_33_67" style:display-name="367" style:family="text">
      <style:text-properties fo:color="#040400" style:text-position="0% 100%" style:text-scale="95%"/>
    </style:style>
    <style:style style:name="_33_68" style:display-name="368" style:family="text">
      <style:text-properties fo:color="#040400" style:text-position="0% 100%" style:text-scale="107%"/>
    </style:style>
    <style:style style:name="_33_69" style:display-name="369" style:family="text">
      <style:text-properties fo:color="#040400" style:text-position="2% 100%"/>
    </style:style>
    <style:style style:name="_33_70" style:display-name="370" style:family="text">
      <style:text-properties fo:color="#040400" style:text-position="2% 100%" style:text-scale="94%"/>
    </style:style>
    <style:style style:name="_33_71" style:display-name="371" style:family="text">
      <style:text-properties fo:color="#040400" style:text-position="2% 100%" style:text-scale="95%"/>
    </style:style>
    <style:style style:name="_33_72" style:display-name="372" style:family="text">
      <style:text-properties fo:color="#040400" style:text-position="2% 100%" style:text-scale="107%"/>
    </style:style>
    <style:style style:name="_33_73" style:display-name="373" style:family="text">
      <style:text-properties fo:color="#040400" fo:background-color="#f9f9ff"/>
    </style:style>
    <style:style style:name="_33_74" style:display-name="374" style:family="text">
      <style:text-properties fo:color="#040400" fo:background-color="#f9f9ff" style:text-scale="94%"/>
    </style:style>
    <style:style style:name="_33_75" style:display-name="375" style:family="text">
      <style:text-properties fo:color="#040400" fo:background-color="#f9f9ff" style:text-scale="95%"/>
    </style:style>
    <style:style style:name="_33_76" style:display-name="376" style:family="text">
      <style:text-properties fo:color="#040400" fo:background-color="#f9f9ff" style:text-scale="107%"/>
    </style:style>
    <style:style style:name="_33_77" style:display-name="377" style:family="text">
      <style:text-properties fo:color="#040400" style:text-position="0% 100%" fo:background-color="#f9f9ff"/>
    </style:style>
    <style:style style:name="_33_78" style:display-name="378" style:family="text">
      <style:text-properties fo:color="#040400" style:text-position="0% 100%" fo:background-color="#f9f9ff" style:text-scale="94%"/>
    </style:style>
    <style:style style:name="_33_79" style:display-name="379" style:family="text">
      <style:text-properties fo:color="#040400" style:text-position="0% 100%" fo:background-color="#f9f9ff" style:text-scale="95%"/>
    </style:style>
    <style:style style:name="_33_80" style:display-name="380" style:family="text">
      <style:text-properties fo:color="#040400" style:text-position="0% 100%" fo:background-color="#f9f9ff" style:text-scale="107%"/>
    </style:style>
    <style:style style:name="_33_81" style:display-name="381" style:family="text">
      <style:text-properties fo:color="#040400" style:text-position="2% 100%" fo:background-color="#f9f9ff"/>
    </style:style>
    <style:style style:name="_33_82" style:display-name="382" style:family="text">
      <style:text-properties fo:color="#040400" style:text-position="2% 100%" fo:background-color="#f9f9ff" style:text-scale="94%"/>
    </style:style>
    <style:style style:name="_33_83" style:display-name="383" style:family="text">
      <style:text-properties fo:color="#040400" style:text-position="2% 100%" fo:background-color="#f9f9ff" style:text-scale="95%"/>
    </style:style>
    <style:style style:name="_33_84" style:display-name="384" style:family="text">
      <style:text-properties fo:color="#040400" style:text-position="2% 100%" fo:background-color="#f9f9ff" style:text-scale="107%"/>
    </style:style>
    <style:style style:name="_33_85" style:display-name="385" style:family="text">
      <style:text-properties fo:color="#040400" fo:background-color="#f9fdff"/>
    </style:style>
    <style:style style:name="_33_86" style:display-name="386" style:family="text">
      <style:text-properties fo:color="#040400" fo:background-color="#f9fdff" style:text-scale="94%"/>
    </style:style>
    <style:style style:name="_33_87" style:display-name="387" style:family="text">
      <style:text-properties fo:color="#040400" fo:background-color="#f9fdff" style:text-scale="95%"/>
    </style:style>
    <style:style style:name="_33_88" style:display-name="388" style:family="text">
      <style:text-properties fo:color="#040400" fo:background-color="#f9fdff" style:text-scale="107%"/>
    </style:style>
    <style:style style:name="_33_89" style:display-name="389" style:family="text">
      <style:text-properties fo:color="#040400" style:text-position="0% 100%" fo:background-color="#f9fdff"/>
    </style:style>
    <style:style style:name="_33_90" style:display-name="390" style:family="text">
      <style:text-properties fo:color="#040400" style:text-position="0% 100%" fo:background-color="#f9fdff" style:text-scale="94%"/>
    </style:style>
    <style:style style:name="_33_91" style:display-name="391" style:family="text">
      <style:text-properties fo:color="#040400" style:text-position="0% 100%" fo:background-color="#f9fdff" style:text-scale="95%"/>
    </style:style>
    <style:style style:name="_33_92" style:display-name="392" style:family="text">
      <style:text-properties fo:color="#040400" style:text-position="0% 100%" fo:background-color="#f9fdff" style:text-scale="107%"/>
    </style:style>
    <style:style style:name="_33_93" style:display-name="393" style:family="text">
      <style:text-properties fo:color="#040400" style:text-position="2% 100%" fo:background-color="#f9fdff"/>
    </style:style>
    <style:style style:name="_33_94" style:display-name="394" style:family="text">
      <style:text-properties fo:color="#040400" style:text-position="2% 100%" fo:background-color="#f9fdff" style:text-scale="94%"/>
    </style:style>
    <style:style style:name="_33_95" style:display-name="395" style:family="text">
      <style:text-properties fo:color="#040400" style:text-position="2% 100%" fo:background-color="#f9fdff" style:text-scale="95%"/>
    </style:style>
    <style:style style:name="_33_96" style:display-name="396" style:family="text">
      <style:text-properties fo:color="#040400" style:text-position="2% 100%" fo:background-color="#f9fdff" style:text-scale="107%"/>
    </style:style>
    <style:style style:name="_33_97" style:display-name="397" style:family="text">
      <style:text-properties fo:color="#040400" fo:background-color="#fdf9ff"/>
    </style:style>
    <style:style style:name="_33_98" style:display-name="398" style:family="text">
      <style:text-properties fo:color="#040400" fo:background-color="#fdf9ff" style:text-scale="94%"/>
    </style:style>
    <style:style style:name="_33_99" style:display-name="399" style:family="text">
      <style:text-properties fo:color="#040400" fo:background-color="#fdf9ff" style:text-scale="95%"/>
    </style:style>
    <style:style style:name="_34_00" style:display-name="400" style:family="text">
      <style:text-properties fo:color="#040400" fo:background-color="#fdf9ff" style:text-scale="107%"/>
    </style:style>
    <style:style style:name="_34_01" style:display-name="401" style:family="text">
      <style:text-properties fo:color="#040400" style:text-position="0% 100%" fo:background-color="#fdf9ff"/>
    </style:style>
    <style:style style:name="_34_02" style:display-name="402" style:family="text">
      <style:text-properties fo:color="#040400" style:text-position="0% 100%" fo:background-color="#fdf9ff" style:text-scale="94%"/>
    </style:style>
    <style:style style:name="_34_03" style:display-name="403" style:family="text">
      <style:text-properties fo:color="#040400" style:text-position="0% 100%" fo:background-color="#fdf9ff" style:text-scale="95%"/>
    </style:style>
    <style:style style:name="_34_04" style:display-name="404" style:family="text">
      <style:text-properties fo:color="#040400" style:text-position="0% 100%" fo:background-color="#fdf9ff" style:text-scale="107%"/>
    </style:style>
    <style:style style:name="_34_05" style:display-name="405" style:family="text">
      <style:text-properties fo:color="#040400" style:text-position="2% 100%" fo:background-color="#fdf9ff"/>
    </style:style>
    <style:style style:name="_34_06" style:display-name="406" style:family="text">
      <style:text-properties fo:color="#040400" style:text-position="2% 100%" fo:background-color="#fdf9ff" style:text-scale="94%"/>
    </style:style>
    <style:style style:name="_34_07" style:display-name="407" style:family="text">
      <style:text-properties fo:color="#040400" style:text-position="2% 100%" fo:background-color="#fdf9ff" style:text-scale="95%"/>
    </style:style>
    <style:style style:name="_34_08" style:display-name="408" style:family="text">
      <style:text-properties fo:color="#040400" style:text-position="2% 100%" fo:background-color="#fdf9ff" style:text-scale="107%"/>
    </style:style>
    <style:style style:name="_34_09" style:display-name="409" style:family="text">
      <style:text-properties fo:color="#040400" fo:background-color="#fdfdff"/>
    </style:style>
    <style:style style:name="_34_10" style:display-name="410" style:family="text">
      <style:text-properties fo:color="#040400" fo:background-color="#fdfdff" style:text-scale="94%"/>
    </style:style>
    <style:style style:name="_34_11" style:display-name="411" style:family="text">
      <style:text-properties fo:color="#040400" fo:background-color="#fdfdff" style:text-scale="95%"/>
    </style:style>
    <style:style style:name="_34_12" style:display-name="412" style:family="text">
      <style:text-properties fo:color="#040400" fo:background-color="#fdfdff" style:text-scale="107%"/>
    </style:style>
    <style:style style:name="_34_13" style:display-name="413" style:family="text">
      <style:text-properties fo:color="#040400" style:text-position="0% 100%" fo:background-color="#fdfdff"/>
    </style:style>
    <style:style style:name="_34_14" style:display-name="414" style:family="text">
      <style:text-properties fo:color="#040400" style:text-position="0% 100%" fo:background-color="#fdfdff" style:text-scale="94%"/>
    </style:style>
    <style:style style:name="_34_15" style:display-name="415" style:family="text">
      <style:text-properties fo:color="#040400" style:text-position="0% 100%" fo:background-color="#fdfdff" style:text-scale="95%"/>
    </style:style>
    <style:style style:name="_34_16" style:display-name="416" style:family="text">
      <style:text-properties fo:color="#040400" style:text-position="0% 100%" fo:background-color="#fdfdff" style:text-scale="107%"/>
    </style:style>
    <style:style style:name="_34_17" style:display-name="417" style:family="text">
      <style:text-properties fo:color="#040400" style:text-position="2% 100%" fo:background-color="#fdfdff"/>
    </style:style>
    <style:style style:name="_34_18" style:display-name="418" style:family="text">
      <style:text-properties fo:color="#040400" style:text-position="2% 100%" fo:background-color="#fdfdff" style:text-scale="94%"/>
    </style:style>
    <style:style style:name="_34_19" style:display-name="419" style:family="text">
      <style:text-properties fo:color="#040400" style:text-position="2% 100%" fo:background-color="#fdfdff" style:text-scale="95%"/>
    </style:style>
    <style:style style:name="_34_20" style:display-name="420" style:family="text">
      <style:text-properties fo:color="#040400" style:text-position="2% 100%" fo:background-color="#fdfdff" style:text-scale="107%"/>
    </style:style>
    <style:style style:name="_34_21" style:display-name="421" style:family="text">
      <style:text-properties fo:color="#040c00"/>
    </style:style>
    <style:style style:name="_34_22" style:display-name="422" style:family="text">
      <style:text-properties fo:color="#040c00" style:text-scale="94%"/>
    </style:style>
    <style:style style:name="_34_23" style:display-name="423" style:family="text">
      <style:text-properties fo:color="#040c00" style:text-scale="95%"/>
    </style:style>
    <style:style style:name="_34_24" style:display-name="424" style:family="text">
      <style:text-properties fo:color="#040c00" style:text-scale="107%"/>
    </style:style>
    <style:style style:name="_34_25" style:display-name="425" style:family="text">
      <style:text-properties fo:color="#040c00" style:text-position="0% 100%"/>
    </style:style>
    <style:style style:name="_34_26" style:display-name="426" style:family="text">
      <style:text-properties fo:color="#040c00" style:text-position="0% 100%" style:text-scale="94%"/>
    </style:style>
    <style:style style:name="_34_27" style:display-name="427" style:family="text">
      <style:text-properties fo:color="#040c00" style:text-position="0% 100%" style:text-scale="95%"/>
    </style:style>
    <style:style style:name="_34_28" style:display-name="428" style:family="text">
      <style:text-properties fo:color="#040c00" style:text-position="0% 100%" style:text-scale="107%"/>
    </style:style>
    <style:style style:name="_34_29" style:display-name="429" style:family="text">
      <style:text-properties fo:color="#040c00" style:text-position="2% 100%"/>
    </style:style>
    <style:style style:name="_34_30" style:display-name="430" style:family="text">
      <style:text-properties fo:color="#040c00" style:text-position="2% 100%" style:text-scale="94%"/>
    </style:style>
    <style:style style:name="_34_31" style:display-name="431" style:family="text">
      <style:text-properties fo:color="#040c00" style:text-position="2% 100%" style:text-scale="95%"/>
    </style:style>
    <style:style style:name="_34_32" style:display-name="432" style:family="text">
      <style:text-properties fo:color="#040c00" style:text-position="2% 100%" style:text-scale="107%"/>
    </style:style>
    <style:style style:name="_34_33" style:display-name="433" style:family="text">
      <style:text-properties fo:color="#040c00" fo:background-color="#f9f9ff"/>
    </style:style>
    <style:style style:name="_34_34" style:display-name="434" style:family="text">
      <style:text-properties fo:color="#040c00" fo:background-color="#f9f9ff" style:text-scale="94%"/>
    </style:style>
    <style:style style:name="_34_35" style:display-name="435" style:family="text">
      <style:text-properties fo:color="#040c00" fo:background-color="#f9f9ff" style:text-scale="95%"/>
    </style:style>
    <style:style style:name="_34_36" style:display-name="436" style:family="text">
      <style:text-properties fo:color="#040c00" fo:background-color="#f9f9ff" style:text-scale="107%"/>
    </style:style>
    <style:style style:name="_34_37" style:display-name="437" style:family="text">
      <style:text-properties fo:color="#040c00" style:text-position="0% 100%" fo:background-color="#f9f9ff"/>
    </style:style>
    <style:style style:name="_34_38" style:display-name="438" style:family="text">
      <style:text-properties fo:color="#040c00" style:text-position="0% 100%" fo:background-color="#f9f9ff" style:text-scale="94%"/>
    </style:style>
    <style:style style:name="_34_39" style:display-name="439" style:family="text">
      <style:text-properties fo:color="#040c00" style:text-position="0% 100%" fo:background-color="#f9f9ff" style:text-scale="95%"/>
    </style:style>
    <style:style style:name="_34_40" style:display-name="440" style:family="text">
      <style:text-properties fo:color="#040c00" style:text-position="0% 100%" fo:background-color="#f9f9ff" style:text-scale="107%"/>
    </style:style>
    <style:style style:name="_34_41" style:display-name="441" style:family="text">
      <style:text-properties fo:color="#040c00" style:text-position="2% 100%" fo:background-color="#f9f9ff"/>
    </style:style>
    <style:style style:name="_34_42" style:display-name="442" style:family="text">
      <style:text-properties fo:color="#040c00" style:text-position="2% 100%" fo:background-color="#f9f9ff" style:text-scale="94%"/>
    </style:style>
    <style:style style:name="_34_43" style:display-name="443" style:family="text">
      <style:text-properties fo:color="#040c00" style:text-position="2% 100%" fo:background-color="#f9f9ff" style:text-scale="95%"/>
    </style:style>
    <style:style style:name="_34_44" style:display-name="444" style:family="text">
      <style:text-properties fo:color="#040c00" style:text-position="2% 100%" fo:background-color="#f9f9ff" style:text-scale="107%"/>
    </style:style>
    <style:style style:name="_34_45" style:display-name="445" style:family="text">
      <style:text-properties fo:color="#040c00" fo:background-color="#f9fdff"/>
    </style:style>
    <style:style style:name="_34_46" style:display-name="446" style:family="text">
      <style:text-properties fo:color="#040c00" fo:background-color="#f9fdff" style:text-scale="94%"/>
    </style:style>
    <style:style style:name="_34_47" style:display-name="447" style:family="text">
      <style:text-properties fo:color="#040c00" fo:background-color="#f9fdff" style:text-scale="95%"/>
    </style:style>
    <style:style style:name="_34_48" style:display-name="448" style:family="text">
      <style:text-properties fo:color="#040c00" fo:background-color="#f9fdff" style:text-scale="107%"/>
    </style:style>
    <style:style style:name="_34_49" style:display-name="449" style:family="text">
      <style:text-properties fo:color="#040c00" style:text-position="0% 100%" fo:background-color="#f9fdff"/>
    </style:style>
    <style:style style:name="_34_50" style:display-name="450" style:family="text">
      <style:text-properties fo:color="#040c00" style:text-position="0% 100%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background-color="#f9fdff" style:text-scale="107%"/>
    </style:style>
    <style:style style:name="_34_53" style:display-name="453" style:family="text">
      <style:text-properties fo:color="#040c00" style:text-position="2% 100%" fo:background-color="#f9fdff"/>
    </style:style>
    <style:style style:name="_34_54" style:display-name="454" style:family="text">
      <style:text-properties fo:color="#040c00" style:text-position="2% 100%" fo:background-color="#f9fdff" style:text-scale="94%"/>
    </style:style>
    <style:style style:name="_34_55" style:display-name="455" style:family="text">
      <style:text-properties fo:color="#040c00" style:text-position="2% 100%" fo:background-color="#f9fdff" style:text-scale="95%"/>
    </style:style>
    <style:style style:name="_34_56" style:display-name="456" style:family="text">
      <style:text-properties fo:color="#040c00" style:text-position="2% 100%" fo:background-color="#f9fdff" style:text-scale="107%"/>
    </style:style>
    <style:style style:name="_34_57" style:display-name="457" style:family="text">
      <style:text-properties fo:color="#040c00" fo:background-color="#fdf9ff"/>
    </style:style>
    <style:style style:name="_34_58" style:display-name="458" style:family="text">
      <style:text-properties fo:color="#040c00" fo:background-color="#fdf9ff" style:text-scale="94%"/>
    </style:style>
    <style:style style:name="_34_59" style:display-name="459" style:family="text">
      <style:text-properties fo:color="#040c00" fo:background-color="#fdf9ff" style:text-scale="95%"/>
    </style:style>
    <style:style style:name="_34_60" style:display-name="460" style:family="text">
      <style:text-properties fo:color="#040c00" fo:background-color="#fdf9ff" style:text-scale="107%"/>
    </style:style>
    <style:style style:name="_34_61" style:display-name="461" style:family="text">
      <style:text-properties fo:color="#040c00" style:text-position="0% 100%" fo:background-color="#fdf9ff"/>
    </style:style>
    <style:style style:name="_34_62" style:display-name="462" style:family="text">
      <style:text-properties fo:color="#040c00" style:text-position="0% 100%" fo:background-color="#fdf9ff" style:text-scale="94%"/>
    </style:style>
    <style:style style:name="_34_63" style:display-name="463" style:family="text">
      <style:text-properties fo:color="#040c00" style:text-position="0% 100%" fo:background-color="#fdf9ff" style:text-scale="95%"/>
    </style:style>
    <style:style style:name="_34_64" style:display-name="464" style:family="text">
      <style:text-properties fo:color="#040c00" style:text-position="0% 100%" fo:background-color="#fdf9ff" style:text-scale="107%"/>
    </style:style>
    <style:style style:name="_34_65" style:display-name="465" style:family="text">
      <style:text-properties fo:color="#040c00" style:text-position="2% 100%" fo:background-color="#fdf9ff"/>
    </style:style>
    <style:style style:name="_34_66" style:display-name="466" style:family="text">
      <style:text-properties fo:color="#040c00" style:text-position="2% 100%" fo:background-color="#fdf9ff" style:text-scale="94%"/>
    </style:style>
    <style:style style:name="_34_67" style:display-name="467" style:family="text">
      <style:text-properties fo:color="#040c00" style:text-position="2% 100%" fo:background-color="#fdf9ff" style:text-scale="95%"/>
    </style:style>
    <style:style style:name="_34_68" style:display-name="468" style:family="text">
      <style:text-properties fo:color="#040c00" style:text-position="2% 100%" fo:background-color="#fdf9ff" style:text-scale="107%"/>
    </style:style>
    <style:style style:name="_34_69" style:display-name="469" style:family="text">
      <style:text-properties fo:color="#040c00" fo:background-color="#fdfdff"/>
    </style:style>
    <style:style style:name="_34_70" style:display-name="470" style:family="text">
      <style:text-properties fo:color="#040c00" fo:background-color="#fdfdff" style:text-scale="94%"/>
    </style:style>
    <style:style style:name="_34_71" style:display-name="471" style:family="text">
      <style:text-properties fo:color="#040c00" fo:background-color="#fdfdff" style:text-scale="95%"/>
    </style:style>
    <style:style style:name="_34_72" style:display-name="472" style:family="text">
      <style:text-properties fo:color="#040c00" fo:background-color="#fdfdff" style:text-scale="107%"/>
    </style:style>
    <style:style style:name="_34_73" style:display-name="473" style:family="text">
      <style:text-properties fo:color="#040c00" style:text-position="0% 100%" fo:background-color="#fdfdff"/>
    </style:style>
    <style:style style:name="_34_74" style:display-name="474" style:family="text">
      <style:text-properties fo:color="#040c00" style:text-position="0% 100%" fo:background-color="#fdfdff" style:text-scale="94%"/>
    </style:style>
    <style:style style:name="_34_75" style:display-name="475" style:family="text">
      <style:text-properties fo:color="#040c00" style:text-position="0% 100%" fo:background-color="#fdfdff" style:text-scale="95%"/>
    </style:style>
    <style:style style:name="_34_76" style:display-name="476" style:family="text">
      <style:text-properties fo:color="#040c00" style:text-position="0% 100%" fo:background-color="#fdfdff" style:text-scale="107%"/>
    </style:style>
    <style:style style:name="_34_77" style:display-name="477" style:family="text">
      <style:text-properties fo:color="#040c00" style:text-position="2% 100%" fo:background-color="#fdfdff"/>
    </style:style>
    <style:style style:name="_34_78" style:display-name="478" style:family="text">
      <style:text-properties fo:color="#040c00" style:text-position="2% 100%" fo:background-color="#fdfdff" style:text-scale="94%"/>
    </style:style>
    <style:style style:name="_34_79" style:display-name="479" style:family="text">
      <style:text-properties fo:color="#040c00" style:text-position="2% 100%" fo:background-color="#fdfdff" style:text-scale="95%"/>
    </style:style>
    <style:style style:name="_34_80" style:display-name="480" style:family="text">
      <style:text-properties fo:color="#040c00" style:text-position="2% 100%" fo:background-color="#fdfdff" style:text-scale="107%"/>
    </style:style>
    <style:style style:name="_34_81" style:display-name="481" style:family="text">
      <style:text-properties fo:color="#0c0400"/>
    </style:style>
    <style:style style:name="_34_82" style:display-name="482" style:family="text">
      <style:text-properties fo:color="#0c0400" style:text-scale="94%"/>
    </style:style>
    <style:style style:name="_34_83" style:display-name="483" style:family="text">
      <style:text-properties fo:color="#0c0400" style:text-scale="95%"/>
    </style:style>
    <style:style style:name="_34_84" style:display-name="484" style:family="text">
      <style:text-properties fo:color="#0c0400" style:text-scale="107%"/>
    </style:style>
    <style:style style:name="_34_85" style:display-name="485" style:family="text">
      <style:text-properties fo:color="#0c0400" style:text-position="0% 100%"/>
    </style:style>
    <style:style style:name="_34_86" style:display-name="486" style:family="text">
      <style:text-properties fo:color="#0c0400" style:text-position="0% 100%" style:text-scale="94%"/>
    </style:style>
    <style:style style:name="_34_87" style:display-name="487" style:family="text">
      <style:text-properties fo:color="#0c0400" style:text-position="0% 100%" style:text-scale="95%"/>
    </style:style>
    <style:style style:name="_34_88" style:display-name="488" style:family="text">
      <style:text-properties fo:color="#0c0400" style:text-position="0% 100%" style:text-scale="107%"/>
    </style:style>
    <style:style style:name="_34_89" style:display-name="489" style:family="text">
      <style:text-properties fo:color="#0c0400" style:text-position="2% 100%"/>
    </style:style>
    <style:style style:name="_34_90" style:display-name="490" style:family="text">
      <style:text-properties fo:color="#0c0400" style:text-position="2% 100%" style:text-scale="94%"/>
    </style:style>
    <style:style style:name="_34_91" style:display-name="491" style:family="text">
      <style:text-properties fo:color="#0c0400" style:text-position="2% 100%" style:text-scale="95%"/>
    </style:style>
    <style:style style:name="_34_92" style:display-name="492" style:family="text">
      <style:text-properties fo:color="#0c0400" style:text-position="2% 100%" style:text-scale="107%"/>
    </style:style>
    <style:style style:name="_34_93" style:display-name="493" style:family="text">
      <style:text-properties fo:color="#0c0400" fo:background-color="#f9f9ff"/>
    </style:style>
    <style:style style:name="_34_94" style:display-name="494" style:family="text">
      <style:text-properties fo:color="#0c0400" fo:background-color="#f9f9ff" style:text-scale="94%"/>
    </style:style>
    <style:style style:name="_34_95" style:display-name="495" style:family="text">
      <style:text-properties fo:color="#0c0400" fo:background-color="#f9f9ff" style:text-scale="95%"/>
    </style:style>
    <style:style style:name="_34_96" style:display-name="496" style:family="text">
      <style:text-properties fo:color="#0c0400" fo:background-color="#f9f9ff" style:text-scale="107%"/>
    </style:style>
    <style:style style:name="_34_97" style:display-name="497" style:family="text">
      <style:text-properties fo:color="#0c0400" style:text-position="0% 100%" fo:background-color="#f9f9ff"/>
    </style:style>
    <style:style style:name="_34_98" style:display-name="498" style:family="text">
      <style:text-properties fo:color="#0c0400" style:text-position="0% 100%" fo:background-color="#f9f9ff" style:text-scale="94%"/>
    </style:style>
    <style:style style:name="_34_99" style:display-name="499" style:family="text">
      <style:text-properties fo:color="#0c0400" style:text-position="0% 100%" fo:background-color="#f9f9ff" style:text-scale="95%"/>
    </style:style>
    <style:style style:name="_35_00" style:display-name="500" style:family="text">
      <style:text-properties fo:color="#0c0400" style:text-position="0% 100%" fo:background-color="#f9f9ff" style:text-scale="107%"/>
    </style:style>
    <style:style style:name="_35_01" style:display-name="501" style:family="text">
      <style:text-properties fo:color="#0c0400" style:text-position="2% 100%" fo:background-color="#f9f9ff"/>
    </style:style>
    <style:style style:name="_35_02" style:display-name="502" style:family="text">
      <style:text-properties fo:color="#0c0400" style:text-position="2% 100%" fo:background-color="#f9f9ff" style:text-scale="94%"/>
    </style:style>
    <style:style style:name="_35_03" style:display-name="503" style:family="text">
      <style:text-properties fo:color="#0c0400" style:text-position="2% 100%" fo:background-color="#f9f9ff" style:text-scale="95%"/>
    </style:style>
    <style:style style:name="_35_04" style:display-name="504" style:family="text">
      <style:text-properties fo:color="#0c0400" style:text-position="2% 100%" fo:background-color="#f9f9ff" style:text-scale="107%"/>
    </style:style>
    <style:style style:name="_35_05" style:display-name="505" style:family="text">
      <style:text-properties fo:color="#0c0400" fo:background-color="#f9fdff"/>
    </style:style>
    <style:style style:name="_35_06" style:display-name="506" style:family="text">
      <style:text-properties fo:color="#0c0400" fo:background-color="#f9fdff" style:text-scale="94%"/>
    </style:style>
    <style:style style:name="_35_07" style:display-name="507" style:family="text">
      <style:text-properties fo:color="#0c0400" fo:background-color="#f9fdff" style:text-scale="95%"/>
    </style:style>
    <style:style style:name="_35_08" style:display-name="508" style:family="text">
      <style:text-properties fo:color="#0c0400" fo:background-color="#f9fdff" style:text-scale="107%"/>
    </style:style>
    <style:style style:name="_35_09" style:display-name="509" style:family="text">
      <style:text-properties fo:color="#0c0400" style:text-position="0% 100%" fo:background-color="#f9fdff"/>
    </style:style>
    <style:style style:name="_35_10" style:display-name="510" style:family="text">
      <style:text-properties fo:color="#0c0400" style:text-position="0% 100%" fo:background-color="#f9fdff" style:text-scale="94%"/>
    </style:style>
    <style:style style:name="_35_11" style:display-name="511" style:family="text">
      <style:text-properties fo:color="#0c0400" style:text-position="0% 100%" fo:background-color="#f9fdff" style:text-scale="95%"/>
    </style:style>
    <style:style style:name="_35_12" style:display-name="512" style:family="text">
      <style:text-properties fo:color="#0c0400" style:text-position="0% 100%" fo:background-color="#f9fdff" style:text-scale="107%"/>
    </style:style>
    <style:style style:name="_35_13" style:display-name="513" style:family="text">
      <style:text-properties fo:color="#0c0400" style:text-position="2% 100%" fo:background-color="#f9fdff"/>
    </style:style>
    <style:style style:name="_35_14" style:display-name="514" style:family="text">
      <style:text-properties fo:color="#0c0400" style:text-position="2% 100%" fo:background-color="#f9fdff" style:text-scale="94%"/>
    </style:style>
    <style:style style:name="_35_15" style:display-name="515" style:family="text">
      <style:text-properties fo:color="#0c0400" style:text-position="2% 100%" fo:background-color="#f9fdff" style:text-scale="95%"/>
    </style:style>
    <style:style style:name="_35_16" style:display-name="516" style:family="text">
      <style:text-properties fo:color="#0c0400" style:text-position="2% 100%" fo:background-color="#f9fdff" style:text-scale="107%"/>
    </style:style>
    <style:style style:name="_35_17" style:display-name="517" style:family="text">
      <style:text-properties fo:color="#0c0400" fo:background-color="#fdf9ff"/>
    </style:style>
    <style:style style:name="_35_18" style:display-name="518" style:family="text">
      <style:text-properties fo:color="#0c0400" fo:background-color="#fdf9ff" style:text-scale="94%"/>
    </style:style>
    <style:style style:name="_35_19" style:display-name="519" style:family="text">
      <style:text-properties fo:color="#0c0400" fo:background-color="#fdf9ff" style:text-scale="95%"/>
    </style:style>
    <style:style style:name="_35_20" style:display-name="520" style:family="text">
      <style:text-properties fo:color="#0c0400" fo:background-color="#fdf9ff" style:text-scale="107%"/>
    </style:style>
    <style:style style:name="_35_21" style:display-name="521" style:family="text">
      <style:text-properties fo:color="#0c0400" style:text-position="0% 100%" fo:background-color="#fdf9ff"/>
    </style:style>
    <style:style style:name="_35_22" style:display-name="522" style:family="text">
      <style:text-properties fo:color="#0c0400" style:text-position="0% 100%" fo:background-color="#fdf9ff" style:text-scale="94%"/>
    </style:style>
    <style:style style:name="_35_23" style:display-name="523" style:family="text">
      <style:text-properties fo:color="#0c0400" style:text-position="0% 100%" fo:background-color="#fdf9ff" style:text-scale="95%"/>
    </style:style>
    <style:style style:name="_35_24" style:display-name="524" style:family="text">
      <style:text-properties fo:color="#0c0400" style:text-position="0% 100%" fo:background-color="#fdf9ff" style:text-scale="107%"/>
    </style:style>
    <style:style style:name="_35_25" style:display-name="525" style:family="text">
      <style:text-properties fo:color="#0c0400" style:text-position="2% 100%" fo:background-color="#fdf9ff"/>
    </style:style>
    <style:style style:name="_35_26" style:display-name="526" style:family="text">
      <style:text-properties fo:color="#0c0400" style:text-position="2% 100%" fo:background-color="#fdf9ff" style:text-scale="94%"/>
    </style:style>
    <style:style style:name="_35_27" style:display-name="527" style:family="text">
      <style:text-properties fo:color="#0c0400" style:text-position="2% 100%" fo:background-color="#fdf9ff" style:text-scale="95%"/>
    </style:style>
    <style:style style:name="_35_28" style:display-name="528" style:family="text">
      <style:text-properties fo:color="#0c0400" style:text-position="2% 100%" fo:background-color="#fdf9ff" style:text-scale="107%"/>
    </style:style>
    <style:style style:name="_35_29" style:display-name="529" style:family="text">
      <style:text-properties fo:color="#0c0400" fo:background-color="#fdfdff"/>
    </style:style>
    <style:style style:name="_35_30" style:display-name="530" style:family="text">
      <style:text-properties fo:color="#0c0400" fo:background-color="#fdfdff" style:text-scale="94%"/>
    </style:style>
    <style:style style:name="_35_31" style:display-name="531" style:family="text">
      <style:text-properties fo:color="#0c0400" fo:background-color="#fdfdff" style:text-scale="95%"/>
    </style:style>
    <style:style style:name="_35_32" style:display-name="532" style:family="text">
      <style:text-properties fo:color="#0c0400" fo:background-color="#fdfdff" style:text-scale="107%"/>
    </style:style>
    <style:style style:name="_35_33" style:display-name="533" style:family="text">
      <style:text-properties fo:color="#0c0400" style:text-position="0% 100%" fo:background-color="#fdfdff"/>
    </style:style>
    <style:style style:name="_35_34" style:display-name="534" style:family="text">
      <style:text-properties fo:color="#0c0400" style:text-position="0% 100%" fo:background-color="#fdfdff" style:text-scale="94%"/>
    </style:style>
    <style:style style:name="_35_35" style:display-name="535" style:family="text">
      <style:text-properties fo:color="#0c0400" style:text-position="0% 100%" fo:background-color="#fdfdff" style:text-scale="95%"/>
    </style:style>
    <style:style style:name="_35_36" style:display-name="536" style:family="text">
      <style:text-properties fo:color="#0c0400" style:text-position="0% 100%" fo:background-color="#fdfdff" style:text-scale="107%"/>
    </style:style>
    <style:style style:name="_35_37" style:display-name="537" style:family="text">
      <style:text-properties fo:color="#0c0400" style:text-position="2% 100%" fo:background-color="#fdfdff"/>
    </style:style>
    <style:style style:name="_35_38" style:display-name="538" style:family="text">
      <style:text-properties fo:color="#0c0400" style:text-position="2% 100%" fo:background-color="#fdfdff" style:text-scale="94%"/>
    </style:style>
    <style:style style:name="_35_39" style:display-name="539" style:family="text">
      <style:text-properties fo:color="#0c0400" style:text-position="2% 100%" fo:background-color="#fdfdff" style:text-scale="95%"/>
    </style:style>
    <style:style style:name="_35_40" style:display-name="540" style:family="text">
      <style:text-properties fo:color="#0c0400" style:text-position="2% 100%" fo:background-color="#fdfdff" style:text-scale="107%"/>
    </style:style>
    <style:style style:name="_35_41" style:display-name="541" style:family="text">
      <style:text-properties fo:color="#0c0c00"/>
    </style:style>
    <style:style style:name="_35_42" style:display-name="542" style:family="text">
      <style:text-properties fo:color="#0c0c00" style:text-scale="94%"/>
    </style:style>
    <style:style style:name="_35_43" style:display-name="543" style:family="text">
      <style:text-properties fo:color="#0c0c00" style:text-scale="95%"/>
    </style:style>
    <style:style style:name="_35_44" style:display-name="544" style:family="text">
      <style:text-properties fo:color="#0c0c00" style:text-scale="107%"/>
    </style:style>
    <style:style style:name="_35_45" style:display-name="545" style:family="text">
      <style:text-properties fo:color="#0c0c00" style:text-position="0% 100%"/>
    </style:style>
    <style:style style:name="_35_46" style:display-name="546" style:family="text">
      <style:text-properties fo:color="#0c0c00" style:text-position="0% 100%" style:text-scale="94%"/>
    </style:style>
    <style:style style:name="_35_47" style:display-name="547" style:family="text">
      <style:text-properties fo:color="#0c0c00" style:text-position="0% 100%" style:text-scale="95%"/>
    </style:style>
    <style:style style:name="_35_48" style:display-name="548" style:family="text">
      <style:text-properties fo:color="#0c0c00" style:text-position="0% 100%" style:text-scale="107%"/>
    </style:style>
    <style:style style:name="_35_49" style:display-name="549" style:family="text">
      <style:text-properties fo:color="#0c0c00" style:text-position="2% 100%"/>
    </style:style>
    <style:style style:name="_35_50" style:display-name="550" style:family="text">
      <style:text-properties fo:color="#0c0c00" style:text-position="2% 100%" style:text-scale="94%"/>
    </style:style>
    <style:style style:name="_35_51" style:display-name="551" style:family="text">
      <style:text-properties fo:color="#0c0c00" style:text-position="2% 100%" style:text-scale="95%"/>
    </style:style>
    <style:style style:name="_35_52" style:display-name="552" style:family="text">
      <style:text-properties fo:color="#0c0c00" style:text-position="2% 100%" style:text-scale="107%"/>
    </style:style>
    <style:style style:name="_35_53" style:display-name="553" style:family="text">
      <style:text-properties fo:color="#0c0c00" fo:background-color="#f9f9ff"/>
    </style:style>
    <style:style style:name="_35_54" style:display-name="554" style:family="text">
      <style:text-properties fo:color="#0c0c00" fo:background-color="#f9f9ff" style:text-scale="94%"/>
    </style:style>
    <style:style style:name="_35_55" style:display-name="555" style:family="text">
      <style:text-properties fo:color="#0c0c00" fo:background-color="#f9f9ff" style:text-scale="95%"/>
    </style:style>
    <style:style style:name="_35_56" style:display-name="556" style:family="text">
      <style:text-properties fo:color="#0c0c00" fo:background-color="#f9f9ff" style:text-scale="107%"/>
    </style:style>
    <style:style style:name="_35_57" style:display-name="557" style:family="text">
      <style:text-properties fo:color="#0c0c00" style:text-position="0% 100%" fo:background-color="#f9f9ff"/>
    </style:style>
    <style:style style:name="_35_58" style:display-name="558" style:family="text">
      <style:text-properties fo:color="#0c0c00" style:text-position="0% 100%" fo:background-color="#f9f9ff" style:text-scale="94%"/>
    </style:style>
    <style:style style:name="_35_59" style:display-name="559" style:family="text">
      <style:text-properties fo:color="#0c0c00" style:text-position="0% 100%" fo:background-color="#f9f9ff" style:text-scale="95%"/>
    </style:style>
    <style:style style:name="_35_60" style:display-name="560" style:family="text">
      <style:text-properties fo:color="#0c0c00" style:text-position="0% 100%" fo:background-color="#f9f9ff" style:text-scale="107%"/>
    </style:style>
    <style:style style:name="_35_61" style:display-name="561" style:family="text">
      <style:text-properties fo:color="#0c0c00" style:text-position="2% 100%" fo:background-color="#f9f9ff"/>
    </style:style>
    <style:style style:name="_35_62" style:display-name="562" style:family="text">
      <style:text-properties fo:color="#0c0c00" style:text-position="2% 100%" fo:background-color="#f9f9ff" style:text-scale="94%"/>
    </style:style>
    <style:style style:name="_35_63" style:display-name="563" style:family="text">
      <style:text-properties fo:color="#0c0c00" style:text-position="2% 100%" fo:background-color="#f9f9ff" style:text-scale="95%"/>
    </style:style>
    <style:style style:name="_35_64" style:display-name="564" style:family="text">
      <style:text-properties fo:color="#0c0c00" style:text-position="2% 100%" fo:background-color="#f9f9ff" style:text-scale="107%"/>
    </style:style>
    <style:style style:name="_35_65" style:display-name="565" style:family="text">
      <style:text-properties fo:color="#0c0c00" fo:background-color="#f9fdff"/>
    </style:style>
    <style:style style:name="_35_66" style:display-name="566" style:family="text">
      <style:text-properties fo:color="#0c0c00" fo:background-color="#f9fdff" style:text-scale="94%"/>
    </style:style>
    <style:style style:name="_35_67" style:display-name="567" style:family="text">
      <style:text-properties fo:color="#0c0c00" fo:background-color="#f9fdff" style:text-scale="95%"/>
    </style:style>
    <style:style style:name="_35_68" style:display-name="568" style:family="text">
      <style:text-properties fo:color="#0c0c00" fo:background-color="#f9fdff" style:text-scale="107%"/>
    </style:style>
    <style:style style:name="_35_69" style:display-name="569" style:family="text">
      <style:text-properties fo:color="#0c0c00" style:text-position="0% 100%" fo:background-color="#f9fdff"/>
    </style:style>
    <style:style style:name="_35_70" style:display-name="570" style:family="text">
      <style:text-properties fo:color="#0c0c00" style:text-position="0% 100%" fo:background-color="#f9fdff" style:text-scale="94%"/>
    </style:style>
    <style:style style:name="_35_71" style:display-name="571" style:family="text">
      <style:text-properties fo:color="#0c0c00" style:text-position="0% 100%" fo:background-color="#f9fdff" style:text-scale="95%"/>
    </style:style>
    <style:style style:name="_35_72" style:display-name="572" style:family="text">
      <style:text-properties fo:color="#0c0c00" style:text-position="0% 100%" fo:background-color="#f9fdff" style:text-scale="107%"/>
    </style:style>
    <style:style style:name="_35_73" style:display-name="573" style:family="text">
      <style:text-properties fo:color="#0c0c00" style:text-position="2% 100%" fo:background-color="#f9fdff"/>
    </style:style>
    <style:style style:name="_35_74" style:display-name="574" style:family="text">
      <style:text-properties fo:color="#0c0c00" style:text-position="2% 100%" fo:background-color="#f9fdff" style:text-scale="94%"/>
    </style:style>
    <style:style style:name="_35_75" style:display-name="575" style:family="text">
      <style:text-properties fo:color="#0c0c00" style:text-position="2% 100%" fo:background-color="#f9fdff" style:text-scale="95%"/>
    </style:style>
    <style:style style:name="_35_76" style:display-name="576" style:family="text">
      <style:text-properties fo:color="#0c0c00" style:text-position="2% 100%" fo:background-color="#f9fdff" style:text-scale="107%"/>
    </style:style>
    <style:style style:name="_35_77" style:display-name="577" style:family="text">
      <style:text-properties fo:color="#0c0c00" fo:background-color="#fdf9ff"/>
    </style:style>
    <style:style style:name="_35_78" style:display-name="578" style:family="text">
      <style:text-properties fo:color="#0c0c00" fo:background-color="#fdf9ff" style:text-scale="94%"/>
    </style:style>
    <style:style style:name="_35_79" style:display-name="579" style:family="text">
      <style:text-properties fo:color="#0c0c00" fo:background-color="#fdf9ff" style:text-scale="95%"/>
    </style:style>
    <style:style style:name="_35_80" style:display-name="580" style:family="text">
      <style:text-properties fo:color="#0c0c00" fo:background-color="#fdf9ff" style:text-scale="107%"/>
    </style:style>
    <style:style style:name="_35_81" style:display-name="581" style:family="text">
      <style:text-properties fo:color="#0c0c00" style:text-position="0% 100%" fo:background-color="#fdf9ff"/>
    </style:style>
    <style:style style:name="_35_82" style:display-name="582" style:family="text">
      <style:text-properties fo:color="#0c0c00" style:text-position="0% 100%" fo:background-color="#fdf9ff" style:text-scale="94%"/>
    </style:style>
    <style:style style:name="_35_83" style:display-name="583" style:family="text">
      <style:text-properties fo:color="#0c0c00" style:text-position="0% 100%" fo:background-color="#fdf9ff" style:text-scale="95%"/>
    </style:style>
    <style:style style:name="_35_84" style:display-name="584" style:family="text">
      <style:text-properties fo:color="#0c0c00" style:text-position="0% 100%" fo:background-color="#fdf9ff" style:text-scale="107%"/>
    </style:style>
    <style:style style:name="_35_85" style:display-name="585" style:family="text">
      <style:text-properties fo:color="#0c0c00" style:text-position="2% 100%" fo:background-color="#fdf9ff"/>
    </style:style>
    <style:style style:name="_35_86" style:display-name="586" style:family="text">
      <style:text-properties fo:color="#0c0c00" style:text-position="2% 100%" fo:background-color="#fdf9ff" style:text-scale="94%"/>
    </style:style>
    <style:style style:name="_35_87" style:display-name="587" style:family="text">
      <style:text-properties fo:color="#0c0c00" style:text-position="2% 100%" fo:background-color="#fdf9ff" style:text-scale="95%"/>
    </style:style>
    <style:style style:name="_35_88" style:display-name="588" style:family="text">
      <style:text-properties fo:color="#0c0c00" style:text-position="2% 100%" fo:background-color="#fdf9ff" style:text-scale="107%"/>
    </style:style>
    <style:style style:name="_35_89" style:display-name="589" style:family="text">
      <style:text-properties fo:color="#0c0c00" fo:background-color="#fdfdff"/>
    </style:style>
    <style:style style:name="_35_90" style:display-name="590" style:family="text">
      <style:text-properties fo:color="#0c0c00" fo:background-color="#fdfdff" style:text-scale="94%"/>
    </style:style>
    <style:style style:name="_35_91" style:display-name="591" style:family="text">
      <style:text-properties fo:color="#0c0c00" fo:background-color="#fdfdff" style:text-scale="95%"/>
    </style:style>
    <style:style style:name="_35_92" style:display-name="592" style:family="text">
      <style:text-properties fo:color="#0c0c00" fo:background-color="#fdfdff" style:text-scale="107%"/>
    </style:style>
    <style:style style:name="_35_93" style:display-name="593" style:family="text">
      <style:text-properties fo:color="#0c0c00" style:text-position="0% 100%" fo:background-color="#fdfdff"/>
    </style:style>
    <style:style style:name="_35_94" style:display-name="594" style:family="text">
      <style:text-properties fo:color="#0c0c00" style:text-position="0% 100%" fo:background-color="#fdfdff" style:text-scale="94%"/>
    </style:style>
    <style:style style:name="_35_95" style:display-name="595" style:family="text">
      <style:text-properties fo:color="#0c0c00" style:text-position="0% 100%" fo:background-color="#fdfdff" style:text-scale="95%"/>
    </style:style>
    <style:style style:name="_35_96" style:display-name="596" style:family="text">
      <style:text-properties fo:color="#0c0c00" style:text-position="0% 100%" fo:background-color="#fdfdff" style:text-scale="107%"/>
    </style:style>
    <style:style style:name="_35_97" style:display-name="597" style:family="text">
      <style:text-properties fo:color="#0c0c00" style:text-position="2% 100%" fo:background-color="#fdfdff"/>
    </style:style>
    <style:style style:name="_35_98" style:display-name="598" style:family="text">
      <style:text-properties fo:color="#0c0c00" style:text-position="2% 100%" fo:background-color="#fdfdff" style:text-scale="94%"/>
    </style:style>
    <style:style style:name="_35_99" style:display-name="599" style:family="text">
      <style:text-properties fo:color="#0c0c00" style:text-position="2% 100%" fo:background-color="#fdfdff" style:text-scale="95%"/>
    </style:style>
    <style:style style:name="_36_00" style:display-name="600" style:family="text">
      <style:text-properties fo:color="#0c0c00" style:text-position="2% 100%" fo:background-color="#fdfdff" style:text-scale="107%"/>
    </style:style>
    <style:style style:name="_36_01" style:display-name="601" style:family="text"/>
    <style:style style:name="_36_02" style:display-name="602" style:family="text">
      <style:text-properties style:text-scale="94%"/>
    </style:style>
    <style:style style:name="_36_03" style:display-name="603" style:family="text">
      <style:text-properties style:text-scale="95%"/>
    </style:style>
    <style:style style:name="_36_04" style:display-name="604" style:family="text">
      <style:text-properties style:text-scale="107%"/>
    </style:style>
    <style:style style:name="_36_05" style:display-name="605" style:family="text">
      <style:text-properties style:text-position="0% 100%"/>
    </style:style>
    <style:style style:name="_36_06" style:display-name="606" style:family="text">
      <style:text-properties style:text-position="0% 100%" style:text-scale="94%"/>
    </style:style>
    <style:style style:name="_36_07" style:display-name="607" style:family="text">
      <style:text-properties style:text-position="0% 100%" style:text-scale="95%"/>
    </style:style>
    <style:style style:name="_36_08" style:display-name="608" style:family="text">
      <style:text-properties style:text-position="0% 100%" style:text-scale="107%"/>
    </style:style>
    <style:style style:name="_36_09" style:display-name="609" style:family="text">
      <style:text-properties style:text-position="2% 100%"/>
    </style:style>
    <style:style style:name="_36_10" style:display-name="610" style:family="text">
      <style:text-properties style:text-position="2% 100%" style:text-scale="94%"/>
    </style:style>
    <style:style style:name="_36_11" style:display-name="611" style:family="text">
      <style:text-properties style:text-position="2% 100%" style:text-scale="95%"/>
    </style:style>
    <style:style style:name="_36_12" style:display-name="612" style:family="text">
      <style:text-properties style:text-position="2% 100%" style:text-scale="107%"/>
    </style:style>
    <style:style style:name="_36_13" style:display-name="613" style:family="text">
      <style:text-properties fo:background-color="#f9f9ff"/>
    </style:style>
    <style:style style:name="_36_14" style:display-name="614" style:family="text">
      <style:text-properties fo:background-color="#f9f9ff" style:text-scale="94%"/>
    </style:style>
    <style:style style:name="_36_15" style:display-name="615" style:family="text">
      <style:text-properties fo:background-color="#f9f9ff" style:text-scale="95%"/>
    </style:style>
    <style:style style:name="_36_16" style:display-name="616" style:family="text">
      <style:text-properties fo:background-color="#f9f9ff" style:text-scale="107%"/>
    </style:style>
    <style:style style:name="_36_17" style:display-name="617" style:family="text">
      <style:text-properties style:text-position="0% 100%" fo:background-color="#f9f9ff"/>
    </style:style>
    <style:style style:name="_36_18" style:display-name="618" style:family="text">
      <style:text-properties style:text-position="0% 100%" fo:background-color="#f9f9ff" style:text-scale="94%"/>
    </style:style>
    <style:style style:name="_36_19" style:display-name="619" style:family="text">
      <style:text-properties style:text-position="0% 100%" fo:background-color="#f9f9ff" style:text-scale="95%"/>
    </style:style>
    <style:style style:name="_36_20" style:display-name="620" style:family="text">
      <style:text-properties style:text-position="0% 100%" fo:background-color="#f9f9ff" style:text-scale="107%"/>
    </style:style>
    <style:style style:name="_36_21" style:display-name="621" style:family="text">
      <style:text-properties style:text-position="2% 100%" fo:background-color="#f9f9ff"/>
    </style:style>
    <style:style style:name="_36_22" style:display-name="622" style:family="text">
      <style:text-properties style:text-position="2% 100%" fo:background-color="#f9f9ff" style:text-scale="94%"/>
    </style:style>
    <style:style style:name="_36_23" style:display-name="623" style:family="text">
      <style:text-properties style:text-position="2% 100%" fo:background-color="#f9f9ff" style:text-scale="95%"/>
    </style:style>
    <style:style style:name="_36_24" style:display-name="624" style:family="text">
      <style:text-properties style:text-position="2% 100%" fo:background-color="#f9f9ff" style:text-scale="107%"/>
    </style:style>
    <style:style style:name="_36_25" style:display-name="625" style:family="text">
      <style:text-properties fo:background-color="#f9fdff"/>
    </style:style>
    <style:style style:name="_36_26" style:display-name="626" style:family="text">
      <style:text-properties fo:background-color="#f9fdff" style:text-scale="94%"/>
    </style:style>
    <style:style style:name="_36_27" style:display-name="627" style:family="text">
      <style:text-properties fo:background-color="#f9fdff" style:text-scale="95%"/>
    </style:style>
    <style:style style:name="_36_28" style:display-name="628" style:family="text">
      <style:text-properties fo:background-color="#f9fdff" style:text-scale="107%"/>
    </style:style>
    <style:style style:name="_36_29" style:display-name="629" style:family="text">
      <style:text-properties style:text-position="0% 100%" fo:background-color="#f9fdff"/>
    </style:style>
    <style:style style:name="_36_30" style:display-name="630" style:family="text">
      <style:text-properties style:text-position="0% 100%" fo:background-color="#f9fdff" style:text-scale="94%"/>
    </style:style>
    <style:style style:name="_36_31" style:display-name="631" style:family="text">
      <style:text-properties style:text-position="0% 100%" fo:background-color="#f9fdff" style:text-scale="95%"/>
    </style:style>
    <style:style style:name="_36_32" style:display-name="632" style:family="text">
      <style:text-properties style:text-position="0% 100%" fo:background-color="#f9fdff" style:text-scale="107%"/>
    </style:style>
    <style:style style:name="_36_33" style:display-name="633" style:family="text">
      <style:text-properties style:text-position="2% 100%" fo:background-color="#f9fdff"/>
    </style:style>
    <style:style style:name="_36_34" style:display-name="634" style:family="text">
      <style:text-properties style:text-position="2% 100%" fo:background-color="#f9fdff" style:text-scale="94%"/>
    </style:style>
    <style:style style:name="_36_35" style:display-name="635" style:family="text">
      <style:text-properties style:text-position="2% 100%" fo:background-color="#f9fdff" style:text-scale="95%"/>
    </style:style>
    <style:style style:name="_36_36" style:display-name="636" style:family="text">
      <style:text-properties style:text-position="2% 100%" fo:background-color="#f9fdff" style:text-scale="107%"/>
    </style:style>
    <style:style style:name="_36_37" style:display-name="637" style:family="text">
      <style:text-properties fo:background-color="#fdf9ff"/>
    </style:style>
    <style:style style:name="_36_38" style:display-name="638" style:family="text">
      <style:text-properties fo:background-color="#fdf9ff" style:text-scale="94%"/>
    </style:style>
    <style:style style:name="_36_39" style:display-name="639" style:family="text">
      <style:text-properties fo:background-color="#fdf9ff" style:text-scale="95%"/>
    </style:style>
    <style:style style:name="_36_40" style:display-name="640" style:family="text">
      <style:text-properties fo:background-color="#fdf9ff" style:text-scale="107%"/>
    </style:style>
    <style:style style:name="_36_41" style:display-name="641" style:family="text">
      <style:text-properties style:text-position="0% 100%" fo:background-color="#fdf9ff"/>
    </style:style>
    <style:style style:name="_36_42" style:display-name="642" style:family="text">
      <style:text-properties style:text-position="0% 100%" fo:background-color="#fdf9ff" style:text-scale="94%"/>
    </style:style>
    <style:style style:name="_36_43" style:display-name="643" style:family="text">
      <style:text-properties style:text-position="0% 100%" fo:background-color="#fdf9ff" style:text-scale="95%"/>
    </style:style>
    <style:style style:name="_36_44" style:display-name="644" style:family="text">
      <style:text-properties style:text-position="0% 100%" fo:background-color="#fdf9ff" style:text-scale="107%"/>
    </style:style>
    <style:style style:name="_36_45" style:display-name="645" style:family="text">
      <style:text-properties style:text-position="2% 100%" fo:background-color="#fdf9ff"/>
    </style:style>
    <style:style style:name="_36_46" style:display-name="646" style:family="text">
      <style:text-properties style:text-position="2% 100%" fo:background-color="#fdf9ff" style:text-scale="94%"/>
    </style:style>
    <style:style style:name="_36_47" style:display-name="647" style:family="text">
      <style:text-properties style:text-position="2% 100%" fo:background-color="#fdf9ff" style:text-scale="95%"/>
    </style:style>
    <style:style style:name="_36_48" style:display-name="648" style:family="text">
      <style:text-properties style:text-position="2% 100%" fo:background-color="#fdf9ff" style:text-scale="107%"/>
    </style:style>
    <style:style style:name="_36_49" style:display-name="649" style:family="text">
      <style:text-properties fo:background-color="#fdfdff"/>
    </style:style>
    <style:style style:name="_36_50" style:display-name="650" style:family="text">
      <style:text-properties fo:background-color="#fdfdff" style:text-scale="94%"/>
    </style:style>
    <style:style style:name="_36_51" style:display-name="651" style:family="text">
      <style:text-properties fo:background-color="#fdfdff" style:text-scale="95%"/>
    </style:style>
    <style:style style:name="_36_52" style:display-name="652" style:family="text">
      <style:text-properties fo:background-color="#fdfdff" style:text-scale="107%"/>
    </style:style>
    <style:style style:name="_36_53" style:display-name="653" style:family="text">
      <style:text-properties style:text-position="0% 100%" fo:background-color="#fdfdff"/>
    </style:style>
    <style:style style:name="_36_54" style:display-name="654" style:family="text">
      <style:text-properties style:text-position="0% 100%" fo:background-color="#fdfdff" style:text-scale="94%"/>
    </style:style>
    <style:style style:name="_36_55" style:display-name="655" style:family="text">
      <style:text-properties style:text-position="0% 100%" fo:background-color="#fdfdff" style:text-scale="95%"/>
    </style:style>
    <style:style style:name="_36_56" style:display-name="656" style:family="text">
      <style:text-properties style:text-position="0% 100%" fo:background-color="#fdfdff" style:text-scale="107%"/>
    </style:style>
    <style:style style:name="_36_57" style:display-name="657" style:family="text">
      <style:text-properties style:text-position="2% 100%" fo:background-color="#fdfdff"/>
    </style:style>
    <style:style style:name="_36_58" style:display-name="658" style:family="text">
      <style:text-properties style:text-position="2% 100%" fo:background-color="#fdfdff" style:text-scale="94%"/>
    </style:style>
    <style:style style:name="_36_59" style:display-name="659" style:family="text">
      <style:text-properties style:text-position="2% 100%" fo:background-color="#fdfdff" style:text-scale="95%"/>
    </style:style>
    <style:style style:name="_36_60" style:display-name="660" style:family="text">
      <style:text-properties style:text-position="2% 100%" fo:background-color="#fdfdff" style:text-scale="107%"/>
    </style:style>
    <style:style style:name="_36_61" style:display-name="661" style:family="text">
      <style:text-properties fo:color="#040400"/>
    </style:style>
    <style:style style:name="_36_62" style:display-name="662" style:family="text">
      <style:text-properties fo:color="#040400" style:text-scale="94%"/>
    </style:style>
    <style:style style:name="_36_63" style:display-name="663" style:family="text">
      <style:text-properties fo:color="#040400" style:text-scale="95%"/>
    </style:style>
    <style:style style:name="_36_64" style:display-name="664" style:family="text">
      <style:text-properties fo:color="#040400" style:text-scale="107%"/>
    </style:style>
    <style:style style:name="_36_65" style:display-name="665" style:family="text">
      <style:text-properties fo:color="#040400" style:text-position="0% 100%"/>
    </style:style>
    <style:style style:name="_36_66" style:display-name="666" style:family="text">
      <style:text-properties fo:color="#040400" style:text-position="0% 100%" style:text-scale="94%"/>
    </style:style>
    <style:style style:name="_36_67" style:display-name="667" style:family="text">
      <style:text-properties fo:color="#040400" style:text-position="0% 100%" style:text-scale="95%"/>
    </style:style>
    <style:style style:name="_36_68" style:display-name="668" style:family="text">
      <style:text-properties fo:color="#040400" style:text-position="0% 100%" style:text-scale="107%"/>
    </style:style>
    <style:style style:name="_36_69" style:display-name="669" style:family="text">
      <style:text-properties fo:color="#040400" style:text-position="2% 100%"/>
    </style:style>
    <style:style style:name="_36_70" style:display-name="670" style:family="text">
      <style:text-properties fo:color="#040400" style:text-position="2% 100%" style:text-scale="94%"/>
    </style:style>
    <style:style style:name="_36_71" style:display-name="671" style:family="text">
      <style:text-properties fo:color="#040400" style:text-position="2% 100%" style:text-scale="95%"/>
    </style:style>
    <style:style style:name="_36_72" style:display-name="672" style:family="text">
      <style:text-properties fo:color="#040400" style:text-position="2% 100%" style:text-scale="107%"/>
    </style:style>
    <style:style style:name="_36_73" style:display-name="673" style:family="text">
      <style:text-properties fo:color="#040400" fo:background-color="#f9f9ff"/>
    </style:style>
    <style:style style:name="_36_74" style:display-name="674" style:family="text">
      <style:text-properties fo:color="#040400" fo:background-color="#f9f9ff" style:text-scale="94%"/>
    </style:style>
    <style:style style:name="_36_75" style:display-name="675" style:family="text">
      <style:text-properties fo:color="#040400" fo:background-color="#f9f9ff" style:text-scale="95%"/>
    </style:style>
    <style:style style:name="_36_76" style:display-name="676" style:family="text">
      <style:text-properties fo:color="#040400" fo:background-color="#f9f9ff" style:text-scale="107%"/>
    </style:style>
    <style:style style:name="_36_77" style:display-name="677" style:family="text">
      <style:text-properties fo:color="#040400" style:text-position="0% 100%" fo:background-color="#f9f9ff"/>
    </style:style>
    <style:style style:name="_36_78" style:display-name="678" style:family="text">
      <style:text-properties fo:color="#040400" style:text-position="0% 100%" fo:background-color="#f9f9ff" style:text-scale="94%"/>
    </style:style>
    <style:style style:name="_36_79" style:display-name="679" style:family="text">
      <style:text-properties fo:color="#040400" style:text-position="0% 100%" fo:background-color="#f9f9ff" style:text-scale="95%"/>
    </style:style>
    <style:style style:name="_36_80" style:display-name="680" style:family="text">
      <style:text-properties fo:color="#040400" style:text-position="0% 100%" fo:background-color="#f9f9ff" style:text-scale="107%"/>
    </style:style>
    <style:style style:name="_36_81" style:display-name="681" style:family="text">
      <style:text-properties fo:color="#040400" style:text-position="2% 100%" fo:background-color="#f9f9ff"/>
    </style:style>
    <style:style style:name="_36_82" style:display-name="682" style:family="text">
      <style:text-properties fo:color="#040400" style:text-position="2% 100%" fo:background-color="#f9f9ff" style:text-scale="94%"/>
    </style:style>
    <style:style style:name="_36_83" style:display-name="683" style:family="text">
      <style:text-properties fo:color="#040400" style:text-position="2% 100%" fo:background-color="#f9f9ff" style:text-scale="95%"/>
    </style:style>
    <style:style style:name="_36_84" style:display-name="684" style:family="text">
      <style:text-properties fo:color="#040400" style:text-position="2% 100%" fo:background-color="#f9f9ff" style:text-scale="107%"/>
    </style:style>
    <style:style style:name="_36_85" style:display-name="685" style:family="text">
      <style:text-properties fo:color="#040400" fo:background-color="#f9fdff"/>
    </style:style>
    <style:style style:name="_36_86" style:display-name="686" style:family="text">
      <style:text-properties fo:color="#040400" fo:background-color="#f9fdff" style:text-scale="94%"/>
    </style:style>
    <style:style style:name="_36_87" style:display-name="687" style:family="text">
      <style:text-properties fo:color="#040400" fo:background-color="#f9fdff" style:text-scale="95%"/>
    </style:style>
    <style:style style:name="_36_88" style:display-name="688" style:family="text">
      <style:text-properties fo:color="#040400" fo:background-color="#f9fdff" style:text-scale="107%"/>
    </style:style>
    <style:style style:name="_36_89" style:display-name="689" style:family="text">
      <style:text-properties fo:color="#040400" style:text-position="0% 100%" fo:background-color="#f9fdff"/>
    </style:style>
    <style:style style:name="_36_90" style:display-name="690" style:family="text">
      <style:text-properties fo:color="#040400" style:text-position="0% 100%" fo:background-color="#f9fdff" style:text-scale="94%"/>
    </style:style>
    <style:style style:name="_36_91" style:display-name="691" style:family="text">
      <style:text-properties fo:color="#040400" style:text-position="0% 100%" fo:background-color="#f9fdff" style:text-scale="95%"/>
    </style:style>
    <style:style style:name="_36_92" style:display-name="692" style:family="text">
      <style:text-properties fo:color="#040400" style:text-position="0% 100%" fo:background-color="#f9fdff" style:text-scale="107%"/>
    </style:style>
    <style:style style:name="_36_93" style:display-name="693" style:family="text">
      <style:text-properties fo:color="#040400" style:text-position="2% 100%" fo:background-color="#f9fdff"/>
    </style:style>
    <style:style style:name="_36_94" style:display-name="694" style:family="text">
      <style:text-properties fo:color="#040400" style:text-position="2% 100%" fo:background-color="#f9fdff" style:text-scale="94%"/>
    </style:style>
    <style:style style:name="_36_95" style:display-name="695" style:family="text">
      <style:text-properties fo:color="#040400" style:text-position="2% 100%" fo:background-color="#f9fdff" style:text-scale="95%"/>
    </style:style>
    <style:style style:name="_36_96" style:display-name="696" style:family="text">
      <style:text-properties fo:color="#040400" style:text-position="2% 100%" fo:background-color="#f9fdff" style:text-scale="107%"/>
    </style:style>
    <style:style style:name="_36_97" style:display-name="697" style:family="text">
      <style:text-properties fo:color="#040400" fo:background-color="#fdf9ff"/>
    </style:style>
    <style:style style:name="_36_98" style:display-name="698" style:family="text">
      <style:text-properties fo:color="#040400" fo:background-color="#fdf9ff" style:text-scale="94%"/>
    </style:style>
    <style:style style:name="_36_99" style:display-name="699" style:family="text">
      <style:text-properties fo:color="#040400" fo:background-color="#fdf9ff" style:text-scale="95%"/>
    </style:style>
    <style:style style:name="_37_00" style:display-name="700" style:family="text">
      <style:text-properties fo:color="#040400" fo:background-color="#fdf9ff" style:text-scale="107%"/>
    </style:style>
    <style:style style:name="_37_01" style:display-name="701" style:family="text">
      <style:text-properties fo:color="#040400" style:text-position="0% 100%" fo:background-color="#fdf9ff"/>
    </style:style>
    <style:style style:name="_37_02" style:display-name="702" style:family="text">
      <style:text-properties fo:color="#040400" style:text-position="0% 100%" fo:background-color="#fdf9ff" style:text-scale="94%"/>
    </style:style>
    <style:style style:name="_37_03" style:display-name="703" style:family="text">
      <style:text-properties fo:color="#040400" style:text-position="0% 100%" fo:background-color="#fdf9ff" style:text-scale="95%"/>
    </style:style>
    <style:style style:name="_37_04" style:display-name="704" style:family="text">
      <style:text-properties fo:color="#040400" style:text-position="0% 100%" fo:background-color="#fdf9ff" style:text-scale="107%"/>
    </style:style>
    <style:style style:name="_37_05" style:display-name="705" style:family="text">
      <style:text-properties fo:color="#040400" style:text-position="2% 100%" fo:background-color="#fdf9ff"/>
    </style:style>
    <style:style style:name="_37_06" style:display-name="706" style:family="text">
      <style:text-properties fo:color="#040400" style:text-position="2% 100%" fo:background-color="#fdf9ff" style:text-scale="94%"/>
    </style:style>
    <style:style style:name="_37_07" style:display-name="707" style:family="text">
      <style:text-properties fo:color="#040400" style:text-position="2% 100%" fo:background-color="#fdf9ff" style:text-scale="95%"/>
    </style:style>
    <style:style style:name="_37_08" style:display-name="708" style:family="text">
      <style:text-properties fo:color="#040400" style:text-position="2% 100%" fo:background-color="#fdf9ff" style:text-scale="107%"/>
    </style:style>
    <style:style style:name="_37_09" style:display-name="709" style:family="text">
      <style:text-properties fo:color="#040400" fo:background-color="#fdfdff"/>
    </style:style>
    <style:style style:name="_37_10" style:display-name="710" style:family="text">
      <style:text-properties fo:color="#040400" fo:background-color="#fdfdff" style:text-scale="94%"/>
    </style:style>
    <style:style style:name="_37_11" style:display-name="711" style:family="text">
      <style:text-properties fo:color="#040400" fo:background-color="#fdfdff" style:text-scale="95%"/>
    </style:style>
    <style:style style:name="_37_12" style:display-name="712" style:family="text">
      <style:text-properties fo:color="#040400" fo:background-color="#fdfdff" style:text-scale="107%"/>
    </style:style>
    <style:style style:name="_37_13" style:display-name="713" style:family="text">
      <style:text-properties fo:color="#040400" style:text-position="0% 100%" fo:background-color="#fdfdff"/>
    </style:style>
    <style:style style:name="_37_14" style:display-name="714" style:family="text">
      <style:text-properties fo:color="#040400" style:text-position="0% 100%" fo:background-color="#fdfdff" style:text-scale="94%"/>
    </style:style>
    <style:style style:name="_37_15" style:display-name="715" style:family="text">
      <style:text-properties fo:color="#040400" style:text-position="0% 100%" fo:background-color="#fdfdff" style:text-scale="95%"/>
    </style:style>
    <style:style style:name="_37_16" style:display-name="716" style:family="text">
      <style:text-properties fo:color="#040400" style:text-position="0% 100%" fo:background-color="#fdfdff" style:text-scale="107%"/>
    </style:style>
    <style:style style:name="_37_17" style:display-name="717" style:family="text">
      <style:text-properties fo:color="#040400" style:text-position="2% 100%" fo:background-color="#fdfdff"/>
    </style:style>
    <style:style style:name="_37_18" style:display-name="718" style:family="text">
      <style:text-properties fo:color="#040400" style:text-position="2% 100%" fo:background-color="#fdfdff" style:text-scale="94%"/>
    </style:style>
    <style:style style:name="_37_19" style:display-name="719" style:family="text">
      <style:text-properties fo:color="#040400" style:text-position="2% 100%" fo:background-color="#fdfdff" style:text-scale="95%"/>
    </style:style>
    <style:style style:name="_37_20" style:display-name="720" style:family="text">
      <style:text-properties fo:color="#040400" style:text-position="2% 100%" fo:background-color="#fdfdff" style:text-scale="107%"/>
    </style:style>
    <style:style style:name="_37_21" style:display-name="721" style:family="text">
      <style:text-properties fo:color="#040c00"/>
    </style:style>
    <style:style style:name="_37_22" style:display-name="722" style:family="text">
      <style:text-properties fo:color="#040c00" style:text-scale="94%"/>
    </style:style>
    <style:style style:name="_37_23" style:display-name="723" style:family="text">
      <style:text-properties fo:color="#040c00" style:text-scale="95%"/>
    </style:style>
    <style:style style:name="_37_24" style:display-name="724" style:family="text">
      <style:text-properties fo:color="#040c00" style:text-scale="107%"/>
    </style:style>
    <style:style style:name="_37_25" style:display-name="725" style:family="text">
      <style:text-properties fo:color="#040c00" style:text-position="0% 100%"/>
    </style:style>
    <style:style style:name="_37_26" style:display-name="726" style:family="text">
      <style:text-properties fo:color="#040c00" style:text-position="0% 100%" style:text-scale="94%"/>
    </style:style>
    <style:style style:name="_37_27" style:display-name="727" style:family="text">
      <style:text-properties fo:color="#040c00" style:text-position="0% 100%" style:text-scale="95%"/>
    </style:style>
    <style:style style:name="_37_28" style:display-name="728" style:family="text">
      <style:text-properties fo:color="#040c00" style:text-position="0% 100%" style:text-scale="107%"/>
    </style:style>
    <style:style style:name="_37_29" style:display-name="729" style:family="text">
      <style:text-properties fo:color="#040c00" style:text-position="2% 100%"/>
    </style:style>
    <style:style style:name="_37_30" style:display-name="730" style:family="text">
      <style:text-properties fo:color="#040c00" style:text-position="2% 100%" style:text-scale="94%"/>
    </style:style>
    <style:style style:name="_37_31" style:display-name="731" style:family="text">
      <style:text-properties fo:color="#040c00" style:text-position="2% 100%" style:text-scale="95%"/>
    </style:style>
    <style:style style:name="_37_32" style:display-name="732" style:family="text">
      <style:text-properties fo:color="#040c00" style:text-position="2% 100%" style:text-scale="107%"/>
    </style:style>
    <style:style style:name="_37_33" style:display-name="733" style:family="text">
      <style:text-properties fo:color="#040c00" fo:background-color="#f9f9ff"/>
    </style:style>
    <style:style style:name="_37_34" style:display-name="734" style:family="text">
      <style:text-properties fo:color="#040c00" fo:background-color="#f9f9ff" style:text-scale="94%"/>
    </style:style>
    <style:style style:name="_37_35" style:display-name="735" style:family="text">
      <style:text-properties fo:color="#040c00" fo:background-color="#f9f9ff" style:text-scale="95%"/>
    </style:style>
    <style:style style:name="_37_36" style:display-name="736" style:family="text">
      <style:text-properties fo:color="#040c00" fo:background-color="#f9f9ff" style:text-scale="107%"/>
    </style:style>
    <style:style style:name="_37_37" style:display-name="737" style:family="text">
      <style:text-properties fo:color="#040c00" style:text-position="0% 100%" fo:background-color="#f9f9ff"/>
    </style:style>
    <style:style style:name="_37_38" style:display-name="738" style:family="text">
      <style:text-properties fo:color="#040c00" style:text-position="0% 100%" fo:background-color="#f9f9ff" style:text-scale="94%"/>
    </style:style>
    <style:style style:name="_37_39" style:display-name="739" style:family="text">
      <style:text-properties fo:color="#040c00" style:text-position="0% 100%" fo:background-color="#f9f9ff" style:text-scale="95%"/>
    </style:style>
    <style:style style:name="_37_40" style:display-name="740" style:family="text">
      <style:text-properties fo:color="#040c00" style:text-position="0% 100%" fo:background-color="#f9f9ff" style:text-scale="107%"/>
    </style:style>
    <style:style style:name="_37_41" style:display-name="741" style:family="text">
      <style:text-properties fo:color="#040c00" style:text-position="2% 100%" fo:background-color="#f9f9ff"/>
    </style:style>
    <style:style style:name="_37_42" style:display-name="742" style:family="text">
      <style:text-properties fo:color="#040c00" style:text-position="2% 100%" fo:background-color="#f9f9ff" style:text-scale="94%"/>
    </style:style>
    <style:style style:name="_37_43" style:display-name="743" style:family="text">
      <style:text-properties fo:color="#040c00" style:text-position="2% 100%" fo:background-color="#f9f9ff" style:text-scale="95%"/>
    </style:style>
    <style:style style:name="_37_44" style:display-name="744" style:family="text">
      <style:text-properties fo:color="#040c00" style:text-position="2% 100%" fo:background-color="#f9f9ff" style:text-scale="107%"/>
    </style:style>
    <style:style style:name="_37_45" style:display-name="745" style:family="text">
      <style:text-properties fo:color="#040c00" fo:background-color="#f9fdff"/>
    </style:style>
    <style:style style:name="_37_46" style:display-name="746" style:family="text">
      <style:text-properties fo:color="#040c00" fo:background-color="#f9fdff" style:text-scale="94%"/>
    </style:style>
    <style:style style:name="_37_47" style:display-name="747" style:family="text">
      <style:text-properties fo:color="#040c00" fo:background-color="#f9fdff" style:text-scale="95%"/>
    </style:style>
    <style:style style:name="_37_48" style:display-name="748" style:family="text">
      <style:text-properties fo:color="#040c00" fo:background-color="#f9fdff" style:text-scale="107%"/>
    </style:style>
    <style:style style:name="_37_49" style:display-name="749" style:family="text">
      <style:text-properties fo:color="#040c00" style:text-position="0% 100%" fo:background-color="#f9fdff"/>
    </style:style>
    <style:style style:name="_37_50" style:display-name="750" style:family="text">
      <style:text-properties fo:color="#040c00" style:text-position="0% 100%" fo:background-color="#f9fdff" style:text-scale="94%"/>
    </style:style>
    <style:style style:name="_37_51" style:display-name="751" style:family="text">
      <style:text-properties fo:color="#040c00" style:text-position="0% 100%" fo:background-color="#f9fdff" style:text-scale="95%"/>
    </style:style>
    <style:style style:name="_37_52" style:display-name="752" style:family="text">
      <style:text-properties fo:color="#040c00" style:text-position="0% 100%" fo:background-color="#f9fdff" style:text-scale="107%"/>
    </style:style>
    <style:style style:name="_37_53" style:display-name="753" style:family="text">
      <style:text-properties fo:color="#040c00" style:text-position="2% 100%" fo:background-color="#f9fdff"/>
    </style:style>
    <style:style style:name="_37_54" style:display-name="754" style:family="text">
      <style:text-properties fo:color="#040c00" style:text-position="2% 100%" fo:background-color="#f9fdff" style:text-scale="94%"/>
    </style:style>
    <style:style style:name="_37_55" style:display-name="755" style:family="text">
      <style:text-properties fo:color="#040c00" style:text-position="2% 100%" fo:background-color="#f9fdff" style:text-scale="95%"/>
    </style:style>
    <style:style style:name="_37_56" style:display-name="756" style:family="text">
      <style:text-properties fo:color="#040c00" style:text-position="2% 100%" fo:background-color="#f9fdff" style:text-scale="107%"/>
    </style:style>
    <style:style style:name="_37_57" style:display-name="757" style:family="text">
      <style:text-properties fo:color="#040c00" fo:background-color="#fdf9ff"/>
    </style:style>
    <style:style style:name="_37_58" style:display-name="758" style:family="text">
      <style:text-properties fo:color="#040c00" fo:background-color="#fdf9ff" style:text-scale="94%"/>
    </style:style>
    <style:style style:name="_37_59" style:display-name="759" style:family="text">
      <style:text-properties fo:color="#040c00" fo:background-color="#fdf9ff" style:text-scale="95%"/>
    </style:style>
    <style:style style:name="_37_60" style:display-name="760" style:family="text">
      <style:text-properties fo:color="#040c00" fo:background-color="#fdf9ff" style:text-scale="107%"/>
    </style:style>
    <style:style style:name="_37_61" style:display-name="761" style:family="text">
      <style:text-properties fo:color="#040c00" style:text-position="0% 100%" fo:background-color="#fdf9ff"/>
    </style:style>
    <style:style style:name="_37_62" style:display-name="762" style:family="text">
      <style:text-properties fo:color="#040c00" style:text-position="0% 100%" fo:background-color="#fdf9ff" style:text-scale="94%"/>
    </style:style>
    <style:style style:name="_37_63" style:display-name="763" style:family="text">
      <style:text-properties fo:color="#040c00" style:text-position="0% 100%" fo:background-color="#fdf9ff" style:text-scale="95%"/>
    </style:style>
    <style:style style:name="_37_64" style:display-name="764" style:family="text">
      <style:text-properties fo:color="#040c00" style:text-position="0% 100%" fo:background-color="#fdf9ff" style:text-scale="107%"/>
    </style:style>
    <style:style style:name="_37_65" style:display-name="765" style:family="text">
      <style:text-properties fo:color="#040c00" style:text-position="2% 100%" fo:background-color="#fdf9ff"/>
    </style:style>
    <style:style style:name="_37_66" style:display-name="766" style:family="text">
      <style:text-properties fo:color="#040c00" style:text-position="2% 100%" fo:background-color="#fdf9ff" style:text-scale="94%"/>
    </style:style>
    <style:style style:name="_37_67" style:display-name="767" style:family="text">
      <style:text-properties fo:color="#040c00" style:text-position="2% 100%" fo:background-color="#fdf9ff" style:text-scale="95%"/>
    </style:style>
    <style:style style:name="_37_68" style:display-name="768" style:family="text">
      <style:text-properties fo:color="#040c00" style:text-position="2% 100%" fo:background-color="#fdf9ff" style:text-scale="107%"/>
    </style:style>
    <style:style style:name="_37_69" style:display-name="769" style:family="text">
      <style:text-properties fo:color="#040c00" fo:background-color="#fdfdff"/>
    </style:style>
    <style:style style:name="_37_70" style:display-name="770" style:family="text">
      <style:text-properties fo:color="#040c00" fo:background-color="#fdfdff" style:text-scale="94%"/>
    </style:style>
    <style:style style:name="_37_71" style:display-name="771" style:family="text">
      <style:text-properties fo:color="#040c00" fo:background-color="#fdfdff" style:text-scale="95%"/>
    </style:style>
    <style:style style:name="_37_72" style:display-name="772" style:family="text">
      <style:text-properties fo:color="#040c00" fo:background-color="#fdfdff" style:text-scale="107%"/>
    </style:style>
    <style:style style:name="_37_73" style:display-name="773" style:family="text">
      <style:text-properties fo:color="#040c00" style:text-position="0% 100%" fo:background-color="#fdfdff"/>
    </style:style>
    <style:style style:name="_37_74" style:display-name="774" style:family="text">
      <style:text-properties fo:color="#040c00" style:text-position="0% 100%" fo:background-color="#fdfdff" style:text-scale="94%"/>
    </style:style>
    <style:style style:name="_37_75" style:display-name="775" style:family="text">
      <style:text-properties fo:color="#040c00" style:text-position="0% 100%" fo:background-color="#fdfdff" style:text-scale="95%"/>
    </style:style>
    <style:style style:name="_37_76" style:display-name="776" style:family="text">
      <style:text-properties fo:color="#040c00" style:text-position="0% 100%" fo:background-color="#fdfdff" style:text-scale="107%"/>
    </style:style>
    <style:style style:name="_37_77" style:display-name="777" style:family="text">
      <style:text-properties fo:color="#040c00" style:text-position="2% 100%" fo:background-color="#fdfdff"/>
    </style:style>
    <style:style style:name="_37_78" style:display-name="778" style:family="text">
      <style:text-properties fo:color="#040c00" style:text-position="2% 100%" fo:background-color="#fdfdff" style:text-scale="94%"/>
    </style:style>
    <style:style style:name="_37_79" style:display-name="779" style:family="text">
      <style:text-properties fo:color="#040c00" style:text-position="2% 100%" fo:background-color="#fdfdff" style:text-scale="95%"/>
    </style:style>
    <style:style style:name="_37_80" style:display-name="780" style:family="text">
      <style:text-properties fo:color="#040c00" style:text-position="2% 100%" fo:background-color="#fdfdff" style:text-scale="107%"/>
    </style:style>
    <style:style style:name="_37_81" style:display-name="781" style:family="text">
      <style:text-properties fo:color="#0c0400"/>
    </style:style>
    <style:style style:name="_37_82" style:display-name="782" style:family="text">
      <style:text-properties fo:color="#0c0400" style:text-scale="94%"/>
    </style:style>
    <style:style style:name="_37_83" style:display-name="783" style:family="text">
      <style:text-properties fo:color="#0c0400" style:text-scale="95%"/>
    </style:style>
    <style:style style:name="_37_84" style:display-name="784" style:family="text">
      <style:text-properties fo:color="#0c0400" style:text-scale="107%"/>
    </style:style>
    <style:style style:name="_37_85" style:display-name="785" style:family="text">
      <style:text-properties fo:color="#0c0400" style:text-position="0% 100%"/>
    </style:style>
    <style:style style:name="_37_86" style:display-name="786" style:family="text">
      <style:text-properties fo:color="#0c0400" style:text-position="0% 100%" style:text-scale="94%"/>
    </style:style>
    <style:style style:name="_37_87" style:display-name="787" style:family="text">
      <style:text-properties fo:color="#0c0400" style:text-position="0% 100%" style:text-scale="95%"/>
    </style:style>
    <style:style style:name="_37_88" style:display-name="788" style:family="text">
      <style:text-properties fo:color="#0c0400" style:text-position="0% 100%" style:text-scale="107%"/>
    </style:style>
    <style:style style:name="_37_89" style:display-name="789" style:family="text">
      <style:text-properties fo:color="#0c0400" style:text-position="2% 100%"/>
    </style:style>
    <style:style style:name="_37_90" style:display-name="790" style:family="text">
      <style:text-properties fo:color="#0c0400" style:text-position="2% 100%" style:text-scale="94%"/>
    </style:style>
    <style:style style:name="_37_91" style:display-name="791" style:family="text">
      <style:text-properties fo:color="#0c0400" style:text-position="2% 100%" style:text-scale="95%"/>
    </style:style>
    <style:style style:name="_37_92" style:display-name="792" style:family="text">
      <style:text-properties fo:color="#0c0400" style:text-position="2% 100%" style:text-scale="107%"/>
    </style:style>
    <style:style style:name="_37_93" style:display-name="793" style:family="text">
      <style:text-properties fo:color="#0c0400" fo:background-color="#f9f9ff"/>
    </style:style>
    <style:style style:name="_37_94" style:display-name="794" style:family="text">
      <style:text-properties fo:color="#0c0400" fo:background-color="#f9f9ff" style:text-scale="94%"/>
    </style:style>
    <style:style style:name="_37_95" style:display-name="795" style:family="text">
      <style:text-properties fo:color="#0c0400" fo:background-color="#f9f9ff" style:text-scale="95%"/>
    </style:style>
    <style:style style:name="_37_96" style:display-name="796" style:family="text">
      <style:text-properties fo:color="#0c0400" fo:background-color="#f9f9ff" style:text-scale="107%"/>
    </style:style>
    <style:style style:name="_37_97" style:display-name="797" style:family="text">
      <style:text-properties fo:color="#0c0400" style:text-position="0% 100%" fo:background-color="#f9f9ff"/>
    </style:style>
    <style:style style:name="_37_98" style:display-name="798" style:family="text">
      <style:text-properties fo:color="#0c0400" style:text-position="0% 100%" fo:background-color="#f9f9ff" style:text-scale="94%"/>
    </style:style>
    <style:style style:name="_37_99" style:display-name="799" style:family="text">
      <style:text-properties fo:color="#0c0400" style:text-position="0% 100%" fo:background-color="#f9f9ff" style:text-scale="95%"/>
    </style:style>
    <style:style style:name="_38_00" style:display-name="800" style:family="text">
      <style:text-properties fo:color="#0c0400" style:text-position="0% 100%" fo:background-color="#f9f9ff" style:text-scale="107%"/>
    </style:style>
    <style:style style:name="_38_01" style:display-name="801" style:family="text">
      <style:text-properties fo:color="#0c0400" style:text-position="2% 100%" fo:background-color="#f9f9ff"/>
    </style:style>
    <style:style style:name="_38_02" style:display-name="802" style:family="text">
      <style:text-properties fo:color="#0c0400" style:text-position="2% 100%" fo:background-color="#f9f9ff" style:text-scale="94%"/>
    </style:style>
    <style:style style:name="_38_03" style:display-name="803" style:family="text">
      <style:text-properties fo:color="#0c0400" style:text-position="2% 100%" fo:background-color="#f9f9ff" style:text-scale="95%"/>
    </style:style>
    <style:style style:name="_38_04" style:display-name="804" style:family="text">
      <style:text-properties fo:color="#0c0400" style:text-position="2% 100%" fo:background-color="#f9f9ff" style:text-scale="107%"/>
    </style:style>
    <style:style style:name="_38_05" style:display-name="805" style:family="text">
      <style:text-properties fo:color="#0c0400" fo:background-color="#f9fdff"/>
    </style:style>
    <style:style style:name="_38_06" style:display-name="806" style:family="text">
      <style:text-properties fo:color="#0c0400" fo:background-color="#f9fdff" style:text-scale="94%"/>
    </style:style>
    <style:style style:name="_38_07" style:display-name="807" style:family="text">
      <style:text-properties fo:color="#0c0400" fo:background-color="#f9fdff" style:text-scale="95%"/>
    </style:style>
    <style:style style:name="_38_08" style:display-name="808" style:family="text">
      <style:text-properties fo:color="#0c0400" fo:background-color="#f9fdff" style:text-scale="107%"/>
    </style:style>
    <style:style style:name="_38_09" style:display-name="809" style:family="text">
      <style:text-properties fo:color="#0c0400" style:text-position="0% 100%" fo:background-color="#f9fdff"/>
    </style:style>
    <style:style style:name="_38_10" style:display-name="810" style:family="text">
      <style:text-properties fo:color="#0c0400" style:text-position="0% 100%" fo:background-color="#f9fdff" style:text-scale="94%"/>
    </style:style>
    <style:style style:name="_38_11" style:display-name="811" style:family="text">
      <style:text-properties fo:color="#0c0400" style:text-position="0% 100%" fo:background-color="#f9fdff" style:text-scale="95%"/>
    </style:style>
    <style:style style:name="_38_12" style:display-name="812" style:family="text">
      <style:text-properties fo:color="#0c0400" style:text-position="0% 100%" fo:background-color="#f9fdff" style:text-scale="107%"/>
    </style:style>
    <style:style style:name="_38_13" style:display-name="813" style:family="text">
      <style:text-properties fo:color="#0c0400" style:text-position="2% 100%" fo:background-color="#f9fdff"/>
    </style:style>
    <style:style style:name="_38_14" style:display-name="814" style:family="text">
      <style:text-properties fo:color="#0c0400" style:text-position="2% 100%" fo:background-color="#f9fdff" style:text-scale="94%"/>
    </style:style>
    <style:style style:name="_38_15" style:display-name="815" style:family="text">
      <style:text-properties fo:color="#0c0400" style:text-position="2% 100%" fo:background-color="#f9fdff" style:text-scale="95%"/>
    </style:style>
    <style:style style:name="_38_16" style:display-name="816" style:family="text">
      <style:text-properties fo:color="#0c0400" style:text-position="2% 100%" fo:background-color="#f9fdff" style:text-scale="107%"/>
    </style:style>
    <style:style style:name="_38_17" style:display-name="817" style:family="text">
      <style:text-properties fo:color="#0c0400" fo:background-color="#fdf9ff"/>
    </style:style>
    <style:style style:name="_38_18" style:display-name="818" style:family="text">
      <style:text-properties fo:color="#0c0400" fo:background-color="#fdf9ff" style:text-scale="94%"/>
    </style:style>
    <style:style style:name="_38_19" style:display-name="819" style:family="text">
      <style:text-properties fo:color="#0c0400" fo:background-color="#fdf9ff" style:text-scale="95%"/>
    </style:style>
    <style:style style:name="_38_20" style:display-name="820" style:family="text">
      <style:text-properties fo:color="#0c0400" fo:background-color="#fdf9ff" style:text-scale="107%"/>
    </style:style>
    <style:style style:name="_38_21" style:display-name="821" style:family="text">
      <style:text-properties fo:color="#0c0400" style:text-position="0% 100%" fo:background-color="#fdf9ff"/>
    </style:style>
    <style:style style:name="_38_22" style:display-name="822" style:family="text">
      <style:text-properties fo:color="#0c0400" style:text-position="0% 100%" fo:background-color="#fdf9ff" style:text-scale="94%"/>
    </style:style>
    <style:style style:name="_38_23" style:display-name="823" style:family="text">
      <style:text-properties fo:color="#0c0400" style:text-position="0% 100%" fo:background-color="#fdf9ff" style:text-scale="95%"/>
    </style:style>
    <style:style style:name="_38_24" style:display-name="824" style:family="text">
      <style:text-properties fo:color="#0c0400" style:text-position="0% 100%" fo:background-color="#fdf9ff" style:text-scale="107%"/>
    </style:style>
    <style:style style:name="_38_25" style:display-name="825" style:family="text">
      <style:text-properties fo:color="#0c0400" style:text-position="2% 100%" fo:background-color="#fdf9ff"/>
    </style:style>
    <style:style style:name="_38_26" style:display-name="826" style:family="text">
      <style:text-properties fo:color="#0c0400" style:text-position="2% 100%" fo:background-color="#fdf9ff" style:text-scale="94%"/>
    </style:style>
    <style:style style:name="_38_27" style:display-name="827" style:family="text">
      <style:text-properties fo:color="#0c0400" style:text-position="2% 100%" fo:background-color="#fdf9ff" style:text-scale="95%"/>
    </style:style>
    <style:style style:name="_38_28" style:display-name="828" style:family="text">
      <style:text-properties fo:color="#0c0400" style:text-position="2% 100%" fo:background-color="#fdf9ff" style:text-scale="107%"/>
    </style:style>
    <style:style style:name="_38_29" style:display-name="829" style:family="text">
      <style:text-properties fo:color="#0c0400" fo:background-color="#fdfdff"/>
    </style:style>
    <style:style style:name="_38_30" style:display-name="830" style:family="text">
      <style:text-properties fo:color="#0c0400" fo:background-color="#fdfdff" style:text-scale="94%"/>
    </style:style>
    <style:style style:name="_38_31" style:display-name="831" style:family="text">
      <style:text-properties fo:color="#0c0400" fo:background-color="#fdfdff" style:text-scale="95%"/>
    </style:style>
    <style:style style:name="_38_32" style:display-name="832" style:family="text">
      <style:text-properties fo:color="#0c0400" fo:background-color="#fdfdff" style:text-scale="107%"/>
    </style:style>
    <style:style style:name="_38_33" style:display-name="833" style:family="text">
      <style:text-properties fo:color="#0c0400" style:text-position="0% 100%" fo:background-color="#fdfdff"/>
    </style:style>
    <style:style style:name="_38_34" style:display-name="834" style:family="text">
      <style:text-properties fo:color="#0c0400" style:text-position="0% 100%" fo:background-color="#fdfdff" style:text-scale="94%"/>
    </style:style>
    <style:style style:name="_38_35" style:display-name="835" style:family="text">
      <style:text-properties fo:color="#0c0400" style:text-position="0% 100%" fo:background-color="#fdfdff" style:text-scale="95%"/>
    </style:style>
    <style:style style:name="_38_36" style:display-name="836" style:family="text">
      <style:text-properties fo:color="#0c0400" style:text-position="0% 100%" fo:background-color="#fdfdff" style:text-scale="107%"/>
    </style:style>
    <style:style style:name="_38_37" style:display-name="837" style:family="text">
      <style:text-properties fo:color="#0c0400" style:text-position="2% 100%" fo:background-color="#fdfdff"/>
    </style:style>
    <style:style style:name="_38_38" style:display-name="838" style:family="text">
      <style:text-properties fo:color="#0c0400" style:text-position="2% 100%" fo:background-color="#fdfdff" style:text-scale="94%"/>
    </style:style>
    <style:style style:name="_38_39" style:display-name="839" style:family="text">
      <style:text-properties fo:color="#0c0400" style:text-position="2% 100%" fo:background-color="#fdfdff" style:text-scale="95%"/>
    </style:style>
    <style:style style:name="_38_40" style:display-name="840" style:family="text">
      <style:text-properties fo:color="#0c0400" style:text-position="2% 100%" fo:background-color="#fdfdff" style:text-scale="107%"/>
    </style:style>
    <style:style style:name="_38_41" style:display-name="841" style:family="text">
      <style:text-properties fo:color="#0c0c00"/>
    </style:style>
    <style:style style:name="_38_42" style:display-name="842" style:family="text">
      <style:text-properties fo:color="#0c0c00" style:text-scale="94%"/>
    </style:style>
    <style:style style:name="_38_43" style:display-name="843" style:family="text">
      <style:text-properties fo:color="#0c0c00" style:text-scale="95%"/>
    </style:style>
    <style:style style:name="_38_44" style:display-name="844" style:family="text">
      <style:text-properties fo:color="#0c0c00" style:text-scale="107%"/>
    </style:style>
    <style:style style:name="_38_45" style:display-name="845" style:family="text">
      <style:text-properties fo:color="#0c0c00" style:text-position="0% 100%"/>
    </style:style>
    <style:style style:name="_38_46" style:display-name="846" style:family="text">
      <style:text-properties fo:color="#0c0c00" style:text-position="0% 100%" style:text-scale="94%"/>
    </style:style>
    <style:style style:name="_38_47" style:display-name="847" style:family="text">
      <style:text-properties fo:color="#0c0c00" style:text-position="0% 100%" style:text-scale="95%"/>
    </style:style>
    <style:style style:name="_38_48" style:display-name="848" style:family="text">
      <style:text-properties fo:color="#0c0c00" style:text-position="0% 100%" style:text-scale="107%"/>
    </style:style>
    <style:style style:name="_38_49" style:display-name="849" style:family="text">
      <style:text-properties fo:color="#0c0c00" style:text-position="2% 100%"/>
    </style:style>
    <style:style style:name="_38_50" style:display-name="850" style:family="text">
      <style:text-properties fo:color="#0c0c00" style:text-position="2% 100%" style:text-scale="94%"/>
    </style:style>
    <style:style style:name="_38_51" style:display-name="851" style:family="text">
      <style:text-properties fo:color="#0c0c00" style:text-position="2% 100%" style:text-scale="95%"/>
    </style:style>
    <style:style style:name="_38_52" style:display-name="852" style:family="text">
      <style:text-properties fo:color="#0c0c00" style:text-position="2% 100%" style:text-scale="107%"/>
    </style:style>
    <style:style style:name="_38_53" style:display-name="853" style:family="text">
      <style:text-properties fo:color="#0c0c00" fo:background-color="#f9f9ff"/>
    </style:style>
    <style:style style:name="_38_54" style:display-name="854" style:family="text">
      <style:text-properties fo:color="#0c0c00" fo:background-color="#f9f9ff" style:text-scale="94%"/>
    </style:style>
    <style:style style:name="_38_55" style:display-name="855" style:family="text">
      <style:text-properties fo:color="#0c0c00" fo:background-color="#f9f9ff" style:text-scale="95%"/>
    </style:style>
    <style:style style:name="_38_56" style:display-name="856" style:family="text">
      <style:text-properties fo:color="#0c0c00" fo:background-color="#f9f9ff" style:text-scale="107%"/>
    </style:style>
    <style:style style:name="_38_57" style:display-name="857" style:family="text">
      <style:text-properties fo:color="#0c0c00" style:text-position="0% 100%" fo:background-color="#f9f9ff"/>
    </style:style>
    <style:style style:name="_38_58" style:display-name="858" style:family="text">
      <style:text-properties fo:color="#0c0c00" style:text-position="0% 100%" fo:background-color="#f9f9ff" style:text-scale="94%"/>
    </style:style>
    <style:style style:name="_38_59" style:display-name="859" style:family="text">
      <style:text-properties fo:color="#0c0c00" style:text-position="0% 100%" fo:background-color="#f9f9ff" style:text-scale="95%"/>
    </style:style>
    <style:style style:name="_38_60" style:display-name="860" style:family="text">
      <style:text-properties fo:color="#0c0c00" style:text-position="0% 100%" fo:background-color="#f9f9ff" style:text-scale="107%"/>
    </style:style>
    <style:style style:name="_38_61" style:display-name="861" style:family="text">
      <style:text-properties fo:color="#0c0c00" style:text-position="2% 100%" fo:background-color="#f9f9ff"/>
    </style:style>
    <style:style style:name="_38_62" style:display-name="862" style:family="text">
      <style:text-properties fo:color="#0c0c00" style:text-position="2% 100%" fo:background-color="#f9f9ff" style:text-scale="94%"/>
    </style:style>
    <style:style style:name="_38_63" style:display-name="863" style:family="text">
      <style:text-properties fo:color="#0c0c00" style:text-position="2% 100%" fo:background-color="#f9f9ff" style:text-scale="95%"/>
    </style:style>
    <style:style style:name="_38_64" style:display-name="864" style:family="text">
      <style:text-properties fo:color="#0c0c00" style:text-position="2% 100%" fo:background-color="#f9f9ff" style:text-scale="107%"/>
    </style:style>
    <style:style style:name="_38_65" style:display-name="865" style:family="text">
      <style:text-properties fo:color="#0c0c00" fo:background-color="#f9fdff"/>
    </style:style>
    <style:style style:name="_38_66" style:display-name="866" style:family="text">
      <style:text-properties fo:color="#0c0c00" fo:background-color="#f9fdff" style:text-scale="94%"/>
    </style:style>
    <style:style style:name="_38_67" style:display-name="867" style:family="text">
      <style:text-properties fo:color="#0c0c00" fo:background-color="#f9fdff" style:text-scale="95%"/>
    </style:style>
    <style:style style:name="_38_68" style:display-name="868" style:family="text">
      <style:text-properties fo:color="#0c0c00" fo:background-color="#f9fdff" style:text-scale="107%"/>
    </style:style>
    <style:style style:name="_38_69" style:display-name="869" style:family="text">
      <style:text-properties fo:color="#0c0c00" style:text-position="0% 100%" fo:background-color="#f9fdff"/>
    </style:style>
    <style:style style:name="_38_70" style:display-name="870" style:family="text">
      <style:text-properties fo:color="#0c0c00" style:text-position="0% 100%" fo:background-color="#f9fdff" style:text-scale="94%"/>
    </style:style>
    <style:style style:name="_38_71" style:display-name="871" style:family="text">
      <style:text-properties fo:color="#0c0c00" style:text-position="0% 100%" fo:background-color="#f9fdff" style:text-scale="95%"/>
    </style:style>
    <style:style style:name="_38_72" style:display-name="872" style:family="text">
      <style:text-properties fo:color="#0c0c00" style:text-position="0% 100%" fo:background-color="#f9fdff" style:text-scale="107%"/>
    </style:style>
    <style:style style:name="_38_73" style:display-name="873" style:family="text">
      <style:text-properties fo:color="#0c0c00" style:text-position="2% 100%" fo:background-color="#f9fdff"/>
    </style:style>
    <style:style style:name="_38_74" style:display-name="874" style:family="text">
      <style:text-properties fo:color="#0c0c00" style:text-position="2% 100%" fo:background-color="#f9fdff" style:text-scale="94%"/>
    </style:style>
    <style:style style:name="_38_75" style:display-name="875" style:family="text">
      <style:text-properties fo:color="#0c0c00" style:text-position="2% 100%" fo:background-color="#f9fdff" style:text-scale="95%"/>
    </style:style>
    <style:style style:name="_38_76" style:display-name="876" style:family="text">
      <style:text-properties fo:color="#0c0c00" style:text-position="2% 100%" fo:background-color="#f9fdff" style:text-scale="107%"/>
    </style:style>
    <style:style style:name="_38_77" style:display-name="877" style:family="text">
      <style:text-properties fo:color="#0c0c00" fo:background-color="#fdf9ff"/>
    </style:style>
    <style:style style:name="_38_78" style:display-name="878" style:family="text">
      <style:text-properties fo:color="#0c0c00" fo:background-color="#fdf9ff" style:text-scale="94%"/>
    </style:style>
    <style:style style:name="_38_79" style:display-name="879" style:family="text">
      <style:text-properties fo:color="#0c0c00" fo:background-color="#fdf9ff" style:text-scale="95%"/>
    </style:style>
    <style:style style:name="_38_80" style:display-name="880" style:family="text">
      <style:text-properties fo:color="#0c0c00" fo:background-color="#fdf9ff" style:text-scale="107%"/>
    </style:style>
    <style:style style:name="_38_81" style:display-name="881" style:family="text">
      <style:text-properties fo:color="#0c0c00" style:text-position="0% 100%" fo:background-color="#fdf9ff"/>
    </style:style>
    <style:style style:name="_38_82" style:display-name="882" style:family="text">
      <style:text-properties fo:color="#0c0c00" style:text-position="0% 100%" fo:background-color="#fdf9ff" style:text-scale="94%"/>
    </style:style>
    <style:style style:name="_38_83" style:display-name="883" style:family="text">
      <style:text-properties fo:color="#0c0c00" style:text-position="0% 100%" fo:background-color="#fdf9ff" style:text-scale="95%"/>
    </style:style>
    <style:style style:name="_38_84" style:display-name="884" style:family="text">
      <style:text-properties fo:color="#0c0c00" style:text-position="0% 100%" fo:background-color="#fdf9ff" style:text-scale="107%"/>
    </style:style>
    <style:style style:name="_38_85" style:display-name="885" style:family="text">
      <style:text-properties fo:color="#0c0c00" style:text-position="2% 100%" fo:background-color="#fdf9ff"/>
    </style:style>
    <style:style style:name="_38_86" style:display-name="886" style:family="text">
      <style:text-properties fo:color="#0c0c00" style:text-position="2% 100%" fo:background-color="#fdf9ff" style:text-scale="94%"/>
    </style:style>
    <style:style style:name="_38_87" style:display-name="887" style:family="text">
      <style:text-properties fo:color="#0c0c00" style:text-position="2% 100%" fo:background-color="#fdf9ff" style:text-scale="95%"/>
    </style:style>
    <style:style style:name="_38_88" style:display-name="888" style:family="text">
      <style:text-properties fo:color="#0c0c00" style:text-position="2% 100%" fo:background-color="#fdf9ff" style:text-scale="107%"/>
    </style:style>
    <style:style style:name="_38_89" style:display-name="889" style:family="text">
      <style:text-properties fo:color="#0c0c00" fo:background-color="#fdfdff"/>
    </style:style>
    <style:style style:name="_38_90" style:display-name="890" style:family="text">
      <style:text-properties fo:color="#0c0c00" fo:background-color="#fdfdff" style:text-scale="94%"/>
    </style:style>
    <style:style style:name="_38_91" style:display-name="891" style:family="text">
      <style:text-properties fo:color="#0c0c00" fo:background-color="#fdfdff" style:text-scale="95%"/>
    </style:style>
    <style:style style:name="_38_92" style:display-name="892" style:family="text">
      <style:text-properties fo:color="#0c0c00" fo:background-color="#fdfdff" style:text-scale="107%"/>
    </style:style>
    <style:style style:name="_38_93" style:display-name="893" style:family="text">
      <style:text-properties fo:color="#0c0c00" style:text-position="0% 100%" fo:background-color="#fdfdff"/>
    </style:style>
    <style:style style:name="_38_94" style:display-name="894" style:family="text">
      <style:text-properties fo:color="#0c0c00" style:text-position="0% 100%" fo:background-color="#fdfdff" style:text-scale="94%"/>
    </style:style>
    <style:style style:name="_38_95" style:display-name="895" style:family="text">
      <style:text-properties fo:color="#0c0c00" style:text-position="0% 100%" fo:background-color="#fdfdff" style:text-scale="95%"/>
    </style:style>
    <style:style style:name="_38_96" style:display-name="896" style:family="text">
      <style:text-properties fo:color="#0c0c00" style:text-position="0% 100%" fo:background-color="#fdfdff" style:text-scale="107%"/>
    </style:style>
    <style:style style:name="_38_97" style:display-name="897" style:family="text">
      <style:text-properties fo:color="#0c0c00" style:text-position="2% 100%" fo:background-color="#fdfdff"/>
    </style:style>
    <style:style style:name="_38_98" style:display-name="898" style:family="text">
      <style:text-properties fo:color="#0c0c00" style:text-position="2% 100%" fo:background-color="#fdfdff" style:text-scale="94%"/>
    </style:style>
    <style:style style:name="_38_99" style:display-name="899" style:family="text">
      <style:text-properties fo:color="#0c0c00" style:text-position="2% 100%" fo:background-color="#fdfdff" style:text-scale="95%"/>
    </style:style>
    <style:style style:name="_39_00" style:display-name="900" style:family="text">
      <style:text-properties fo:color="#0c0c00" style:text-position="2% 100%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08:53:10.94</meta:creation-date>
    <dc:title>Haathi</dc:title>
    <meta:editing-duration>PT9M8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75" meta:character-count="1996"/>
    <dc:date>2016-02-24T09:02:18.53</dc:date>
    <meta:template xlink:type="simple" xlink:actuate="onRequest" xlink:title="Haathi" xlink:href="file:///C:/Users/kwa/AppData/Roaming/OpenOffice/4/user/template/Haathi.ott" meta:date="2016-02-24T08:53:10.58"/>
  </office:meta>
</office:document-meta>
</file>